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3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1409a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 style:font-name-asian="AR PL SungtiL GB" style:font-name-complex="Lohit Hindi"/>
    </style:style>
    <style:style style:name="ce4" style:family="table-cell" style:parent-style-name="Default">
      <style:text-properties style:font-name="Liberation Sans" style:font-name-asian="AR PL SungtiL GB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5.32mm" svg:height="93.83mm" svg:x="157.84mm" svg:y="9.53mm">
            <draw:object draw:notify-on-update-of-ranges="Sheet1.B29:Sheet1.B229 Sheet1.C28:Sheet1.C28 Sheet1.C29:Sheet1.C229 Sheet1.E29:Sheet1.E230 Sheet1.F29:Sheet1.F2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qn for parabolic focus</text:p>
          </table:table-cell>
          <table:table-cell office:value-type="string" calcext:value-type="string">
            <text:p>y=x^2 / 4f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olar oven inner tube,ID</text:p>
          </table:table-cell>
          <table:table-cell table:style-name="ce2" office:value-type="float" office:value="100" calcext:value-type="float">
            <text:p>100.00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 oven external tube,OD</text:p>
          </table:table-cell>
          <table:table-cell table:style-name="ce2" office:value-type="float" office:value="150" calcext:value-type="float">
            <text:p>150.00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 length of internal length, AID</text:p>
          </table:table-cell>
          <table:table-cell table:style-name="ce2" table:formula="of:=PI()*ID/2" office:value-type="float" office:value="157.07963267949" calcext:value-type="float">
            <text:p>157.08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Focus,f</text:p>
          </table:table-cell>
          <table:table-cell table:style-name="ce2" office:value-type="float" office:value="150" calcext:value-type="float">
            <text:p>150.00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, dy</text:p>
          </table:table-cell>
          <table:table-cell table:style-name="ce2" office:value-type="float" office:value="200" calcext:value-type="float">
            <text:p>200.00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0.5*Width, dx</text:p>
          </table:table-cell>
          <table:table-cell table:style-name="ce2" table:formula="of:=SQRT(4*f*dy)" office:value-type="float" office:value="346.410161513775" calcext:value-type="float">
            <text:p>346.41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ll Width</text:p>
          </table:table-cell>
          <table:table-cell table:style-name="ce2" table:formula="of:=2*[.B12]" office:value-type="float" office:value="692.820323027551" calcext:value-type="float">
            <text:p>692.82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Material point 1, x1</text:p>
          </table:table-cell>
          <table:table-cell table:style-name="ce2" table:formula="of:=[.B12]*-1" office:value-type="float" office:value="-346.410161513775" calcext:value-type="float">
            <text:p>-346.41</text:p>
          </table:table-cell>
          <table:table-cell/>
          <table:table-cell office:value-type="string" calcext:value-type="string">
            <text:p>sec theta</text:p>
          </table:table-cell>
          <table:table-cell table:style-name="ce2" table:formula="of:=SQRT((x_0/2/f)^2+1)" office:value-type="float" office:value="1.52752523165195" calcext:value-type="float">
            <text:p>1.53</text:p>
          </table:table-cell>
          <table:table-cell/>
          <table:table-cell office:value-type="string" calcext:value-type="string">
            <text:p>tan theta</text:p>
          </table:table-cell>
          <table:table-cell table:style-name="ce3" table:formula="of:=x_0/2/f" office:value-type="float" office:value="-1.15470053837925" calcext:value-type="float">
            <text:p>-1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erial point 2, x2</text:p>
          </table:table-cell>
          <table:table-cell table:style-name="ce2" table:formula="of:=[.B12]" office:value-type="float" office:value="346.410161513775" calcext:value-type="float">
            <text:p>346.41</text:p>
          </table:table-cell>
          <table:table-cell/>
          <table:table-cell office:value-type="string" calcext:value-type="string">
            <text:p>sec theta</text:p>
          </table:table-cell>
          <table:table-cell table:style-name="ce3" table:formula="of:=SQRT((x_1/2/f)^2+1)" office:value-type="float" office:value="1.52752523165195" calcext:value-type="float">
            <text:p>1.53</text:p>
          </table:table-cell>
          <table:table-cell/>
          <table:table-cell office:value-type="string" calcext:value-type="string">
            <text:p>tan theta</text:p>
          </table:table-cell>
          <table:table-cell table:style-name="ce2" table:formula="of:=x_1/2/f" office:value-type="float" office:value="1.15470053837925" calcext:value-type="float">
            <text:p>1.15</text:p>
          </table:table-cell>
          <table:table-cell table:number-columns-repeated="4"/>
          <table:table-cell table:formula="of:=SQRT([.$B$12]^2+[.$B$10]^2)*2" office:value-type="float" office:value="799.999999999999" calcext:value-type="float">
            <text:p>799.999999999999</text:p>
          </table:table-cell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Length 1</text:p>
          </table:table-cell>
          <table:table-cell table:style-name="ce2" table:formula="of:=f*([.E15]*[.H15]+LOG([.E15]+[.H15]))" office:value-type="float" office:value="-328.849430721717" calcext:value-type="float">
            <text:p>-328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gth 2</text:p>
          </table:table-cell>
          <table:table-cell table:style-name="ce2" table:formula="of:=f*([.E16]*[.H16]+LOG([.E16]+[.H16]))" office:value-type="float" office:value="328.849430721717" calcext:value-type="float">
            <text:p>328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ength </text:p>
          </table:table-cell>
          <table:table-cell table:style-name="ce2" table:formula="of:=[.B19]-[.B18]" office:value-type="float" office:value="657.698861443433" calcext:value-type="float">
            <text:p>657.70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Sunlight factor (x1 = plain tube)</text:p>
          </table:table-cell>
          <table:table-cell table:style-name="ce2" table:formula="of:=W/ID" office:value-type="float" office:value="6.92820323027551" calcext:value-type="float">
            <text:p>6.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nlight factor / length of material</text:p>
          </table:table-cell>
          <table:table-cell table:style-name="ce2" table:formula="of:=sf/L*aid" office:value-type="float" office:value="1.65467766836652" calcext:value-type="float">
            <text:p>1.65</text:p>
          </table:table-cell>
          <table:table-cell table:number-columns-repeated="11"/>
        </table:table-row>
        <table:table-row table:style-name="ro1" table:number-rows-repeated="3"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Graph of parabola</text:p>
          </table:table-cell>
          <table:table-cell table:number-columns-repeated="3"/>
          <table:table-cell office:value-type="string" calcext:value-type="string">
            <text:p>Graph of tube</text:p>
          </table:table-cell>
          <table:table-cell office:value-type="string" calcext:value-type="string">
            <text:p>x^2+(y-f)^2=r^2</text:p>
          </table:table-cell>
          <table:table-cell office:value-type="string" calcext:value-type="string">
            <text:p>y=sqrt(r^2-x^2)+f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table:style-name="ce2" table:formula="of:=[.B15]" office:value-type="float" office:value="-346.410161513775" calcext:value-type="float">
            <text:p>-346.41</text:p>
          </table:table-cell>
          <table:table-cell table:formula="of:=[.B29]^2/4/f" office:value-type="float" office:value="200" calcext:value-type="float">
            <text:p>200</text:p>
          </table:table-cell>
          <table:table-cell/>
          <table:table-cell table:formula="of:=OD/2*-1" office:value-type="float" office:value="-75" calcext:value-type="float">
            <text:p>-75</text:p>
          </table:table-cell>
          <table:table-cell table:formula="of:=SQRT((OD/2)^2-[.E29]^2)+f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/>
          <table:table-cell table:formula="of:=[.B29]+[.$B$12]/100" office:value-type="float" office:value="-342.946059898637" calcext:value-type="float">
            <text:p>-342.946059898637</text:p>
          </table:table-cell>
          <table:table-cell table:formula="of:=[.B30]^2/4/f" office:value-type="float" office:value="196.02" calcext:value-type="float">
            <text:p>196.02</text:p>
          </table:table-cell>
          <table:table-cell/>
          <table:table-cell table:formula="of:=[.E29]+[.$B$6]/100" office:value-type="float" office:value="-73.5" calcext:value-type="float">
            <text:p>-73.5</text:p>
          </table:table-cell>
          <table:table-cell table:formula="of:=SQRT((OD/2)^2-[.E30]^2)+f" office:value-type="float" office:value="164.924811556599" calcext:value-type="float">
            <text:p>164.924811556599</text:p>
          </table:table-cell>
          <table:table-cell table:number-columns-repeated="7"/>
        </table:table-row>
        <table:table-row table:style-name="ro1">
          <table:table-cell/>
          <table:table-cell table:formula="of:=[.B30]+[.$B$12]/100" office:value-type="float" office:value="-339.4819582835" calcext:value-type="float">
            <text:p>-339.4819582835</text:p>
          </table:table-cell>
          <table:table-cell table:formula="of:=[.B31]^2/4/f" office:value-type="float" office:value="192.08" calcext:value-type="float">
            <text:p>192.08</text:p>
          </table:table-cell>
          <table:table-cell/>
          <table:table-cell table:formula="of:=[.E30]+[.$B$6]/100" office:value-type="float" office:value="-72" calcext:value-type="float">
            <text:p>-72</text:p>
          </table:table-cell>
          <table:table-cell table:formula="of:=SQRT((OD/2)^2-[.E31]^2)+f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/>
          <table:table-cell table:formula="of:=[.B31]+[.$B$12]/100" office:value-type="float" office:value="-336.017856668362" calcext:value-type="float">
            <text:p>-336.017856668362</text:p>
          </table:table-cell>
          <table:table-cell table:formula="of:=[.B32]^2/4/f" office:value-type="float" office:value="188.18" calcext:value-type="float">
            <text:p>188.18</text:p>
          </table:table-cell>
          <table:table-cell/>
          <table:table-cell table:formula="of:=[.E31]+[.$B$6]/100" office:value-type="float" office:value="-70.5" calcext:value-type="float">
            <text:p>-70.5</text:p>
          </table:table-cell>
          <table:table-cell table:formula="of:=SQRT((OD/2)^2-[.E32]^2)+f" office:value-type="float" office:value="175.588083163848" calcext:value-type="float">
            <text:p>175.588083163848</text:p>
          </table:table-cell>
          <table:table-cell table:number-columns-repeated="7"/>
        </table:table-row>
        <table:table-row table:style-name="ro1">
          <table:table-cell/>
          <table:table-cell table:formula="of:=[.B32]+[.$B$12]/100" office:value-type="float" office:value="-332.553755053224" calcext:value-type="float">
            <text:p>-332.553755053224</text:p>
          </table:table-cell>
          <table:table-cell table:formula="of:=[.B33]^2/4/f" office:value-type="float" office:value="184.32" calcext:value-type="float">
            <text:p>184.32</text:p>
          </table:table-cell>
          <table:table-cell/>
          <table:table-cell table:formula="of:=[.E32]+[.$B$6]/100" office:value-type="float" office:value="-69" calcext:value-type="float">
            <text:p>-69</text:p>
          </table:table-cell>
          <table:table-cell table:formula="of:=SQRT((OD/2)^2-[.E33]^2)+f" office:value-type="float" office:value="179.393876913398" calcext:value-type="float">
            <text:p>179.393876913398</text:p>
          </table:table-cell>
          <table:table-cell table:number-columns-repeated="7"/>
        </table:table-row>
        <table:table-row table:style-name="ro1">
          <table:table-cell/>
          <table:table-cell table:formula="of:=[.B33]+[.$B$12]/100" office:value-type="float" office:value="-329.089653438086" calcext:value-type="float">
            <text:p>-329.089653438086</text:p>
          </table:table-cell>
          <table:table-cell table:formula="of:=[.B34]^2/4/f" office:value-type="float" office:value="180.5" calcext:value-type="float">
            <text:p>180.5</text:p>
          </table:table-cell>
          <table:table-cell/>
          <table:table-cell table:formula="of:=[.E33]+[.$B$6]/100" office:value-type="float" office:value="-67.5" calcext:value-type="float">
            <text:p>-67.5</text:p>
          </table:table-cell>
          <table:table-cell table:formula="of:=SQRT((OD/2)^2-[.E34]^2)+f" office:value-type="float" office:value="182.691742076555" calcext:value-type="float">
            <text:p>182.691742076555</text:p>
          </table:table-cell>
          <table:table-cell table:number-columns-repeated="7"/>
        </table:table-row>
        <table:table-row table:style-name="ro1">
          <table:table-cell/>
          <table:table-cell table:formula="of:=[.B34]+[.$B$12]/100" office:value-type="float" office:value="-325.625551822949" calcext:value-type="float">
            <text:p>-325.625551822949</text:p>
          </table:table-cell>
          <table:table-cell table:formula="of:=[.B35]^2/4/f" office:value-type="float" office:value="176.72" calcext:value-type="float">
            <text:p>176.72</text:p>
          </table:table-cell>
          <table:table-cell/>
          <table:table-cell table:formula="of:=[.E34]+[.$B$6]/100" office:value-type="float" office:value="-66" calcext:value-type="float">
            <text:p>-66</text:p>
          </table:table-cell>
          <table:table-cell table:formula="of:=SQRT((OD/2)^2-[.E35]^2)+f" office:value-type="float" office:value="185.623026261114" calcext:value-type="float">
            <text:p>185.623026261114</text:p>
          </table:table-cell>
          <table:table-cell table:number-columns-repeated="7"/>
        </table:table-row>
        <table:table-row table:style-name="ro1">
          <table:table-cell/>
          <table:table-cell table:formula="of:=[.B35]+[.$B$12]/100" office:value-type="float" office:value="-322.161450207811" calcext:value-type="float">
            <text:p>-322.161450207811</text:p>
          </table:table-cell>
          <table:table-cell table:formula="of:=[.B36]^2/4/f" office:value-type="float" office:value="172.98" calcext:value-type="float">
            <text:p>172.98</text:p>
          </table:table-cell>
          <table:table-cell/>
          <table:table-cell table:formula="of:=[.E35]+[.$B$6]/100" office:value-type="float" office:value="-64.5" calcext:value-type="float">
            <text:p>-64.5</text:p>
          </table:table-cell>
          <table:table-cell table:formula="of:=SQRT((OD/2)^2-[.E36]^2)+f" office:value-type="float" office:value="188.272052466519" calcext:value-type="float">
            <text:p>188.272052466519</text:p>
          </table:table-cell>
          <table:table-cell table:number-columns-repeated="7"/>
        </table:table-row>
        <table:table-row table:style-name="ro1">
          <table:table-cell/>
          <table:table-cell table:formula="of:=[.B36]+[.$B$12]/100" office:value-type="float" office:value="-318.697348592673" calcext:value-type="float">
            <text:p>-318.697348592673</text:p>
          </table:table-cell>
          <table:table-cell table:formula="of:=[.B37]^2/4/f" office:value-type="float" office:value="169.28" calcext:value-type="float">
            <text:p>169.28</text:p>
          </table:table-cell>
          <table:table-cell/>
          <table:table-cell table:formula="of:=[.E36]+[.$B$6]/100" office:value-type="float" office:value="-63" calcext:value-type="float">
            <text:p>-63</text:p>
          </table:table-cell>
          <table:table-cell table:formula="of:=SQRT((OD/2)^2-[.E37]^2)+f" office:value-type="float" office:value="190.693979898752" calcext:value-type="float">
            <text:p>190.693979898752</text:p>
          </table:table-cell>
          <table:table-cell table:number-columns-repeated="7"/>
        </table:table-row>
        <table:table-row table:style-name="ro1">
          <table:table-cell/>
          <table:table-cell table:formula="of:=[.B37]+[.$B$12]/100" office:value-type="float" office:value="-315.233246977535" calcext:value-type="float">
            <text:p>-315.233246977535</text:p>
          </table:table-cell>
          <table:table-cell table:formula="of:=[.B38]^2/4/f" office:value-type="float" office:value="165.62" calcext:value-type="float">
            <text:p>165.62</text:p>
          </table:table-cell>
          <table:table-cell/>
          <table:table-cell table:formula="of:=[.E37]+[.$B$6]/100" office:value-type="float" office:value="-61.5" calcext:value-type="float">
            <text:p>-61.5</text:p>
          </table:table-cell>
          <table:table-cell table:formula="of:=SQRT((OD/2)^2-[.E38]^2)+f" office:value-type="float" office:value="192.927264063763" calcext:value-type="float">
            <text:p>192.927264063763</text:p>
          </table:table-cell>
          <table:table-cell table:number-columns-repeated="7"/>
        </table:table-row>
        <table:table-row table:style-name="ro1">
          <table:table-cell/>
          <table:table-cell table:formula="of:=[.B38]+[.$B$12]/100" office:value-type="float" office:value="-311.769145362398" calcext:value-type="float">
            <text:p>-311.769145362398</text:p>
          </table:table-cell>
          <table:table-cell table:formula="of:=[.B39]^2/4/f" office:value-type="float" office:value="162" calcext:value-type="float">
            <text:p>162</text:p>
          </table:table-cell>
          <table:table-cell/>
          <table:table-cell table:formula="of:=[.E38]+[.$B$6]/100" office:value-type="float" office:value="-60" calcext:value-type="float">
            <text:p>-60</text:p>
          </table:table-cell>
          <table:table-cell table:formula="of:=SQRT((OD/2)^2-[.E39]^2)+f"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/>
          <table:table-cell table:formula="of:=[.B39]+[.$B$12]/100" office:value-type="float" office:value="-308.30504374726" calcext:value-type="float">
            <text:p>-308.30504374726</text:p>
          </table:table-cell>
          <table:table-cell table:formula="of:=[.B40]^2/4/f" office:value-type="float" office:value="158.42" calcext:value-type="float">
            <text:p>158.42</text:p>
          </table:table-cell>
          <table:table-cell/>
          <table:table-cell table:formula="of:=[.E39]+[.$B$6]/100" office:value-type="float" office:value="-58.5" calcext:value-type="float">
            <text:p>-58.5</text:p>
          </table:table-cell>
          <table:table-cell table:formula="of:=SQRT((OD/2)^2-[.E40]^2)+f" office:value-type="float" office:value="196.933463541486" calcext:value-type="float">
            <text:p>196.933463541486</text:p>
          </table:table-cell>
          <table:table-cell table:number-columns-repeated="7"/>
        </table:table-row>
        <table:table-row table:style-name="ro1">
          <table:table-cell/>
          <table:table-cell table:formula="of:=[.B40]+[.$B$12]/100" office:value-type="float" office:value="-304.840942132122" calcext:value-type="float">
            <text:p>-304.840942132122</text:p>
          </table:table-cell>
          <table:table-cell table:formula="of:=[.B41]^2/4/f" office:value-type="float" office:value="154.88" calcext:value-type="float">
            <text:p>154.88</text:p>
          </table:table-cell>
          <table:table-cell/>
          <table:table-cell table:formula="of:=[.E40]+[.$B$6]/100" office:value-type="float" office:value="-57" calcext:value-type="float">
            <text:p>-57</text:p>
          </table:table-cell>
          <table:table-cell table:formula="of:=SQRT((OD/2)^2-[.E41]^2)+f" office:value-type="float" office:value="198.744230427816" calcext:value-type="float">
            <text:p>198.744230427816</text:p>
          </table:table-cell>
          <table:table-cell table:number-columns-repeated="7"/>
        </table:table-row>
        <table:table-row table:style-name="ro1">
          <table:table-cell/>
          <table:table-cell table:formula="of:=[.B41]+[.$B$12]/100" office:value-type="float" office:value="-301.376840516984" calcext:value-type="float">
            <text:p>-301.376840516984</text:p>
          </table:table-cell>
          <table:table-cell table:formula="of:=[.B42]^2/4/f" office:value-type="float" office:value="151.38" calcext:value-type="float">
            <text:p>151.38</text:p>
          </table:table-cell>
          <table:table-cell/>
          <table:table-cell table:formula="of:=[.E41]+[.$B$6]/100" office:value-type="float" office:value="-55.5" calcext:value-type="float">
            <text:p>-55.5</text:p>
          </table:table-cell>
          <table:table-cell table:formula="of:=SQRT((OD/2)^2-[.E42]^2)+f" office:value-type="float" office:value="200.445515162401" calcext:value-type="float">
            <text:p>200.445515162401</text:p>
          </table:table-cell>
          <table:table-cell table:number-columns-repeated="7"/>
        </table:table-row>
        <table:table-row table:style-name="ro1">
          <table:table-cell/>
          <table:table-cell table:formula="of:=[.B42]+[.$B$12]/100" office:value-type="float" office:value="-297.912738901847" calcext:value-type="float">
            <text:p>-297.912738901847</text:p>
          </table:table-cell>
          <table:table-cell table:formula="of:=[.B43]^2/4/f" office:value-type="float" office:value="147.92" calcext:value-type="float">
            <text:p>147.92</text:p>
          </table:table-cell>
          <table:table-cell/>
          <table:table-cell table:formula="of:=[.E42]+[.$B$6]/100" office:value-type="float" office:value="-54" calcext:value-type="float">
            <text:p>-54</text:p>
          </table:table-cell>
          <table:table-cell table:formula="of:=SQRT((OD/2)^2-[.E43]^2)+f" office:value-type="float" office:value="202.048054718692" calcext:value-type="float">
            <text:p>202.048054718692</text:p>
          </table:table-cell>
          <table:table-cell table:number-columns-repeated="7"/>
        </table:table-row>
        <table:table-row table:style-name="ro1">
          <table:table-cell/>
          <table:table-cell table:formula="of:=[.B43]+[.$B$12]/100" office:value-type="float" office:value="-294.448637286709" calcext:value-type="float">
            <text:p>-294.448637286709</text:p>
          </table:table-cell>
          <table:table-cell table:formula="of:=[.B44]^2/4/f" office:value-type="float" office:value="144.5" calcext:value-type="float">
            <text:p>144.5</text:p>
          </table:table-cell>
          <table:table-cell/>
          <table:table-cell table:formula="of:=[.E43]+[.$B$6]/100" office:value-type="float" office:value="-52.5" calcext:value-type="float">
            <text:p>-52.5</text:p>
          </table:table-cell>
          <table:table-cell table:formula="of:=SQRT((OD/2)^2-[.E44]^2)+f" office:value-type="float" office:value="203.560713214071" calcext:value-type="float">
            <text:p>203.560713214071</text:p>
          </table:table-cell>
          <table:table-cell table:number-columns-repeated="7"/>
        </table:table-row>
        <table:table-row table:style-name="ro1">
          <table:table-cell/>
          <table:table-cell table:formula="of:=[.B44]+[.$B$12]/100" office:value-type="float" office:value="-290.984535671571" calcext:value-type="float">
            <text:p>-290.984535671571</text:p>
          </table:table-cell>
          <table:table-cell table:formula="of:=[.B45]^2/4/f" office:value-type="float" office:value="141.12" calcext:value-type="float">
            <text:p>141.12</text:p>
          </table:table-cell>
          <table:table-cell/>
          <table:table-cell table:formula="of:=[.E44]+[.$B$6]/100" office:value-type="float" office:value="-51" calcext:value-type="float">
            <text:p>-51</text:p>
          </table:table-cell>
          <table:table-cell table:formula="of:=SQRT((OD/2)^2-[.E45]^2)+f" office:value-type="float" office:value="204.99090833947" calcext:value-type="float">
            <text:p>204.99090833947</text:p>
          </table:table-cell>
          <table:table-cell table:number-columns-repeated="7"/>
        </table:table-row>
        <table:table-row table:style-name="ro1">
          <table:table-cell/>
          <table:table-cell table:formula="of:=[.B45]+[.$B$12]/100" office:value-type="float" office:value="-287.520434056433" calcext:value-type="float">
            <text:p>-287.520434056433</text:p>
          </table:table-cell>
          <table:table-cell table:formula="of:=[.B46]^2/4/f" office:value-type="float" office:value="137.78" calcext:value-type="float">
            <text:p>137.78</text:p>
          </table:table-cell>
          <table:table-cell/>
          <table:table-cell table:formula="of:=[.E45]+[.$B$6]/100" office:value-type="float" office:value="-49.5" calcext:value-type="float">
            <text:p>-49.5</text:p>
          </table:table-cell>
          <table:table-cell table:formula="of:=SQRT((OD/2)^2-[.E46]^2)+f" office:value-type="float" office:value="206.344919912979" calcext:value-type="float">
            <text:p>206.344919912979</text:p>
          </table:table-cell>
          <table:table-cell table:number-columns-repeated="7"/>
        </table:table-row>
        <table:table-row table:style-name="ro1">
          <table:table-cell/>
          <table:table-cell table:formula="of:=[.B46]+[.$B$12]/100" office:value-type="float" office:value="-284.056332441296" calcext:value-type="float">
            <text:p>-284.056332441296</text:p>
          </table:table-cell>
          <table:table-cell table:formula="of:=[.B47]^2/4/f" office:value-type="float" office:value="134.48" calcext:value-type="float">
            <text:p>134.48</text:p>
          </table:table-cell>
          <table:table-cell/>
          <table:table-cell table:formula="of:=[.E46]+[.$B$6]/100" office:value-type="float" office:value="-48" calcext:value-type="float">
            <text:p>-48</text:p>
          </table:table-cell>
          <table:table-cell table:formula="of:=SQRT((OD/2)^2-[.E47]^2)+f" office:value-type="float" office:value="207.628118136896" calcext:value-type="float">
            <text:p>207.628118136896</text:p>
          </table:table-cell>
          <table:table-cell table:number-columns-repeated="7"/>
        </table:table-row>
        <table:table-row table:style-name="ro1">
          <table:table-cell/>
          <table:table-cell table:formula="of:=[.B47]+[.$B$12]/100" office:value-type="float" office:value="-280.592230826158" calcext:value-type="float">
            <text:p>-280.592230826158</text:p>
          </table:table-cell>
          <table:table-cell table:formula="of:=[.B48]^2/4/f" office:value-type="float" office:value="131.22" calcext:value-type="float">
            <text:p>131.22</text:p>
          </table:table-cell>
          <table:table-cell/>
          <table:table-cell table:formula="of:=[.E47]+[.$B$6]/100" office:value-type="float" office:value="-46.5" calcext:value-type="float">
            <text:p>-46.5</text:p>
          </table:table-cell>
          <table:table-cell table:formula="of:=SQRT((OD/2)^2-[.E48]^2)+f" office:value-type="float" office:value="208.845135737799" calcext:value-type="float">
            <text:p>208.845135737799</text:p>
          </table:table-cell>
          <table:table-cell table:number-columns-repeated="7"/>
        </table:table-row>
        <table:table-row table:style-name="ro1">
          <table:table-cell/>
          <table:table-cell table:formula="of:=[.B48]+[.$B$12]/100" office:value-type="float" office:value="-277.12812921102" calcext:value-type="float">
            <text:p>-277.12812921102</text:p>
          </table:table-cell>
          <table:table-cell table:formula="of:=[.B49]^2/4/f" office:value-type="float" office:value="128" calcext:value-type="float">
            <text:p>128</text:p>
          </table:table-cell>
          <table:table-cell/>
          <table:table-cell table:formula="of:=[.E48]+[.$B$6]/100" office:value-type="float" office:value="-45" calcext:value-type="float">
            <text:p>-45</text:p>
          </table:table-cell>
          <table:table-cell table:formula="of:=SQRT((OD/2)^2-[.E49]^2)+f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table:formula="of:=[.B49]+[.$B$12]/100" office:value-type="float" office:value="-273.664027595883" calcext:value-type="float">
            <text:p>-273.664027595883</text:p>
          </table:table-cell>
          <table:table-cell table:formula="of:=[.B50]^2/4/f" office:value-type="float" office:value="124.82" calcext:value-type="float">
            <text:p>124.82</text:p>
          </table:table-cell>
          <table:table-cell/>
          <table:table-cell table:formula="of:=[.E49]+[.$B$6]/100" office:value-type="float" office:value="-43.5" calcext:value-type="float">
            <text:p>-43.5</text:p>
          </table:table-cell>
          <table:table-cell table:formula="of:=SQRT((OD/2)^2-[.E50]^2)+f" office:value-type="float" office:value="211.096235563249" calcext:value-type="float">
            <text:p>211.096235563249</text:p>
          </table:table-cell>
          <table:table-cell table:number-columns-repeated="7"/>
        </table:table-row>
        <table:table-row table:style-name="ro1">
          <table:table-cell/>
          <table:table-cell table:formula="of:=[.B50]+[.$B$12]/100" office:value-type="float" office:value="-270.199925980745" calcext:value-type="float">
            <text:p>-270.199925980745</text:p>
          </table:table-cell>
          <table:table-cell table:formula="of:=[.B51]^2/4/f" office:value-type="float" office:value="121.68" calcext:value-type="float">
            <text:p>121.68</text:p>
          </table:table-cell>
          <table:table-cell/>
          <table:table-cell table:formula="of:=[.E50]+[.$B$6]/100" office:value-type="float" office:value="-42" calcext:value-type="float">
            <text:p>-42</text:p>
          </table:table-cell>
          <table:table-cell table:formula="of:=SQRT((OD/2)^2-[.E51]^2)+f" office:value-type="float" office:value="212.136945531624" calcext:value-type="float">
            <text:p>212.136945531624</text:p>
          </table:table-cell>
          <table:table-cell table:number-columns-repeated="7"/>
        </table:table-row>
        <table:table-row table:style-name="ro1">
          <table:table-cell/>
          <table:table-cell table:formula="of:=[.B51]+[.$B$12]/100" office:value-type="float" office:value="-266.735824365607" calcext:value-type="float">
            <text:p>-266.735824365607</text:p>
          </table:table-cell>
          <table:table-cell table:formula="of:=[.B52]^2/4/f" office:value-type="float" office:value="118.58" calcext:value-type="float">
            <text:p>118.58</text:p>
          </table:table-cell>
          <table:table-cell/>
          <table:table-cell table:formula="of:=[.E51]+[.$B$6]/100" office:value-type="float" office:value="-40.5" calcext:value-type="float">
            <text:p>-40.5</text:p>
          </table:table-cell>
          <table:table-cell table:formula="of:=SQRT((OD/2)^2-[.E52]^2)+f" office:value-type="float" office:value="213.124876237502" calcext:value-type="float">
            <text:p>213.124876237502</text:p>
          </table:table-cell>
          <table:table-cell table:number-columns-repeated="7"/>
        </table:table-row>
        <table:table-row table:style-name="ro1">
          <table:table-cell/>
          <table:table-cell table:formula="of:=[.B52]+[.$B$12]/100" office:value-type="float" office:value="-263.271722750469" calcext:value-type="float">
            <text:p>-263.271722750469</text:p>
          </table:table-cell>
          <table:table-cell table:formula="of:=[.B53]^2/4/f" office:value-type="float" office:value="115.52" calcext:value-type="float">
            <text:p>115.52</text:p>
          </table:table-cell>
          <table:table-cell/>
          <table:table-cell table:formula="of:=[.E52]+[.$B$6]/100" office:value-type="float" office:value="-39" calcext:value-type="float">
            <text:p>-39</text:p>
          </table:table-cell>
          <table:table-cell table:formula="of:=SQRT((OD/2)^2-[.E53]^2)+f" office:value-type="float" office:value="214.062469512188" calcext:value-type="float">
            <text:p>214.062469512188</text:p>
          </table:table-cell>
          <table:table-cell table:number-columns-repeated="7"/>
        </table:table-row>
        <table:table-row table:style-name="ro1">
          <table:table-cell/>
          <table:table-cell table:formula="of:=[.B53]+[.$B$12]/100" office:value-type="float" office:value="-259.807621135332" calcext:value-type="float">
            <text:p>-259.807621135332</text:p>
          </table:table-cell>
          <table:table-cell table:formula="of:=[.B54]^2/4/f" office:value-type="float" office:value="112.5" calcext:value-type="float">
            <text:p>112.5</text:p>
          </table:table-cell>
          <table:table-cell/>
          <table:table-cell table:formula="of:=[.E53]+[.$B$6]/100" office:value-type="float" office:value="-37.5" calcext:value-type="float">
            <text:p>-37.5</text:p>
          </table:table-cell>
          <table:table-cell table:formula="of:=SQRT((OD/2)^2-[.E54]^2)+f" office:value-type="float" office:value="214.951905283833" calcext:value-type="float">
            <text:p>214.951905283833</text:p>
          </table:table-cell>
          <table:table-cell table:number-columns-repeated="7"/>
        </table:table-row>
        <table:table-row table:style-name="ro1">
          <table:table-cell/>
          <table:table-cell table:formula="of:=[.B54]+[.$B$12]/100" office:value-type="float" office:value="-256.343519520194" calcext:value-type="float">
            <text:p>-256.343519520194</text:p>
          </table:table-cell>
          <table:table-cell table:formula="of:=[.B55]^2/4/f" office:value-type="float" office:value="109.52" calcext:value-type="float">
            <text:p>109.52</text:p>
          </table:table-cell>
          <table:table-cell/>
          <table:table-cell table:formula="of:=[.E54]+[.$B$6]/100" office:value-type="float" office:value="-36" calcext:value-type="float">
            <text:p>-36</text:p>
          </table:table-cell>
          <table:table-cell table:formula="of:=SQRT((OD/2)^2-[.E55]^2)+f" office:value-type="float" office:value="215.795136598384" calcext:value-type="float">
            <text:p>215.795136598384</text:p>
          </table:table-cell>
          <table:table-cell table:number-columns-repeated="7"/>
        </table:table-row>
        <table:table-row table:style-name="ro1">
          <table:table-cell/>
          <table:table-cell table:formula="of:=[.B55]+[.$B$12]/100" office:value-type="float" office:value="-252.879417905056" calcext:value-type="float">
            <text:p>-252.879417905056</text:p>
          </table:table-cell>
          <table:table-cell table:formula="of:=[.B56]^2/4/f" office:value-type="float" office:value="106.58" calcext:value-type="float">
            <text:p>106.58</text:p>
          </table:table-cell>
          <table:table-cell/>
          <table:table-cell table:formula="of:=[.E55]+[.$B$6]/100" office:value-type="float" office:value="-34.5" calcext:value-type="float">
            <text:p>-34.5</text:p>
          </table:table-cell>
          <table:table-cell table:formula="of:=SQRT((OD/2)^2-[.E56]^2)+f" office:value-type="float" office:value="216.593918641269" calcext:value-type="float">
            <text:p>216.593918641269</text:p>
          </table:table-cell>
          <table:table-cell table:number-columns-repeated="7"/>
        </table:table-row>
        <table:table-row table:style-name="ro1">
          <table:table-cell/>
          <table:table-cell table:formula="of:=[.B56]+[.$B$12]/100" office:value-type="float" office:value="-249.415316289918" calcext:value-type="float">
            <text:p>-249.415316289918</text:p>
          </table:table-cell>
          <table:table-cell table:formula="of:=[.B57]^2/4/f" office:value-type="float" office:value="103.68" calcext:value-type="float">
            <text:p>103.68</text:p>
          </table:table-cell>
          <table:table-cell/>
          <table:table-cell table:formula="of:=[.E56]+[.$B$6]/100" office:value-type="float" office:value="-33" calcext:value-type="float">
            <text:p>-33</text:p>
          </table:table-cell>
          <table:table-cell table:formula="of:=SQRT((OD/2)^2-[.E57]^2)+f" office:value-type="float" office:value="217.349832961931" calcext:value-type="float">
            <text:p>217.349832961931</text:p>
          </table:table-cell>
          <table:table-cell table:number-columns-repeated="7"/>
        </table:table-row>
        <table:table-row table:style-name="ro1">
          <table:table-cell/>
          <table:table-cell table:formula="of:=[.B57]+[.$B$12]/100" office:value-type="float" office:value="-245.951214674781" calcext:value-type="float">
            <text:p>-245.951214674781</text:p>
          </table:table-cell>
          <table:table-cell table:formula="of:=[.B58]^2/4/f" office:value-type="float" office:value="100.82" calcext:value-type="float">
            <text:p>100.82</text:p>
          </table:table-cell>
          <table:table-cell/>
          <table:table-cell table:formula="of:=[.E57]+[.$B$6]/100" office:value-type="float" office:value="-31.5" calcext:value-type="float">
            <text:p>-31.5</text:p>
          </table:table-cell>
          <table:table-cell table:formula="of:=SQRT((OD/2)^2-[.E58]^2)+f" office:value-type="float" office:value="218.064307827231" calcext:value-type="float">
            <text:p>218.064307827231</text:p>
          </table:table-cell>
          <table:table-cell table:number-columns-repeated="7"/>
        </table:table-row>
        <table:table-row table:style-name="ro1">
          <table:table-cell/>
          <table:table-cell table:formula="of:=[.B58]+[.$B$12]/100" office:value-type="float" office:value="-242.487113059643" calcext:value-type="float">
            <text:p>-242.487113059643</text:p>
          </table:table-cell>
          <table:table-cell table:formula="of:=[.B59]^2/4/f" office:value-type="float" office:value="98.0000000000001" calcext:value-type="float">
            <text:p>98.0000000000001</text:p>
          </table:table-cell>
          <table:table-cell/>
          <table:table-cell table:formula="of:=[.E58]+[.$B$6]/100" office:value-type="float" office:value="-30" calcext:value-type="float">
            <text:p>-30</text:p>
          </table:table-cell>
          <table:table-cell table:formula="of:=SQRT((OD/2)^2-[.E59]^2)+f" office:value-type="float" office:value="218.738635424338" calcext:value-type="float">
            <text:p>218.738635424338</text:p>
          </table:table-cell>
          <table:table-cell table:number-columns-repeated="7"/>
        </table:table-row>
        <table:table-row table:style-name="ro1">
          <table:table-cell/>
          <table:table-cell table:formula="of:=[.B59]+[.$B$12]/100" office:value-type="float" office:value="-239.023011444505" calcext:value-type="float">
            <text:p>-239.023011444505</text:p>
          </table:table-cell>
          <table:table-cell table:formula="of:=[.B60]^2/4/f" office:value-type="float" office:value="95.2200000000001" calcext:value-type="float">
            <text:p>95.2200000000001</text:p>
          </table:table-cell>
          <table:table-cell/>
          <table:table-cell table:formula="of:=[.E59]+[.$B$6]/100" office:value-type="float" office:value="-28.5" calcext:value-type="float">
            <text:p>-28.5</text:p>
          </table:table-cell>
          <table:table-cell table:formula="of:=SQRT((OD/2)^2-[.E60]^2)+f" office:value-type="float" office:value="219.373986479083" calcext:value-type="float">
            <text:p>219.373986479083</text:p>
          </table:table-cell>
          <table:table-cell table:number-columns-repeated="7"/>
        </table:table-row>
        <table:table-row table:style-name="ro1">
          <table:table-cell/>
          <table:table-cell table:formula="of:=[.B60]+[.$B$12]/100" office:value-type="float" office:value="-235.558909829367" calcext:value-type="float">
            <text:p>-235.558909829367</text:p>
          </table:table-cell>
          <table:table-cell table:formula="of:=[.B61]^2/4/f" office:value-type="float" office:value="92.4800000000001" calcext:value-type="float">
            <text:p>92.4800000000001</text:p>
          </table:table-cell>
          <table:table-cell/>
          <table:table-cell table:formula="of:=[.E60]+[.$B$6]/100" office:value-type="float" office:value="-27" calcext:value-type="float">
            <text:p>-27</text:p>
          </table:table-cell>
          <table:table-cell table:formula="of:=SQRT((OD/2)^2-[.E61]^2)+f" office:value-type="float" office:value="219.971422738144" calcext:value-type="float">
            <text:p>219.971422738144</text:p>
          </table:table-cell>
          <table:table-cell table:number-columns-repeated="7"/>
        </table:table-row>
        <table:table-row table:style-name="ro1">
          <table:table-cell/>
          <table:table-cell table:formula="of:=[.B61]+[.$B$12]/100" office:value-type="float" office:value="-232.09480821423" calcext:value-type="float">
            <text:p>-232.09480821423</text:p>
          </table:table-cell>
          <table:table-cell table:formula="of:=[.B62]^2/4/f" office:value-type="float" office:value="89.7800000000001" calcext:value-type="float">
            <text:p>89.7800000000001</text:p>
          </table:table-cell>
          <table:table-cell/>
          <table:table-cell table:formula="of:=[.E61]+[.$B$6]/100" office:value-type="float" office:value="-25.5" calcext:value-type="float">
            <text:p>-25.5</text:p>
          </table:table-cell>
          <table:table-cell table:formula="of:=SQRT((OD/2)^2-[.E62]^2)+f" office:value-type="float" office:value="220.531907673052" calcext:value-type="float">
            <text:p>220.531907673052</text:p>
          </table:table-cell>
          <table:table-cell table:number-columns-repeated="7"/>
        </table:table-row>
        <table:table-row table:style-name="ro1">
          <table:table-cell/>
          <table:table-cell table:formula="of:=[.B62]+[.$B$12]/100" office:value-type="float" office:value="-228.630706599092" calcext:value-type="float">
            <text:p>-228.630706599092</text:p>
          </table:table-cell>
          <table:table-cell table:formula="of:=[.B63]^2/4/f" office:value-type="float" office:value="87.1200000000001" calcext:value-type="float">
            <text:p>87.1200000000001</text:p>
          </table:table-cell>
          <table:table-cell/>
          <table:table-cell table:formula="of:=[.E62]+[.$B$6]/100" office:value-type="float" office:value="-24" calcext:value-type="float">
            <text:p>-24</text:p>
          </table:table-cell>
          <table:table-cell table:formula="of:=SQRT((OD/2)^2-[.E63]^2)+f" office:value-type="float" office:value="221.056315693962" calcext:value-type="float">
            <text:p>221.056315693962</text:p>
          </table:table-cell>
          <table:table-cell table:number-columns-repeated="7"/>
        </table:table-row>
        <table:table-row table:style-name="ro1">
          <table:table-cell/>
          <table:table-cell table:formula="of:=[.B63]+[.$B$12]/100" office:value-type="float" office:value="-225.166604983954" calcext:value-type="float">
            <text:p>-225.166604983954</text:p>
          </table:table-cell>
          <table:table-cell table:formula="of:=[.B64]^2/4/f" office:value-type="float" office:value="84.5000000000001" calcext:value-type="float">
            <text:p>84.5000000000001</text:p>
          </table:table-cell>
          <table:table-cell/>
          <table:table-cell table:formula="of:=[.E63]+[.$B$6]/100" office:value-type="float" office:value="-22.5" calcext:value-type="float">
            <text:p>-22.5</text:p>
          </table:table-cell>
          <table:table-cell table:formula="of:=SQRT((OD/2)^2-[.E64]^2)+f" office:value-type="float" office:value="221.545440106271" calcext:value-type="float">
            <text:p>221.545440106271</text:p>
          </table:table-cell>
          <table:table-cell table:number-columns-repeated="7"/>
        </table:table-row>
        <table:table-row table:style-name="ro1">
          <table:table-cell/>
          <table:table-cell table:formula="of:=[.B64]+[.$B$12]/100" office:value-type="float" office:value="-221.702503368817" calcext:value-type="float">
            <text:p>-221.702503368817</text:p>
          </table:table-cell>
          <table:table-cell table:formula="of:=[.B65]^2/4/f" office:value-type="float" office:value="81.9200000000002" calcext:value-type="float">
            <text:p>81.9200000000002</text:p>
          </table:table-cell>
          <table:table-cell/>
          <table:table-cell table:formula="of:=[.E64]+[.$B$6]/100" office:value-type="float" office:value="-21" calcext:value-type="float">
            <text:p>-21</text:p>
          </table:table-cell>
          <table:table-cell table:formula="of:=SQRT((OD/2)^2-[.E65]^2)+f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formula="of:=[.B65]+[.$B$12]/100" office:value-type="float" office:value="-218.238401753679" calcext:value-type="float">
            <text:p>-218.238401753679</text:p>
          </table:table-cell>
          <table:table-cell table:formula="of:=[.B66]^2/4/f" office:value-type="float" office:value="79.3800000000002" calcext:value-type="float">
            <text:p>79.3800000000002</text:p>
          </table:table-cell>
          <table:table-cell/>
          <table:table-cell table:formula="of:=[.E65]+[.$B$6]/100" office:value-type="float" office:value="-19.5" calcext:value-type="float">
            <text:p>-19.5</text:p>
          </table:table-cell>
          <table:table-cell table:formula="of:=SQRT((OD/2)^2-[.E66]^2)+f" office:value-type="float" office:value="222.42064622744" calcext:value-type="float">
            <text:p>222.42064622744</text:p>
          </table:table-cell>
          <table:table-cell table:number-columns-repeated="7"/>
        </table:table-row>
        <table:table-row table:style-name="ro1">
          <table:table-cell/>
          <table:table-cell table:formula="of:=[.B66]+[.$B$12]/100" office:value-type="float" office:value="-214.774300138541" calcext:value-type="float">
            <text:p>-214.774300138541</text:p>
          </table:table-cell>
          <table:table-cell table:formula="of:=[.B67]^2/4/f" office:value-type="float" office:value="76.8800000000002" calcext:value-type="float">
            <text:p>76.8800000000002</text:p>
          </table:table-cell>
          <table:table-cell/>
          <table:table-cell table:formula="of:=[.E66]+[.$B$6]/100" office:value-type="float" office:value="-18" calcext:value-type="float">
            <text:p>-18</text:p>
          </table:table-cell>
          <table:table-cell table:formula="of:=SQRT((OD/2)^2-[.E67]^2)+f" office:value-type="float" office:value="222.80796659707" calcext:value-type="float">
            <text:p>222.80796659707</text:p>
          </table:table-cell>
          <table:table-cell table:number-columns-repeated="7"/>
        </table:table-row>
        <table:table-row table:style-name="ro1">
          <table:table-cell/>
          <table:table-cell table:formula="of:=[.B67]+[.$B$12]/100" office:value-type="float" office:value="-211.310198523403" calcext:value-type="float">
            <text:p>-211.310198523403</text:p>
          </table:table-cell>
          <table:table-cell table:formula="of:=[.B68]^2/4/f" office:value-type="float" office:value="74.4200000000002" calcext:value-type="float">
            <text:p>74.4200000000002</text:p>
          </table:table-cell>
          <table:table-cell/>
          <table:table-cell table:formula="of:=[.E67]+[.$B$6]/100" office:value-type="float" office:value="-16.5" calcext:value-type="float">
            <text:p>-16.5</text:p>
          </table:table-cell>
          <table:table-cell table:formula="of:=SQRT((OD/2)^2-[.E68]^2)+f" office:value-type="float" office:value="223.162490389543" calcext:value-type="float">
            <text:p>223.162490389543</text:p>
          </table:table-cell>
          <table:table-cell table:number-columns-repeated="7"/>
        </table:table-row>
        <table:table-row table:style-name="ro1">
          <table:table-cell/>
          <table:table-cell table:formula="of:=[.B68]+[.$B$12]/100" office:value-type="float" office:value="-207.846096908266" calcext:value-type="float">
            <text:p>-207.846096908266</text:p>
          </table:table-cell>
          <table:table-cell table:formula="of:=[.B69]^2/4/f" office:value-type="float" office:value="72.0000000000002" calcext:value-type="float">
            <text:p>72.0000000000002</text:p>
          </table:table-cell>
          <table:table-cell/>
          <table:table-cell table:formula="of:=[.E68]+[.$B$6]/100" office:value-type="float" office:value="-15" calcext:value-type="float">
            <text:p>-15</text:p>
          </table:table-cell>
          <table:table-cell table:formula="of:=SQRT((OD/2)^2-[.E69]^2)+f" office:value-type="float" office:value="223.484692283495" calcext:value-type="float">
            <text:p>223.484692283495</text:p>
          </table:table-cell>
          <table:table-cell table:number-columns-repeated="7"/>
        </table:table-row>
        <table:table-row table:style-name="ro1">
          <table:table-cell/>
          <table:table-cell table:formula="of:=[.B69]+[.$B$12]/100" office:value-type="float" office:value="-204.381995293128" calcext:value-type="float">
            <text:p>-204.381995293128</text:p>
          </table:table-cell>
          <table:table-cell table:formula="of:=[.B70]^2/4/f" office:value-type="float" office:value="69.6200000000002" calcext:value-type="float">
            <text:p>69.6200000000002</text:p>
          </table:table-cell>
          <table:table-cell/>
          <table:table-cell table:formula="of:=[.E69]+[.$B$6]/100" office:value-type="float" office:value="-13.5" calcext:value-type="float">
            <text:p>-13.5</text:p>
          </table:table-cell>
          <table:table-cell table:formula="of:=SQRT((OD/2)^2-[.E70]^2)+f" office:value-type="float" office:value="223.774995764148" calcext:value-type="float">
            <text:p>223.774995764148</text:p>
          </table:table-cell>
          <table:table-cell table:number-columns-repeated="7"/>
        </table:table-row>
        <table:table-row table:style-name="ro1">
          <table:table-cell/>
          <table:table-cell table:formula="of:=[.B70]+[.$B$12]/100" office:value-type="float" office:value="-200.91789367799" calcext:value-type="float">
            <text:p>-200.91789367799</text:p>
          </table:table-cell>
          <table:table-cell table:formula="of:=[.B71]^2/4/f" office:value-type="float" office:value="67.2800000000002" calcext:value-type="float">
            <text:p>67.2800000000002</text:p>
          </table:table-cell>
          <table:table-cell/>
          <table:table-cell table:formula="of:=[.E70]+[.$B$6]/100" office:value-type="float" office:value="-12" calcext:value-type="float">
            <text:p>-12</text:p>
          </table:table-cell>
          <table:table-cell table:formula="of:=SQRT((OD/2)^2-[.E71]^2)+f" office:value-type="float" office:value="224.033776075518" calcext:value-type="float">
            <text:p>224.033776075518</text:p>
          </table:table-cell>
          <table:table-cell table:number-columns-repeated="7"/>
        </table:table-row>
        <table:table-row table:style-name="ro1">
          <table:table-cell/>
          <table:table-cell table:formula="of:=[.B71]+[.$B$12]/100" office:value-type="float" office:value="-197.453792062852" calcext:value-type="float">
            <text:p>-197.453792062852</text:p>
          </table:table-cell>
          <table:table-cell table:formula="of:=[.B72]^2/4/f" office:value-type="float" office:value="64.9800000000002" calcext:value-type="float">
            <text:p>64.9800000000002</text:p>
          </table:table-cell>
          <table:table-cell/>
          <table:table-cell table:formula="of:=[.E71]+[.$B$6]/100" office:value-type="float" office:value="-10.5" calcext:value-type="float">
            <text:p>-10.5</text:p>
          </table:table-cell>
          <table:table-cell table:formula="of:=SQRT((OD/2)^2-[.E72]^2)+f" office:value-type="float" office:value="224.261362766919" calcext:value-type="float">
            <text:p>224.261362766919</text:p>
          </table:table-cell>
          <table:table-cell table:number-columns-repeated="7"/>
        </table:table-row>
        <table:table-row table:style-name="ro1">
          <table:table-cell/>
          <table:table-cell table:formula="of:=[.B72]+[.$B$12]/100" office:value-type="float" office:value="-193.989690447715" calcext:value-type="float">
            <text:p>-193.989690447715</text:p>
          </table:table-cell>
          <table:table-cell table:formula="of:=[.B73]^2/4/f" office:value-type="float" office:value="62.7200000000002" calcext:value-type="float">
            <text:p>62.7200000000002</text:p>
          </table:table-cell>
          <table:table-cell/>
          <table:table-cell table:formula="of:=[.E72]+[.$B$6]/100" office:value-type="float" office:value="-9" calcext:value-type="float">
            <text:p>-9</text:p>
          </table:table-cell>
          <table:table-cell table:formula="of:=SQRT((OD/2)^2-[.E73]^2)+f" office:value-type="float" office:value="224.458041875945" calcext:value-type="float">
            <text:p>224.458041875945</text:p>
          </table:table-cell>
          <table:table-cell table:number-columns-repeated="7"/>
        </table:table-row>
        <table:table-row table:style-name="ro1">
          <table:table-cell/>
          <table:table-cell table:formula="of:=[.B73]+[.$B$12]/100" office:value-type="float" office:value="-190.525588832577" calcext:value-type="float">
            <text:p>-190.525588832577</text:p>
          </table:table-cell>
          <table:table-cell table:formula="of:=[.B74]^2/4/f" office:value-type="float" office:value="60.5000000000002" calcext:value-type="float">
            <text:p>60.5000000000002</text:p>
          </table:table-cell>
          <table:table-cell/>
          <table:table-cell table:formula="of:=[.E73]+[.$B$6]/100" office:value-type="float" office:value="-7.5" calcext:value-type="float">
            <text:p>-7.5</text:p>
          </table:table-cell>
          <table:table-cell table:formula="of:=SQRT((OD/2)^2-[.E74]^2)+f" office:value-type="float" office:value="224.624057782996" calcext:value-type="float">
            <text:p>224.624057782996</text:p>
          </table:table-cell>
          <table:table-cell table:number-columns-repeated="7"/>
        </table:table-row>
        <table:table-row table:style-name="ro1">
          <table:table-cell/>
          <table:table-cell table:formula="of:=[.B74]+[.$B$12]/100" office:value-type="float" office:value="-187.061487217439" calcext:value-type="float">
            <text:p>-187.061487217439</text:p>
          </table:table-cell>
          <table:table-cell table:formula="of:=[.B75]^2/4/f" office:value-type="float" office:value="58.3200000000003" calcext:value-type="float">
            <text:p>58.3200000000003</text:p>
          </table:table-cell>
          <table:table-cell/>
          <table:table-cell table:formula="of:=[.E74]+[.$B$6]/100" office:value-type="float" office:value="-6" calcext:value-type="float">
            <text:p>-6</text:p>
          </table:table-cell>
          <table:table-cell table:formula="of:=SQRT((OD/2)^2-[.E75]^2)+f" office:value-type="float" office:value="224.759614766263" calcext:value-type="float">
            <text:p>224.759614766263</text:p>
          </table:table-cell>
          <table:table-cell table:number-columns-repeated="7"/>
        </table:table-row>
        <table:table-row table:style-name="ro1">
          <table:table-cell/>
          <table:table-cell table:formula="of:=[.B75]+[.$B$12]/100" office:value-type="float" office:value="-183.597385602301" calcext:value-type="float">
            <text:p>-183.597385602301</text:p>
          </table:table-cell>
          <table:table-cell table:formula="of:=[.B76]^2/4/f" office:value-type="float" office:value="56.1800000000003" calcext:value-type="float">
            <text:p>56.1800000000003</text:p>
          </table:table-cell>
          <table:table-cell/>
          <table:table-cell table:formula="of:=[.E75]+[.$B$6]/100" office:value-type="float" office:value="-4.5" calcext:value-type="float">
            <text:p>-4.5</text:p>
          </table:table-cell>
          <table:table-cell table:formula="of:=SQRT((OD/2)^2-[.E76]^2)+f" office:value-type="float" office:value="224.864878280807" calcext:value-type="float">
            <text:p>224.864878280807</text:p>
          </table:table-cell>
          <table:table-cell table:number-columns-repeated="7"/>
        </table:table-row>
        <table:table-row table:style-name="ro1">
          <table:table-cell/>
          <table:table-cell table:formula="of:=[.B76]+[.$B$12]/100" office:value-type="float" office:value="-180.133283987164" calcext:value-type="float">
            <text:p>-180.133283987164</text:p>
          </table:table-cell>
          <table:table-cell table:formula="of:=[.B77]^2/4/f" office:value-type="float" office:value="54.0800000000003" calcext:value-type="float">
            <text:p>54.0800000000003</text:p>
          </table:table-cell>
          <table:table-cell/>
          <table:table-cell table:formula="of:=[.E76]+[.$B$6]/100" office:value-type="float" office:value="-3" calcext:value-type="float">
            <text:p>-3</text:p>
          </table:table-cell>
          <table:table-cell table:formula="of:=SQRT((OD/2)^2-[.E77]^2)+f" office:value-type="float" office:value="224.939975980781" calcext:value-type="float">
            <text:p>224.939975980781</text:p>
          </table:table-cell>
          <table:table-cell table:number-columns-repeated="7"/>
        </table:table-row>
        <table:table-row table:style-name="ro1">
          <table:table-cell/>
          <table:table-cell table:formula="of:=[.B77]+[.$B$12]/100" office:value-type="float" office:value="-176.669182372026" calcext:value-type="float">
            <text:p>-176.669182372026</text:p>
          </table:table-cell>
          <table:table-cell table:formula="of:=[.B78]^2/4/f" office:value-type="float" office:value="52.0200000000003" calcext:value-type="float">
            <text:p>52.0200000000003</text:p>
          </table:table-cell>
          <table:table-cell/>
          <table:table-cell table:formula="of:=[.E77]+[.$B$6]/100" office:value-type="float" office:value="-1.5" calcext:value-type="float">
            <text:p>-1.5</text:p>
          </table:table-cell>
          <table:table-cell table:formula="of:=SQRT((OD/2)^2-[.E78]^2)+f" office:value-type="float" office:value="224.9849984997" calcext:value-type="float">
            <text:p>224.9849984997</text:p>
          </table:table-cell>
          <table:table-cell table:number-columns-repeated="7"/>
        </table:table-row>
        <table:table-row table:style-name="ro1">
          <table:table-cell/>
          <table:table-cell table:formula="of:=[.B78]+[.$B$12]/100" office:value-type="float" office:value="-173.205080756888" calcext:value-type="float">
            <text:p>-173.205080756888</text:p>
          </table:table-cell>
          <table:table-cell table:formula="of:=[.B79]^2/4/f" office:value-type="float" office:value="50.0000000000003" calcext:value-type="float">
            <text:p>50.0000000000003</text:p>
          </table:table-cell>
          <table:table-cell/>
          <table:table-cell table:formula="of:=[.E78]+[.$B$6]/100" office:value-type="float" office:value="0" calcext:value-type="float">
            <text:p>0</text:p>
          </table:table-cell>
          <table:table-cell table:formula="of:=SQRT((OD/2)^2-[.E79]^2)+f"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/>
          <table:table-cell table:formula="of:=[.B79]+[.$B$12]/100" office:value-type="float" office:value="-169.74097914175" calcext:value-type="float">
            <text:p>-169.74097914175</text:p>
          </table:table-cell>
          <table:table-cell table:formula="of:=[.B80]^2/4/f" office:value-type="float" office:value="48.0200000000003" calcext:value-type="float">
            <text:p>48.0200000000003</text:p>
          </table:table-cell>
          <table:table-cell/>
          <table:table-cell table:formula="of:=[.E79]+[.$B$6]/100" office:value-type="float" office:value="1.5" calcext:value-type="float">
            <text:p>1.5</text:p>
          </table:table-cell>
          <table:table-cell table:formula="of:=SQRT((OD/2)^2-[.E80]^2)+f" office:value-type="float" office:value="224.9849984997" calcext:value-type="float">
            <text:p>224.9849984997</text:p>
          </table:table-cell>
          <table:table-cell table:number-columns-repeated="7"/>
        </table:table-row>
        <table:table-row table:style-name="ro1">
          <table:table-cell/>
          <table:table-cell table:formula="of:=[.B80]+[.$B$12]/100" office:value-type="float" office:value="-166.276877526613" calcext:value-type="float">
            <text:p>-166.276877526613</text:p>
          </table:table-cell>
          <table:table-cell table:formula="of:=[.B81]^2/4/f" office:value-type="float" office:value="46.0800000000003" calcext:value-type="float">
            <text:p>46.0800000000003</text:p>
          </table:table-cell>
          <table:table-cell/>
          <table:table-cell table:formula="of:=[.E80]+[.$B$6]/100" office:value-type="float" office:value="3" calcext:value-type="float">
            <text:p>3</text:p>
          </table:table-cell>
          <table:table-cell table:formula="of:=SQRT((OD/2)^2-[.E81]^2)+f" office:value-type="float" office:value="224.939975980781" calcext:value-type="float">
            <text:p>224.939975980781</text:p>
          </table:table-cell>
          <table:table-cell table:number-columns-repeated="7"/>
        </table:table-row>
        <table:table-row table:style-name="ro1">
          <table:table-cell/>
          <table:table-cell table:formula="of:=[.B81]+[.$B$12]/100" office:value-type="float" office:value="-162.812775911475" calcext:value-type="float">
            <text:p>-162.812775911475</text:p>
          </table:table-cell>
          <table:table-cell table:formula="of:=[.B82]^2/4/f" office:value-type="float" office:value="44.1800000000003" calcext:value-type="float">
            <text:p>44.1800000000003</text:p>
          </table:table-cell>
          <table:table-cell/>
          <table:table-cell table:formula="of:=[.E81]+[.$B$6]/100" office:value-type="float" office:value="4.5" calcext:value-type="float">
            <text:p>4.5</text:p>
          </table:table-cell>
          <table:table-cell table:formula="of:=SQRT((OD/2)^2-[.E82]^2)+f" office:value-type="float" office:value="224.864878280807" calcext:value-type="float">
            <text:p>224.864878280807</text:p>
          </table:table-cell>
          <table:table-cell table:number-columns-repeated="7"/>
        </table:table-row>
        <table:table-row table:style-name="ro1">
          <table:table-cell/>
          <table:table-cell table:formula="of:=[.B82]+[.$B$12]/100" office:value-type="float" office:value="-159.348674296337" calcext:value-type="float">
            <text:p>-159.348674296337</text:p>
          </table:table-cell>
          <table:table-cell table:formula="of:=[.B83]^2/4/f" office:value-type="float" office:value="42.3200000000003" calcext:value-type="float">
            <text:p>42.3200000000003</text:p>
          </table:table-cell>
          <table:table-cell/>
          <table:table-cell table:formula="of:=[.E82]+[.$B$6]/100" office:value-type="float" office:value="6" calcext:value-type="float">
            <text:p>6</text:p>
          </table:table-cell>
          <table:table-cell table:formula="of:=SQRT((OD/2)^2-[.E83]^2)+f" office:value-type="float" office:value="224.759614766263" calcext:value-type="float">
            <text:p>224.759614766263</text:p>
          </table:table-cell>
          <table:table-cell table:number-columns-repeated="7"/>
        </table:table-row>
        <table:table-row table:style-name="ro1">
          <table:table-cell/>
          <table:table-cell table:formula="of:=[.B83]+[.$B$12]/100" office:value-type="float" office:value="-155.8845726812" calcext:value-type="float">
            <text:p>-155.8845726812</text:p>
          </table:table-cell>
          <table:table-cell table:formula="of:=[.B84]^2/4/f" office:value-type="float" office:value="40.5000000000003" calcext:value-type="float">
            <text:p>40.5000000000003</text:p>
          </table:table-cell>
          <table:table-cell/>
          <table:table-cell table:formula="of:=[.E83]+[.$B$6]/100" office:value-type="float" office:value="7.5" calcext:value-type="float">
            <text:p>7.5</text:p>
          </table:table-cell>
          <table:table-cell table:formula="of:=SQRT((OD/2)^2-[.E84]^2)+f" office:value-type="float" office:value="224.624057782996" calcext:value-type="float">
            <text:p>224.624057782996</text:p>
          </table:table-cell>
          <table:table-cell table:number-columns-repeated="7"/>
        </table:table-row>
        <table:table-row table:style-name="ro1">
          <table:table-cell/>
          <table:table-cell table:formula="of:=[.B84]+[.$B$12]/100" office:value-type="float" office:value="-152.420471066062" calcext:value-type="float">
            <text:p>-152.420471066062</text:p>
          </table:table-cell>
          <table:table-cell table:formula="of:=[.B85]^2/4/f" office:value-type="float" office:value="38.7200000000003" calcext:value-type="float">
            <text:p>38.7200000000003</text:p>
          </table:table-cell>
          <table:table-cell/>
          <table:table-cell table:formula="of:=[.E84]+[.$B$6]/100" office:value-type="float" office:value="9" calcext:value-type="float">
            <text:p>9</text:p>
          </table:table-cell>
          <table:table-cell table:formula="of:=SQRT((OD/2)^2-[.E85]^2)+f" office:value-type="float" office:value="224.458041875945" calcext:value-type="float">
            <text:p>224.458041875945</text:p>
          </table:table-cell>
          <table:table-cell table:number-columns-repeated="7"/>
        </table:table-row>
        <table:table-row table:style-name="ro1">
          <table:table-cell/>
          <table:table-cell table:formula="of:=[.B85]+[.$B$12]/100" office:value-type="float" office:value="-148.956369450924" calcext:value-type="float">
            <text:p>-148.956369450924</text:p>
          </table:table-cell>
          <table:table-cell table:formula="of:=[.B86]^2/4/f" office:value-type="float" office:value="36.9800000000003" calcext:value-type="float">
            <text:p>36.9800000000003</text:p>
          </table:table-cell>
          <table:table-cell/>
          <table:table-cell table:formula="of:=[.E85]+[.$B$6]/100" office:value-type="float" office:value="10.5" calcext:value-type="float">
            <text:p>10.5</text:p>
          </table:table-cell>
          <table:table-cell table:formula="of:=SQRT((OD/2)^2-[.E86]^2)+f" office:value-type="float" office:value="224.261362766919" calcext:value-type="float">
            <text:p>224.261362766919</text:p>
          </table:table-cell>
          <table:table-cell table:number-columns-repeated="7"/>
        </table:table-row>
        <table:table-row table:style-name="ro1">
          <table:table-cell/>
          <table:table-cell table:formula="of:=[.B86]+[.$B$12]/100" office:value-type="float" office:value="-145.492267835786" calcext:value-type="float">
            <text:p>-145.492267835786</text:p>
          </table:table-cell>
          <table:table-cell table:formula="of:=[.B87]^2/4/f" office:value-type="float" office:value="35.2800000000003" calcext:value-type="float">
            <text:p>35.2800000000003</text:p>
          </table:table-cell>
          <table:table-cell/>
          <table:table-cell table:formula="of:=[.E86]+[.$B$6]/100" office:value-type="float" office:value="12" calcext:value-type="float">
            <text:p>12</text:p>
          </table:table-cell>
          <table:table-cell table:formula="of:=SQRT((OD/2)^2-[.E87]^2)+f" office:value-type="float" office:value="224.033776075518" calcext:value-type="float">
            <text:p>224.033776075518</text:p>
          </table:table-cell>
          <table:table-cell table:number-columns-repeated="7"/>
        </table:table-row>
        <table:table-row table:style-name="ro1">
          <table:table-cell/>
          <table:table-cell table:formula="of:=[.B87]+[.$B$12]/100" office:value-type="float" office:value="-142.028166220649" calcext:value-type="float">
            <text:p>-142.028166220649</text:p>
          </table:table-cell>
          <table:table-cell table:formula="of:=[.B88]^2/4/f" office:value-type="float" office:value="33.6200000000003" calcext:value-type="float">
            <text:p>33.6200000000003</text:p>
          </table:table-cell>
          <table:table-cell/>
          <table:table-cell table:formula="of:=[.E87]+[.$B$6]/100" office:value-type="float" office:value="13.5" calcext:value-type="float">
            <text:p>13.5</text:p>
          </table:table-cell>
          <table:table-cell table:formula="of:=SQRT((OD/2)^2-[.E88]^2)+f" office:value-type="float" office:value="223.774995764148" calcext:value-type="float">
            <text:p>223.774995764148</text:p>
          </table:table-cell>
          <table:table-cell table:number-columns-repeated="7"/>
        </table:table-row>
        <table:table-row table:style-name="ro1">
          <table:table-cell/>
          <table:table-cell table:formula="of:=[.B88]+[.$B$12]/100" office:value-type="float" office:value="-138.564064605511" calcext:value-type="float">
            <text:p>-138.564064605511</text:p>
          </table:table-cell>
          <table:table-cell table:formula="of:=[.B89]^2/4/f" office:value-type="float" office:value="32.0000000000003" calcext:value-type="float">
            <text:p>32.0000000000003</text:p>
          </table:table-cell>
          <table:table-cell/>
          <table:table-cell table:formula="of:=[.E88]+[.$B$6]/100" office:value-type="float" office:value="15" calcext:value-type="float">
            <text:p>15</text:p>
          </table:table-cell>
          <table:table-cell table:formula="of:=SQRT((OD/2)^2-[.E89]^2)+f" office:value-type="float" office:value="223.484692283495" calcext:value-type="float">
            <text:p>223.484692283495</text:p>
          </table:table-cell>
          <table:table-cell table:number-columns-repeated="7"/>
        </table:table-row>
        <table:table-row table:style-name="ro1">
          <table:table-cell/>
          <table:table-cell table:formula="of:=[.B89]+[.$B$12]/100" office:value-type="float" office:value="-135.099962990373" calcext:value-type="float">
            <text:p>-135.099962990373</text:p>
          </table:table-cell>
          <table:table-cell table:formula="of:=[.B90]^2/4/f" office:value-type="float" office:value="30.4200000000003" calcext:value-type="float">
            <text:p>30.4200000000003</text:p>
          </table:table-cell>
          <table:table-cell/>
          <table:table-cell table:formula="of:=[.E89]+[.$B$6]/100" office:value-type="float" office:value="16.5" calcext:value-type="float">
            <text:p>16.5</text:p>
          </table:table-cell>
          <table:table-cell table:formula="of:=SQRT((OD/2)^2-[.E90]^2)+f" office:value-type="float" office:value="223.162490389543" calcext:value-type="float">
            <text:p>223.162490389543</text:p>
          </table:table-cell>
          <table:table-cell table:number-columns-repeated="7"/>
        </table:table-row>
        <table:table-row table:style-name="ro1">
          <table:table-cell/>
          <table:table-cell table:formula="of:=[.B90]+[.$B$12]/100" office:value-type="float" office:value="-131.635861375235" calcext:value-type="float">
            <text:p>-131.635861375235</text:p>
          </table:table-cell>
          <table:table-cell table:formula="of:=[.B91]^2/4/f" office:value-type="float" office:value="28.8800000000003" calcext:value-type="float">
            <text:p>28.8800000000003</text:p>
          </table:table-cell>
          <table:table-cell/>
          <table:table-cell table:formula="of:=[.E90]+[.$B$6]/100" office:value-type="float" office:value="18" calcext:value-type="float">
            <text:p>18</text:p>
          </table:table-cell>
          <table:table-cell table:formula="of:=SQRT((OD/2)^2-[.E91]^2)+f" office:value-type="float" office:value="222.80796659707" calcext:value-type="float">
            <text:p>222.80796659707</text:p>
          </table:table-cell>
          <table:table-cell table:number-columns-repeated="7"/>
        </table:table-row>
        <table:table-row table:style-name="ro1">
          <table:table-cell/>
          <table:table-cell table:formula="of:=[.B91]+[.$B$12]/100" office:value-type="float" office:value="-128.171759760098" calcext:value-type="float">
            <text:p>-128.171759760098</text:p>
          </table:table-cell>
          <table:table-cell table:formula="of:=[.B92]^2/4/f" office:value-type="float" office:value="27.3800000000003" calcext:value-type="float">
            <text:p>27.3800000000003</text:p>
          </table:table-cell>
          <table:table-cell/>
          <table:table-cell table:formula="of:=[.E91]+[.$B$6]/100" office:value-type="float" office:value="19.5" calcext:value-type="float">
            <text:p>19.5</text:p>
          </table:table-cell>
          <table:table-cell table:formula="of:=SQRT((OD/2)^2-[.E92]^2)+f" office:value-type="float" office:value="222.42064622744" calcext:value-type="float">
            <text:p>222.42064622744</text:p>
          </table:table-cell>
          <table:table-cell table:number-columns-repeated="7"/>
        </table:table-row>
        <table:table-row table:style-name="ro1">
          <table:table-cell/>
          <table:table-cell table:formula="of:=[.B92]+[.$B$12]/100" office:value-type="float" office:value="-124.70765814496" calcext:value-type="float">
            <text:p>-124.70765814496</text:p>
          </table:table-cell>
          <table:table-cell table:formula="of:=[.B93]^2/4/f" office:value-type="float" office:value="25.9200000000003" calcext:value-type="float">
            <text:p>25.9200000000003</text:p>
          </table:table-cell>
          <table:table-cell/>
          <table:table-cell table:formula="of:=[.E92]+[.$B$6]/100" office:value-type="float" office:value="21" calcext:value-type="float">
            <text:p>21</text:p>
          </table:table-cell>
          <table:table-cell table:formula="of:=SQRT((OD/2)^2-[.E93]^2)+f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formula="of:=[.B93]+[.$B$12]/100" office:value-type="float" office:value="-121.243556529822" calcext:value-type="float">
            <text:p>-121.243556529822</text:p>
          </table:table-cell>
          <table:table-cell table:formula="of:=[.B94]^2/4/f" office:value-type="float" office:value="24.5000000000003" calcext:value-type="float">
            <text:p>24.5000000000003</text:p>
          </table:table-cell>
          <table:table-cell/>
          <table:table-cell table:formula="of:=[.E93]+[.$B$6]/100" office:value-type="float" office:value="22.5" calcext:value-type="float">
            <text:p>22.5</text:p>
          </table:table-cell>
          <table:table-cell table:formula="of:=SQRT((OD/2)^2-[.E94]^2)+f" office:value-type="float" office:value="221.545440106271" calcext:value-type="float">
            <text:p>221.545440106271</text:p>
          </table:table-cell>
          <table:table-cell table:number-columns-repeated="7"/>
        </table:table-row>
        <table:table-row table:style-name="ro1">
          <table:table-cell/>
          <table:table-cell table:formula="of:=[.B94]+[.$B$12]/100" office:value-type="float" office:value="-117.779454914684" calcext:value-type="float">
            <text:p>-117.779454914684</text:p>
          </table:table-cell>
          <table:table-cell table:formula="of:=[.B95]^2/4/f" office:value-type="float" office:value="23.1200000000003" calcext:value-type="float">
            <text:p>23.1200000000003</text:p>
          </table:table-cell>
          <table:table-cell/>
          <table:table-cell table:formula="of:=[.E94]+[.$B$6]/100" office:value-type="float" office:value="24" calcext:value-type="float">
            <text:p>24</text:p>
          </table:table-cell>
          <table:table-cell table:formula="of:=SQRT((OD/2)^2-[.E95]^2)+f" office:value-type="float" office:value="221.056315693962" calcext:value-type="float">
            <text:p>221.056315693962</text:p>
          </table:table-cell>
          <table:table-cell table:number-columns-repeated="7"/>
        </table:table-row>
        <table:table-row table:style-name="ro1">
          <table:table-cell/>
          <table:table-cell table:formula="of:=[.B95]+[.$B$12]/100" office:value-type="float" office:value="-114.315353299547" calcext:value-type="float">
            <text:p>-114.315353299547</text:p>
          </table:table-cell>
          <table:table-cell table:formula="of:=[.B96]^2/4/f" office:value-type="float" office:value="21.7800000000003" calcext:value-type="float">
            <text:p>21.7800000000003</text:p>
          </table:table-cell>
          <table:table-cell/>
          <table:table-cell table:formula="of:=[.E95]+[.$B$6]/100" office:value-type="float" office:value="25.5" calcext:value-type="float">
            <text:p>25.5</text:p>
          </table:table-cell>
          <table:table-cell table:formula="of:=SQRT((OD/2)^2-[.E96]^2)+f" office:value-type="float" office:value="220.531907673052" calcext:value-type="float">
            <text:p>220.531907673052</text:p>
          </table:table-cell>
          <table:table-cell table:number-columns-repeated="7"/>
        </table:table-row>
        <table:table-row table:style-name="ro1">
          <table:table-cell/>
          <table:table-cell table:formula="of:=[.B96]+[.$B$12]/100" office:value-type="float" office:value="-110.851251684409" calcext:value-type="float">
            <text:p>-110.851251684409</text:p>
          </table:table-cell>
          <table:table-cell table:formula="of:=[.B97]^2/4/f" office:value-type="float" office:value="20.4800000000003" calcext:value-type="float">
            <text:p>20.4800000000003</text:p>
          </table:table-cell>
          <table:table-cell/>
          <table:table-cell table:formula="of:=[.E96]+[.$B$6]/100" office:value-type="float" office:value="27" calcext:value-type="float">
            <text:p>27</text:p>
          </table:table-cell>
          <table:table-cell table:formula="of:=SQRT((OD/2)^2-[.E97]^2)+f" office:value-type="float" office:value="219.971422738144" calcext:value-type="float">
            <text:p>219.971422738144</text:p>
          </table:table-cell>
          <table:table-cell table:number-columns-repeated="7"/>
        </table:table-row>
        <table:table-row table:style-name="ro1">
          <table:table-cell/>
          <table:table-cell table:formula="of:=[.B97]+[.$B$12]/100" office:value-type="float" office:value="-107.387150069271" calcext:value-type="float">
            <text:p>-107.387150069271</text:p>
          </table:table-cell>
          <table:table-cell table:formula="of:=[.B98]^2/4/f" office:value-type="float" office:value="19.2200000000003" calcext:value-type="float">
            <text:p>19.2200000000003</text:p>
          </table:table-cell>
          <table:table-cell/>
          <table:table-cell table:formula="of:=[.E97]+[.$B$6]/100" office:value-type="float" office:value="28.5" calcext:value-type="float">
            <text:p>28.5</text:p>
          </table:table-cell>
          <table:table-cell table:formula="of:=SQRT((OD/2)^2-[.E98]^2)+f" office:value-type="float" office:value="219.373986479083" calcext:value-type="float">
            <text:p>219.373986479083</text:p>
          </table:table-cell>
          <table:table-cell table:number-columns-repeated="7"/>
        </table:table-row>
        <table:table-row table:style-name="ro1">
          <table:table-cell/>
          <table:table-cell table:formula="of:=[.B98]+[.$B$12]/100" office:value-type="float" office:value="-103.923048454133" calcext:value-type="float">
            <text:p>-103.923048454133</text:p>
          </table:table-cell>
          <table:table-cell table:formula="of:=[.B99]^2/4/f" office:value-type="float" office:value="18.0000000000003" calcext:value-type="float">
            <text:p>18.0000000000003</text:p>
          </table:table-cell>
          <table:table-cell/>
          <table:table-cell table:formula="of:=[.E98]+[.$B$6]/100" office:value-type="float" office:value="30" calcext:value-type="float">
            <text:p>30</text:p>
          </table:table-cell>
          <table:table-cell table:formula="of:=SQRT((OD/2)^2-[.E99]^2)+f" office:value-type="float" office:value="218.738635424338" calcext:value-type="float">
            <text:p>218.738635424338</text:p>
          </table:table-cell>
          <table:table-cell table:number-columns-repeated="7"/>
        </table:table-row>
        <table:table-row table:style-name="ro1">
          <table:table-cell/>
          <table:table-cell table:formula="of:=[.B99]+[.$B$12]/100" office:value-type="float" office:value="-100.458946838996" calcext:value-type="float">
            <text:p>-100.458946838996</text:p>
          </table:table-cell>
          <table:table-cell table:formula="of:=[.B100]^2/4/f" office:value-type="float" office:value="16.8200000000003" calcext:value-type="float">
            <text:p>16.8200000000003</text:p>
          </table:table-cell>
          <table:table-cell/>
          <table:table-cell table:formula="of:=[.E99]+[.$B$6]/100" office:value-type="float" office:value="31.5" calcext:value-type="float">
            <text:p>31.5</text:p>
          </table:table-cell>
          <table:table-cell table:formula="of:=SQRT((OD/2)^2-[.E100]^2)+f" office:value-type="float" office:value="218.064307827231" calcext:value-type="float">
            <text:p>218.064307827231</text:p>
          </table:table-cell>
          <table:table-cell table:number-columns-repeated="7"/>
        </table:table-row>
        <table:table-row table:style-name="ro1">
          <table:table-cell/>
          <table:table-cell table:formula="of:=[.B100]+[.$B$12]/100" office:value-type="float" office:value="-96.9948452238579" calcext:value-type="float">
            <text:p>-96.9948452238579</text:p>
          </table:table-cell>
          <table:table-cell table:formula="of:=[.B101]^2/4/f" office:value-type="float" office:value="15.6800000000002" calcext:value-type="float">
            <text:p>15.6800000000002</text:p>
          </table:table-cell>
          <table:table-cell/>
          <table:table-cell table:formula="of:=[.E100]+[.$B$6]/100" office:value-type="float" office:value="33" calcext:value-type="float">
            <text:p>33</text:p>
          </table:table-cell>
          <table:table-cell table:formula="of:=SQRT((OD/2)^2-[.E101]^2)+f" office:value-type="float" office:value="217.349832961931" calcext:value-type="float">
            <text:p>217.349832961931</text:p>
          </table:table-cell>
          <table:table-cell table:number-columns-repeated="7"/>
        </table:table-row>
        <table:table-row table:style-name="ro1">
          <table:table-cell/>
          <table:table-cell table:formula="of:=[.B101]+[.$B$12]/100" office:value-type="float" office:value="-93.5307436087201" calcext:value-type="float">
            <text:p>-93.5307436087201</text:p>
          </table:table-cell>
          <table:table-cell table:formula="of:=[.B102]^2/4/f" office:value-type="float" office:value="14.5800000000002" calcext:value-type="float">
            <text:p>14.5800000000002</text:p>
          </table:table-cell>
          <table:table-cell/>
          <table:table-cell table:formula="of:=[.E101]+[.$B$6]/100" office:value-type="float" office:value="34.5" calcext:value-type="float">
            <text:p>34.5</text:p>
          </table:table-cell>
          <table:table-cell table:formula="of:=SQRT((OD/2)^2-[.E102]^2)+f" office:value-type="float" office:value="216.593918641269" calcext:value-type="float">
            <text:p>216.593918641269</text:p>
          </table:table-cell>
          <table:table-cell table:number-columns-repeated="7"/>
        </table:table-row>
        <table:table-row table:style-name="ro1">
          <table:table-cell/>
          <table:table-cell table:formula="of:=[.B102]+[.$B$12]/100" office:value-type="float" office:value="-90.0666419935824" calcext:value-type="float">
            <text:p>-90.0666419935824</text:p>
          </table:table-cell>
          <table:table-cell table:formula="of:=[.B103]^2/4/f" office:value-type="float" office:value="13.5200000000002" calcext:value-type="float">
            <text:p>13.5200000000002</text:p>
          </table:table-cell>
          <table:table-cell/>
          <table:table-cell table:formula="of:=[.E102]+[.$B$6]/100" office:value-type="float" office:value="36" calcext:value-type="float">
            <text:p>36</text:p>
          </table:table-cell>
          <table:table-cell table:formula="of:=SQRT((OD/2)^2-[.E103]^2)+f" office:value-type="float" office:value="215.795136598384" calcext:value-type="float">
            <text:p>215.795136598384</text:p>
          </table:table-cell>
          <table:table-cell table:number-columns-repeated="7"/>
        </table:table-row>
        <table:table-row table:style-name="ro1">
          <table:table-cell/>
          <table:table-cell table:formula="of:=[.B103]+[.$B$12]/100" office:value-type="float" office:value="-86.6025403784446" calcext:value-type="float">
            <text:p>-86.6025403784446</text:p>
          </table:table-cell>
          <table:table-cell table:formula="of:=[.B104]^2/4/f" office:value-type="float" office:value="12.5000000000002" calcext:value-type="float">
            <text:p>12.5000000000002</text:p>
          </table:table-cell>
          <table:table-cell/>
          <table:table-cell table:formula="of:=[.E103]+[.$B$6]/100" office:value-type="float" office:value="37.5" calcext:value-type="float">
            <text:p>37.5</text:p>
          </table:table-cell>
          <table:table-cell table:formula="of:=SQRT((OD/2)^2-[.E104]^2)+f" office:value-type="float" office:value="214.951905283833" calcext:value-type="float">
            <text:p>214.951905283833</text:p>
          </table:table-cell>
          <table:table-cell table:number-columns-repeated="7"/>
        </table:table-row>
        <table:table-row table:style-name="ro1">
          <table:table-cell/>
          <table:table-cell table:formula="of:=[.B104]+[.$B$12]/100" office:value-type="float" office:value="-83.1384387633069" calcext:value-type="float">
            <text:p>-83.1384387633069</text:p>
          </table:table-cell>
          <table:table-cell table:formula="of:=[.B105]^2/4/f" office:value-type="float" office:value="11.5200000000002" calcext:value-type="float">
            <text:p>11.5200000000002</text:p>
          </table:table-cell>
          <table:table-cell/>
          <table:table-cell table:formula="of:=[.E104]+[.$B$6]/100" office:value-type="float" office:value="39" calcext:value-type="float">
            <text:p>39</text:p>
          </table:table-cell>
          <table:table-cell table:formula="of:=SQRT((OD/2)^2-[.E105]^2)+f" office:value-type="float" office:value="214.062469512188" calcext:value-type="float">
            <text:p>214.062469512188</text:p>
          </table:table-cell>
          <table:table-cell table:number-columns-repeated="7"/>
        </table:table-row>
        <table:table-row table:style-name="ro1">
          <table:table-cell/>
          <table:table-cell table:formula="of:=[.B105]+[.$B$12]/100" office:value-type="float" office:value="-79.6743371481692" calcext:value-type="float">
            <text:p>-79.6743371481692</text:p>
          </table:table-cell>
          <table:table-cell table:formula="of:=[.B106]^2/4/f" office:value-type="float" office:value="10.5800000000002" calcext:value-type="float">
            <text:p>10.5800000000002</text:p>
          </table:table-cell>
          <table:table-cell/>
          <table:table-cell table:formula="of:=[.E105]+[.$B$6]/100" office:value-type="float" office:value="40.5" calcext:value-type="float">
            <text:p>40.5</text:p>
          </table:table-cell>
          <table:table-cell table:formula="of:=SQRT((OD/2)^2-[.E106]^2)+f" office:value-type="float" office:value="213.124876237502" calcext:value-type="float">
            <text:p>213.124876237502</text:p>
          </table:table-cell>
          <table:table-cell table:number-columns-repeated="7"/>
        </table:table-row>
        <table:table-row table:style-name="ro1">
          <table:table-cell/>
          <table:table-cell table:formula="of:=[.B106]+[.$B$12]/100" office:value-type="float" office:value="-76.2102355330314" calcext:value-type="float">
            <text:p>-76.2102355330314</text:p>
          </table:table-cell>
          <table:table-cell table:formula="of:=[.B107]^2/4/f" office:value-type="float" office:value="9.6800000000002" calcext:value-type="float">
            <text:p>9.6800000000002</text:p>
          </table:table-cell>
          <table:table-cell/>
          <table:table-cell table:formula="of:=[.E106]+[.$B$6]/100" office:value-type="float" office:value="42" calcext:value-type="float">
            <text:p>42</text:p>
          </table:table-cell>
          <table:table-cell table:formula="of:=SQRT((OD/2)^2-[.E107]^2)+f" office:value-type="float" office:value="212.136945531624" calcext:value-type="float">
            <text:p>212.136945531624</text:p>
          </table:table-cell>
          <table:table-cell table:number-columns-repeated="7"/>
        </table:table-row>
        <table:table-row table:style-name="ro1">
          <table:table-cell/>
          <table:table-cell table:formula="of:=[.B107]+[.$B$12]/100" office:value-type="float" office:value="-72.7461339178936" calcext:value-type="float">
            <text:p>-72.7461339178936</text:p>
          </table:table-cell>
          <table:table-cell table:formula="of:=[.B108]^2/4/f" office:value-type="float" office:value="8.82000000000019" calcext:value-type="float">
            <text:p>8.82000000000019</text:p>
          </table:table-cell>
          <table:table-cell/>
          <table:table-cell table:formula="of:=[.E107]+[.$B$6]/100" office:value-type="float" office:value="43.5" calcext:value-type="float">
            <text:p>43.5</text:p>
          </table:table-cell>
          <table:table-cell table:formula="of:=SQRT((OD/2)^2-[.E108]^2)+f" office:value-type="float" office:value="211.096235563249" calcext:value-type="float">
            <text:p>211.096235563249</text:p>
          </table:table-cell>
          <table:table-cell table:number-columns-repeated="7"/>
        </table:table-row>
        <table:table-row table:style-name="ro1">
          <table:table-cell/>
          <table:table-cell table:formula="of:=[.B108]+[.$B$12]/100" office:value-type="float" office:value="-69.2820323027559" calcext:value-type="float">
            <text:p>-69.2820323027559</text:p>
          </table:table-cell>
          <table:table-cell table:formula="of:=[.B109]^2/4/f" office:value-type="float" office:value="8.00000000000019" calcext:value-type="float">
            <text:p>8.00000000000019</text:p>
          </table:table-cell>
          <table:table-cell/>
          <table:table-cell table:formula="of:=[.E108]+[.$B$6]/100" office:value-type="float" office:value="45" calcext:value-type="float">
            <text:p>45</text:p>
          </table:table-cell>
          <table:table-cell table:formula="of:=SQRT((OD/2)^2-[.E109]^2)+f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table:formula="of:=[.B109]+[.$B$12]/100" office:value-type="float" office:value="-65.8179306876181" calcext:value-type="float">
            <text:p>-65.8179306876181</text:p>
          </table:table-cell>
          <table:table-cell table:formula="of:=[.B110]^2/4/f" office:value-type="float" office:value="7.22000000000018" calcext:value-type="float">
            <text:p>7.22000000000018</text:p>
          </table:table-cell>
          <table:table-cell/>
          <table:table-cell table:formula="of:=[.E109]+[.$B$6]/100" office:value-type="float" office:value="46.5" calcext:value-type="float">
            <text:p>46.5</text:p>
          </table:table-cell>
          <table:table-cell table:formula="of:=SQRT((OD/2)^2-[.E110]^2)+f" office:value-type="float" office:value="208.845135737799" calcext:value-type="float">
            <text:p>208.845135737799</text:p>
          </table:table-cell>
          <table:table-cell table:number-columns-repeated="7"/>
        </table:table-row>
        <table:table-row table:style-name="ro1">
          <table:table-cell/>
          <table:table-cell table:formula="of:=[.B110]+[.$B$12]/100" office:value-type="float" office:value="-62.3538290724804" calcext:value-type="float">
            <text:p>-62.3538290724804</text:p>
          </table:table-cell>
          <table:table-cell table:formula="of:=[.B111]^2/4/f" office:value-type="float" office:value="6.48000000000017" calcext:value-type="float">
            <text:p>6.48000000000017</text:p>
          </table:table-cell>
          <table:table-cell/>
          <table:table-cell table:formula="of:=[.E110]+[.$B$6]/100" office:value-type="float" office:value="48" calcext:value-type="float">
            <text:p>48</text:p>
          </table:table-cell>
          <table:table-cell table:formula="of:=SQRT((OD/2)^2-[.E111]^2)+f" office:value-type="float" office:value="207.628118136896" calcext:value-type="float">
            <text:p>207.628118136896</text:p>
          </table:table-cell>
          <table:table-cell table:number-columns-repeated="7"/>
        </table:table-row>
        <table:table-row table:style-name="ro1">
          <table:table-cell/>
          <table:table-cell table:formula="of:=[.B111]+[.$B$12]/100" office:value-type="float" office:value="-58.8897274573426" calcext:value-type="float">
            <text:p>-58.8897274573426</text:p>
          </table:table-cell>
          <table:table-cell table:formula="of:=[.B112]^2/4/f" office:value-type="float" office:value="5.78000000000016" calcext:value-type="float">
            <text:p>5.78000000000016</text:p>
          </table:table-cell>
          <table:table-cell/>
          <table:table-cell table:formula="of:=[.E111]+[.$B$6]/100" office:value-type="float" office:value="49.5" calcext:value-type="float">
            <text:p>49.5</text:p>
          </table:table-cell>
          <table:table-cell table:formula="of:=SQRT((OD/2)^2-[.E112]^2)+f" office:value-type="float" office:value="206.344919912979" calcext:value-type="float">
            <text:p>206.344919912979</text:p>
          </table:table-cell>
          <table:table-cell table:number-columns-repeated="7"/>
        </table:table-row>
        <table:table-row table:style-name="ro1">
          <table:table-cell/>
          <table:table-cell table:formula="of:=[.B112]+[.$B$12]/100" office:value-type="float" office:value="-55.4256258422049" calcext:value-type="float">
            <text:p>-55.4256258422049</text:p>
          </table:table-cell>
          <table:table-cell table:formula="of:=[.B113]^2/4/f" office:value-type="float" office:value="5.12000000000015" calcext:value-type="float">
            <text:p>5.12000000000015</text:p>
          </table:table-cell>
          <table:table-cell/>
          <table:table-cell table:formula="of:=[.E112]+[.$B$6]/100" office:value-type="float" office:value="51" calcext:value-type="float">
            <text:p>51</text:p>
          </table:table-cell>
          <table:table-cell table:formula="of:=SQRT((OD/2)^2-[.E113]^2)+f" office:value-type="float" office:value="204.99090833947" calcext:value-type="float">
            <text:p>204.99090833947</text:p>
          </table:table-cell>
          <table:table-cell table:number-columns-repeated="7"/>
        </table:table-row>
        <table:table-row table:style-name="ro1">
          <table:table-cell/>
          <table:table-cell table:formula="of:=[.B113]+[.$B$12]/100" office:value-type="float" office:value="-51.9615242270671" calcext:value-type="float">
            <text:p>-51.9615242270671</text:p>
          </table:table-cell>
          <table:table-cell table:formula="of:=[.B114]^2/4/f" office:value-type="float" office:value="4.50000000000014" calcext:value-type="float">
            <text:p>4.50000000000014</text:p>
          </table:table-cell>
          <table:table-cell/>
          <table:table-cell table:formula="of:=[.E113]+[.$B$6]/100" office:value-type="float" office:value="52.5" calcext:value-type="float">
            <text:p>52.5</text:p>
          </table:table-cell>
          <table:table-cell table:formula="of:=SQRT((OD/2)^2-[.E114]^2)+f" office:value-type="float" office:value="203.560713214071" calcext:value-type="float">
            <text:p>203.560713214071</text:p>
          </table:table-cell>
          <table:table-cell table:number-columns-repeated="7"/>
        </table:table-row>
        <table:table-row table:style-name="ro1">
          <table:table-cell/>
          <table:table-cell table:formula="of:=[.B114]+[.$B$12]/100" office:value-type="float" office:value="-48.4974226119294" calcext:value-type="float">
            <text:p>-48.4974226119294</text:p>
          </table:table-cell>
          <table:table-cell table:formula="of:=[.B115]^2/4/f" office:value-type="float" office:value="3.92000000000013" calcext:value-type="float">
            <text:p>3.92000000000013</text:p>
          </table:table-cell>
          <table:table-cell/>
          <table:table-cell table:formula="of:=[.E114]+[.$B$6]/100" office:value-type="float" office:value="54" calcext:value-type="float">
            <text:p>54</text:p>
          </table:table-cell>
          <table:table-cell table:formula="of:=SQRT((OD/2)^2-[.E115]^2)+f" office:value-type="float" office:value="202.048054718692" calcext:value-type="float">
            <text:p>202.048054718692</text:p>
          </table:table-cell>
          <table:table-cell table:number-columns-repeated="7"/>
        </table:table-row>
        <table:table-row table:style-name="ro1">
          <table:table-cell/>
          <table:table-cell table:formula="of:=[.B115]+[.$B$12]/100" office:value-type="float" office:value="-45.0333209967917" calcext:value-type="float">
            <text:p>-45.0333209967917</text:p>
          </table:table-cell>
          <table:table-cell table:formula="of:=[.B116]^2/4/f" office:value-type="float" office:value="3.38000000000013" calcext:value-type="float">
            <text:p>3.38000000000013</text:p>
          </table:table-cell>
          <table:table-cell/>
          <table:table-cell table:formula="of:=[.E115]+[.$B$6]/100" office:value-type="float" office:value="55.5" calcext:value-type="float">
            <text:p>55.5</text:p>
          </table:table-cell>
          <table:table-cell table:formula="of:=SQRT((OD/2)^2-[.E116]^2)+f" office:value-type="float" office:value="200.445515162401" calcext:value-type="float">
            <text:p>200.445515162401</text:p>
          </table:table-cell>
          <table:table-cell table:number-columns-repeated="7"/>
        </table:table-row>
        <table:table-row table:style-name="ro1">
          <table:table-cell/>
          <table:table-cell table:formula="of:=[.B116]+[.$B$12]/100" office:value-type="float" office:value="-41.5692193816539" calcext:value-type="float">
            <text:p>-41.5692193816539</text:p>
          </table:table-cell>
          <table:table-cell table:formula="of:=[.B117]^2/4/f" office:value-type="float" office:value="2.88000000000012" calcext:value-type="float">
            <text:p>2.88000000000012</text:p>
          </table:table-cell>
          <table:table-cell/>
          <table:table-cell table:formula="of:=[.E116]+[.$B$6]/100" office:value-type="float" office:value="57" calcext:value-type="float">
            <text:p>57</text:p>
          </table:table-cell>
          <table:table-cell table:formula="of:=SQRT((OD/2)^2-[.E117]^2)+f" office:value-type="float" office:value="198.744230427816" calcext:value-type="float">
            <text:p>198.744230427816</text:p>
          </table:table-cell>
          <table:table-cell table:number-columns-repeated="7"/>
        </table:table-row>
        <table:table-row table:style-name="ro1">
          <table:table-cell/>
          <table:table-cell table:formula="of:=[.B117]+[.$B$12]/100" office:value-type="float" office:value="-38.1051177665161" calcext:value-type="float">
            <text:p>-38.1051177665161</text:p>
          </table:table-cell>
          <table:table-cell table:formula="of:=[.B118]^2/4/f" office:value-type="float" office:value="2.42000000000011" calcext:value-type="float">
            <text:p>2.42000000000011</text:p>
          </table:table-cell>
          <table:table-cell/>
          <table:table-cell table:formula="of:=[.E117]+[.$B$6]/100" office:value-type="float" office:value="58.5" calcext:value-type="float">
            <text:p>58.5</text:p>
          </table:table-cell>
          <table:table-cell table:formula="of:=SQRT((OD/2)^2-[.E118]^2)+f" office:value-type="float" office:value="196.933463541486" calcext:value-type="float">
            <text:p>196.933463541486</text:p>
          </table:table-cell>
          <table:table-cell table:number-columns-repeated="7"/>
        </table:table-row>
        <table:table-row table:style-name="ro1">
          <table:table-cell/>
          <table:table-cell table:formula="of:=[.B118]+[.$B$12]/100" office:value-type="float" office:value="-34.6410161513784" calcext:value-type="float">
            <text:p>-34.6410161513784</text:p>
          </table:table-cell>
          <table:table-cell table:formula="of:=[.B119]^2/4/f" office:value-type="float" office:value="2.0000000000001" calcext:value-type="float">
            <text:p>2.0000000000001</text:p>
          </table:table-cell>
          <table:table-cell/>
          <table:table-cell table:formula="of:=[.E118]+[.$B$6]/100" office:value-type="float" office:value="60" calcext:value-type="float">
            <text:p>60</text:p>
          </table:table-cell>
          <table:table-cell table:formula="of:=SQRT((OD/2)^2-[.E119]^2)+f"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/>
          <table:table-cell table:formula="of:=[.B119]+[.$B$12]/100" office:value-type="float" office:value="-31.1769145362406" calcext:value-type="float">
            <text:p>-31.1769145362406</text:p>
          </table:table-cell>
          <table:table-cell table:formula="of:=[.B120]^2/4/f" office:value-type="float" office:value="1.62000000000009" calcext:value-type="float">
            <text:p>1.62000000000009</text:p>
          </table:table-cell>
          <table:table-cell/>
          <table:table-cell table:formula="of:=[.E119]+[.$B$6]/100" office:value-type="float" office:value="61.5" calcext:value-type="float">
            <text:p>61.5</text:p>
          </table:table-cell>
          <table:table-cell table:formula="of:=SQRT((OD/2)^2-[.E120]^2)+f" office:value-type="float" office:value="192.927264063763" calcext:value-type="float">
            <text:p>192.927264063763</text:p>
          </table:table-cell>
          <table:table-cell table:number-columns-repeated="7"/>
        </table:table-row>
        <table:table-row table:style-name="ro1">
          <table:table-cell/>
          <table:table-cell table:formula="of:=[.B120]+[.$B$12]/100" office:value-type="float" office:value="-27.7128129211029" calcext:value-type="float">
            <text:p>-27.7128129211029</text:p>
          </table:table-cell>
          <table:table-cell table:formula="of:=[.B121]^2/4/f" office:value-type="float" office:value="1.28000000000008" calcext:value-type="float">
            <text:p>1.28000000000008</text:p>
          </table:table-cell>
          <table:table-cell/>
          <table:table-cell table:formula="of:=[.E120]+[.$B$6]/100" office:value-type="float" office:value="63" calcext:value-type="float">
            <text:p>63</text:p>
          </table:table-cell>
          <table:table-cell table:formula="of:=SQRT((OD/2)^2-[.E121]^2)+f" office:value-type="float" office:value="190.693979898752" calcext:value-type="float">
            <text:p>190.693979898752</text:p>
          </table:table-cell>
          <table:table-cell table:number-columns-repeated="7"/>
        </table:table-row>
        <table:table-row table:style-name="ro1">
          <table:table-cell/>
          <table:table-cell table:formula="of:=[.B121]+[.$B$12]/100" office:value-type="float" office:value="-24.2487113059651" calcext:value-type="float">
            <text:p>-24.2487113059651</text:p>
          </table:table-cell>
          <table:table-cell table:formula="of:=[.B122]^2/4/f" office:value-type="float" office:value="0.98000000000007" calcext:value-type="float">
            <text:p>0.98000000000007</text:p>
          </table:table-cell>
          <table:table-cell/>
          <table:table-cell table:formula="of:=[.E121]+[.$B$6]/100" office:value-type="float" office:value="64.5" calcext:value-type="float">
            <text:p>64.5</text:p>
          </table:table-cell>
          <table:table-cell table:formula="of:=SQRT((OD/2)^2-[.E122]^2)+f" office:value-type="float" office:value="188.272052466519" calcext:value-type="float">
            <text:p>188.272052466519</text:p>
          </table:table-cell>
          <table:table-cell table:number-columns-repeated="7"/>
        </table:table-row>
        <table:table-row table:style-name="ro1">
          <table:table-cell/>
          <table:table-cell table:formula="of:=[.B122]+[.$B$12]/100" office:value-type="float" office:value="-20.7846096908274" calcext:value-type="float">
            <text:p>-20.7846096908274</text:p>
          </table:table-cell>
          <table:table-cell table:formula="of:=[.B123]^2/4/f" office:value-type="float" office:value="0.72000000000006" calcext:value-type="float">
            <text:p>0.72000000000006</text:p>
          </table:table-cell>
          <table:table-cell/>
          <table:table-cell table:formula="of:=[.E122]+[.$B$6]/100" office:value-type="float" office:value="66" calcext:value-type="float">
            <text:p>66</text:p>
          </table:table-cell>
          <table:table-cell table:formula="of:=SQRT((OD/2)^2-[.E123]^2)+f" office:value-type="float" office:value="185.623026261114" calcext:value-type="float">
            <text:p>185.623026261114</text:p>
          </table:table-cell>
          <table:table-cell table:number-columns-repeated="7"/>
        </table:table-row>
        <table:table-row table:style-name="ro1">
          <table:table-cell/>
          <table:table-cell table:formula="of:=[.B123]+[.$B$12]/100" office:value-type="float" office:value="-17.3205080756896" calcext:value-type="float">
            <text:p>-17.3205080756896</text:p>
          </table:table-cell>
          <table:table-cell table:formula="of:=[.B124]^2/4/f" office:value-type="float" office:value="0.50000000000005" calcext:value-type="float">
            <text:p>0.50000000000005</text:p>
          </table:table-cell>
          <table:table-cell/>
          <table:table-cell table:formula="of:=[.E123]+[.$B$6]/100" office:value-type="float" office:value="67.5" calcext:value-type="float">
            <text:p>67.5</text:p>
          </table:table-cell>
          <table:table-cell table:formula="of:=SQRT((OD/2)^2-[.E124]^2)+f" office:value-type="float" office:value="182.691742076555" calcext:value-type="float">
            <text:p>182.691742076555</text:p>
          </table:table-cell>
          <table:table-cell table:number-columns-repeated="7"/>
        </table:table-row>
        <table:table-row table:style-name="ro1">
          <table:table-cell/>
          <table:table-cell table:formula="of:=[.B124]+[.$B$12]/100" office:value-type="float" office:value="-13.8564064605519" calcext:value-type="float">
            <text:p>-13.8564064605519</text:p>
          </table:table-cell>
          <table:table-cell table:formula="of:=[.B125]^2/4/f" office:value-type="float" office:value="0.32000000000004" calcext:value-type="float">
            <text:p>0.32000000000004</text:p>
          </table:table-cell>
          <table:table-cell/>
          <table:table-cell table:formula="of:=[.E124]+[.$B$6]/100" office:value-type="float" office:value="69" calcext:value-type="float">
            <text:p>69</text:p>
          </table:table-cell>
          <table:table-cell table:formula="of:=SQRT((OD/2)^2-[.E125]^2)+f" office:value-type="float" office:value="179.393876913398" calcext:value-type="float">
            <text:p>179.393876913398</text:p>
          </table:table-cell>
          <table:table-cell table:number-columns-repeated="7"/>
        </table:table-row>
        <table:table-row table:style-name="ro1">
          <table:table-cell/>
          <table:table-cell table:formula="of:=[.B125]+[.$B$12]/100" office:value-type="float" office:value="-10.3923048454141" calcext:value-type="float">
            <text:p>-10.3923048454141</text:p>
          </table:table-cell>
          <table:table-cell table:formula="of:=[.B126]^2/4/f" office:value-type="float" office:value="0.180000000000031" calcext:value-type="float">
            <text:p>0.180000000000031</text:p>
          </table:table-cell>
          <table:table-cell/>
          <table:table-cell table:formula="of:=[.E125]+[.$B$6]/100" office:value-type="float" office:value="70.5" calcext:value-type="float">
            <text:p>70.5</text:p>
          </table:table-cell>
          <table:table-cell table:formula="of:=SQRT((OD/2)^2-[.E126]^2)+f" office:value-type="float" office:value="175.588083163848" calcext:value-type="float">
            <text:p>175.588083163848</text:p>
          </table:table-cell>
          <table:table-cell table:number-columns-repeated="7"/>
        </table:table-row>
        <table:table-row table:style-name="ro1">
          <table:table-cell/>
          <table:table-cell table:formula="of:=[.B126]+[.$B$12]/100" office:value-type="float" office:value="-6.9282032302764" calcext:value-type="float">
            <text:p>-6.9282032302764</text:p>
          </table:table-cell>
          <table:table-cell table:formula="of:=[.B127]^2/4/f" office:value-type="float" office:value="0.0800000000000205" calcext:value-type="float">
            <text:p>0.080000000000021</text:p>
          </table:table-cell>
          <table:table-cell/>
          <table:table-cell table:formula="of:=[.E126]+[.$B$6]/100" office:value-type="float" office:value="72" calcext:value-type="float">
            <text:p>72</text:p>
          </table:table-cell>
          <table:table-cell table:formula="of:=SQRT((OD/2)^2-[.E127]^2)+f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/>
          <table:table-cell table:formula="of:=[.B127]+[.$B$12]/100" office:value-type="float" office:value="-3.46410161513865" calcext:value-type="float">
            <text:p>-3.46410161513865</text:p>
          </table:table-cell>
          <table:table-cell table:formula="of:=[.B128]^2/4/f" office:value-type="float" office:value="0.0200000000000103" calcext:value-type="float">
            <text:p>0.02000000000001</text:p>
          </table:table-cell>
          <table:table-cell/>
          <table:table-cell table:formula="of:=[.E127]+[.$B$6]/100" office:value-type="float" office:value="73.5" calcext:value-type="float">
            <text:p>73.5</text:p>
          </table:table-cell>
          <table:table-cell table:formula="of:=SQRT((OD/2)^2-[.E128]^2)+f" office:value-type="float" office:value="164.924811556599" calcext:value-type="float">
            <text:p>164.924811556599</text:p>
          </table:table-cell>
          <table:table-cell table:number-columns-repeated="7"/>
        </table:table-row>
        <table:table-row table:style-name="ro1">
          <table:table-cell/>
          <table:table-cell table:formula="of:=[.B128]+[.$B$12]/100" office:value-type="float" office:value="-0.000000000000895283847057726" calcext:value-type="float">
            <text:p>-8.95283847057726E-13</text:p>
          </table:table-cell>
          <table:table-cell table:formula="of:=[.B129]^2/4/f" office:value-type="float" office:value="1.33588861133747E-027" calcext:value-type="float">
            <text:p>1.33588861133747E-27</text:p>
          </table:table-cell>
          <table:table-cell/>
          <table:table-cell table:formula="of:=[.E128]+[.$B$6]/100" office:value-type="float" office:value="75" calcext:value-type="float">
            <text:p>75</text:p>
          </table:table-cell>
          <table:table-cell table:formula="of:=SQRT((OD/2)^2-[.E129]^2)+f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/>
          <table:table-cell table:formula="of:=[.B129]+[.$B$12]/100" office:value-type="float" office:value="3.46410161513685" calcext:value-type="float">
            <text:p>3.46410161513685</text:p>
          </table:table-cell>
          <table:table-cell table:formula="of:=[.B130]^2/4/f" office:value-type="float" office:value="0.0199999999999896" calcext:value-type="float">
            <text:p>0.01999999999999</text:p>
          </table:table-cell>
          <table:table-cell/>
          <table:table-cell table:style-name="ce4" table:formula="of:=OD/2" office:value-type="float" office:value="75" calcext:value-type="float">
            <text:p>75</text:p>
          </table:table-cell>
          <table:table-cell table:style-name="ce4" table:formula="of:=-SQRT((OD/2)^2-[.E130]^2)+f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/>
          <table:table-cell table:formula="of:=[.B130]+[.$B$12]/100" office:value-type="float" office:value="6.9282032302746" calcext:value-type="float">
            <text:p>6.9282032302746</text:p>
          </table:table-cell>
          <table:table-cell table:formula="of:=[.B131]^2/4/f" office:value-type="float" office:value="0.0799999999999791" calcext:value-type="float">
            <text:p>0.079999999999979</text:p>
          </table:table-cell>
          <table:table-cell/>
          <table:table-cell table:formula="of:=[.E130]-[.$B$6]/100" office:value-type="float" office:value="73.5" calcext:value-type="float">
            <text:p>73.5</text:p>
          </table:table-cell>
          <table:table-cell table:style-name="ce4" table:formula="of:=-SQRT((OD/2)^2-[.E131]^2)+f" office:value-type="float" office:value="135.075188443401" calcext:value-type="float">
            <text:p>135.075188443401</text:p>
          </table:table-cell>
          <table:table-cell table:number-columns-repeated="7"/>
        </table:table-row>
        <table:table-row table:style-name="ro1">
          <table:table-cell/>
          <table:table-cell table:formula="of:=[.B131]+[.$B$12]/100" office:value-type="float" office:value="10.3923048454124" calcext:value-type="float">
            <text:p>10.3923048454124</text:p>
          </table:table-cell>
          <table:table-cell table:formula="of:=[.B132]^2/4/f" office:value-type="float" office:value="0.179999999999968" calcext:value-type="float">
            <text:p>0.179999999999968</text:p>
          </table:table-cell>
          <table:table-cell/>
          <table:table-cell table:formula="of:=[.E131]-[.$B$6]/100" office:value-type="float" office:value="72" calcext:value-type="float">
            <text:p>72</text:p>
          </table:table-cell>
          <table:table-cell table:style-name="ce4" table:formula="of:=-SQRT((OD/2)^2-[.E132]^2)+f"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/>
          <table:table-cell table:formula="of:=[.B132]+[.$B$12]/100" office:value-type="float" office:value="13.8564064605501" calcext:value-type="float">
            <text:p>13.8564064605501</text:p>
          </table:table-cell>
          <table:table-cell table:formula="of:=[.B133]^2/4/f" office:value-type="float" office:value="0.319999999999958" calcext:value-type="float">
            <text:p>0.319999999999958</text:p>
          </table:table-cell>
          <table:table-cell/>
          <table:table-cell table:formula="of:=[.E132]-[.$B$6]/100" office:value-type="float" office:value="70.5" calcext:value-type="float">
            <text:p>70.5</text:p>
          </table:table-cell>
          <table:table-cell table:style-name="ce4" table:formula="of:=-SQRT((OD/2)^2-[.E133]^2)+f" office:value-type="float" office:value="124.411916836152" calcext:value-type="float">
            <text:p>124.411916836152</text:p>
          </table:table-cell>
          <table:table-cell table:number-columns-repeated="7"/>
        </table:table-row>
        <table:table-row table:style-name="ro1">
          <table:table-cell/>
          <table:table-cell table:formula="of:=[.B133]+[.$B$12]/100" office:value-type="float" office:value="17.3205080756879" calcext:value-type="float">
            <text:p>17.3205080756879</text:p>
          </table:table-cell>
          <table:table-cell table:formula="of:=[.B134]^2/4/f" office:value-type="float" office:value="0.499999999999947" calcext:value-type="float">
            <text:p>0.499999999999947</text:p>
          </table:table-cell>
          <table:table-cell/>
          <table:table-cell table:formula="of:=[.E133]-[.$B$6]/100" office:value-type="float" office:value="69" calcext:value-type="float">
            <text:p>69</text:p>
          </table:table-cell>
          <table:table-cell table:style-name="ce4" table:formula="of:=-SQRT((OD/2)^2-[.E134]^2)+f" office:value-type="float" office:value="120.606123086602" calcext:value-type="float">
            <text:p>120.606123086602</text:p>
          </table:table-cell>
          <table:table-cell table:number-columns-repeated="7"/>
        </table:table-row>
        <table:table-row table:style-name="ro1">
          <table:table-cell/>
          <table:table-cell table:formula="of:=[.B134]+[.$B$12]/100" office:value-type="float" office:value="20.7846096908256" calcext:value-type="float">
            <text:p>20.7846096908256</text:p>
          </table:table-cell>
          <table:table-cell table:formula="of:=[.B135]^2/4/f" office:value-type="float" office:value="0.719999999999936" calcext:value-type="float">
            <text:p>0.719999999999936</text:p>
          </table:table-cell>
          <table:table-cell/>
          <table:table-cell table:formula="of:=[.E134]-[.$B$6]/100" office:value-type="float" office:value="67.5" calcext:value-type="float">
            <text:p>67.5</text:p>
          </table:table-cell>
          <table:table-cell table:style-name="ce4" table:formula="of:=-SQRT((OD/2)^2-[.E135]^2)+f" office:value-type="float" office:value="117.308257923445" calcext:value-type="float">
            <text:p>117.308257923445</text:p>
          </table:table-cell>
          <table:table-cell table:number-columns-repeated="7"/>
        </table:table-row>
        <table:table-row table:style-name="ro1">
          <table:table-cell/>
          <table:table-cell table:formula="of:=[.B135]+[.$B$12]/100" office:value-type="float" office:value="24.2487113059634" calcext:value-type="float">
            <text:p>24.2487113059634</text:p>
          </table:table-cell>
          <table:table-cell table:formula="of:=[.B136]^2/4/f" office:value-type="float" office:value="0.979999999999925" calcext:value-type="float">
            <text:p>0.979999999999925</text:p>
          </table:table-cell>
          <table:table-cell/>
          <table:table-cell table:formula="of:=[.E135]-[.$B$6]/100" office:value-type="float" office:value="66" calcext:value-type="float">
            <text:p>66</text:p>
          </table:table-cell>
          <table:table-cell table:style-name="ce4" table:formula="of:=-SQRT((OD/2)^2-[.E136]^2)+f" office:value-type="float" office:value="114.376973738886" calcext:value-type="float">
            <text:p>114.376973738886</text:p>
          </table:table-cell>
          <table:table-cell table:number-columns-repeated="7"/>
        </table:table-row>
        <table:table-row table:style-name="ro1">
          <table:table-cell/>
          <table:table-cell table:formula="of:=[.B136]+[.$B$12]/100" office:value-type="float" office:value="27.7128129211011" calcext:value-type="float">
            <text:p>27.7128129211011</text:p>
          </table:table-cell>
          <table:table-cell table:formula="of:=[.B137]^2/4/f" office:value-type="float" office:value="1.27999999999991" calcext:value-type="float">
            <text:p>1.27999999999991</text:p>
          </table:table-cell>
          <table:table-cell/>
          <table:table-cell table:formula="of:=[.E136]-[.$B$6]/100" office:value-type="float" office:value="64.5" calcext:value-type="float">
            <text:p>64.5</text:p>
          </table:table-cell>
          <table:table-cell table:style-name="ce4" table:formula="of:=-SQRT((OD/2)^2-[.E137]^2)+f" office:value-type="float" office:value="111.727947533481" calcext:value-type="float">
            <text:p>111.727947533481</text:p>
          </table:table-cell>
          <table:table-cell table:number-columns-repeated="7"/>
        </table:table-row>
        <table:table-row table:style-name="ro1">
          <table:table-cell/>
          <table:table-cell table:formula="of:=[.B137]+[.$B$12]/100" office:value-type="float" office:value="31.1769145362389" calcext:value-type="float">
            <text:p>31.1769145362389</text:p>
          </table:table-cell>
          <table:table-cell table:formula="of:=[.B138]^2/4/f" office:value-type="float" office:value="1.6199999999999" calcext:value-type="float">
            <text:p>1.6199999999999</text:p>
          </table:table-cell>
          <table:table-cell/>
          <table:table-cell table:formula="of:=[.E137]-[.$B$6]/100" office:value-type="float" office:value="63" calcext:value-type="float">
            <text:p>63</text:p>
          </table:table-cell>
          <table:table-cell table:style-name="ce4" table:formula="of:=-SQRT((OD/2)^2-[.E138]^2)+f" office:value-type="float" office:value="109.306020101248" calcext:value-type="float">
            <text:p>109.306020101248</text:p>
          </table:table-cell>
          <table:table-cell table:number-columns-repeated="7"/>
        </table:table-row>
        <table:table-row table:style-name="ro1">
          <table:table-cell/>
          <table:table-cell table:formula="of:=[.B138]+[.$B$12]/100" office:value-type="float" office:value="34.6410161513766" calcext:value-type="float">
            <text:p>34.6410161513766</text:p>
          </table:table-cell>
          <table:table-cell table:formula="of:=[.B139]^2/4/f" office:value-type="float" office:value="1.99999999999989" calcext:value-type="float">
            <text:p>1.99999999999989</text:p>
          </table:table-cell>
          <table:table-cell/>
          <table:table-cell table:formula="of:=[.E138]-[.$B$6]/100" office:value-type="float" office:value="61.5" calcext:value-type="float">
            <text:p>61.5</text:p>
          </table:table-cell>
          <table:table-cell table:style-name="ce4" table:formula="of:=-SQRT((OD/2)^2-[.E139]^2)+f" office:value-type="float" office:value="107.072735936237" calcext:value-type="float">
            <text:p>107.072735936237</text:p>
          </table:table-cell>
          <table:table-cell table:number-columns-repeated="7"/>
        </table:table-row>
        <table:table-row table:style-name="ro1">
          <table:table-cell/>
          <table:table-cell table:formula="of:=[.B139]+[.$B$12]/100" office:value-type="float" office:value="38.1051177665144" calcext:value-type="float">
            <text:p>38.1051177665144</text:p>
          </table:table-cell>
          <table:table-cell table:formula="of:=[.B140]^2/4/f" office:value-type="float" office:value="2.41999999999988" calcext:value-type="float">
            <text:p>2.41999999999988</text:p>
          </table:table-cell>
          <table:table-cell/>
          <table:table-cell table:formula="of:=[.E139]-[.$B$6]/100" office:value-type="float" office:value="60" calcext:value-type="float">
            <text:p>60</text:p>
          </table:table-cell>
          <table:table-cell table:style-name="ce4" table:formula="of:=-SQRT((OD/2)^2-[.E140]^2)+f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/>
          <table:table-cell table:formula="of:=[.B140]+[.$B$12]/100" office:value-type="float" office:value="41.5692193816521" calcext:value-type="float">
            <text:p>41.5692193816521</text:p>
          </table:table-cell>
          <table:table-cell table:formula="of:=[.B141]^2/4/f" office:value-type="float" office:value="2.87999999999987" calcext:value-type="float">
            <text:p>2.87999999999987</text:p>
          </table:table-cell>
          <table:table-cell/>
          <table:table-cell table:formula="of:=[.E140]-[.$B$6]/100" office:value-type="float" office:value="58.5" calcext:value-type="float">
            <text:p>58.5</text:p>
          </table:table-cell>
          <table:table-cell table:style-name="ce4" table:formula="of:=-SQRT((OD/2)^2-[.E141]^2)+f" office:value-type="float" office:value="103.066536458514" calcext:value-type="float">
            <text:p>103.066536458514</text:p>
          </table:table-cell>
          <table:table-cell table:number-columns-repeated="7"/>
        </table:table-row>
        <table:table-row table:style-name="ro1">
          <table:table-cell/>
          <table:table-cell table:formula="of:=[.B141]+[.$B$12]/100" office:value-type="float" office:value="45.0333209967899" calcext:value-type="float">
            <text:p>45.0333209967899</text:p>
          </table:table-cell>
          <table:table-cell table:formula="of:=[.B142]^2/4/f" office:value-type="float" office:value="3.37999999999986" calcext:value-type="float">
            <text:p>3.37999999999986</text:p>
          </table:table-cell>
          <table:table-cell/>
          <table:table-cell table:formula="of:=[.E141]-[.$B$6]/100" office:value-type="float" office:value="57" calcext:value-type="float">
            <text:p>57</text:p>
          </table:table-cell>
          <table:table-cell table:style-name="ce4" table:formula="of:=-SQRT((OD/2)^2-[.E142]^2)+f" office:value-type="float" office:value="101.255769572184" calcext:value-type="float">
            <text:p>101.255769572184</text:p>
          </table:table-cell>
          <table:table-cell table:number-columns-repeated="7"/>
        </table:table-row>
        <table:table-row table:style-name="ro1">
          <table:table-cell/>
          <table:table-cell table:formula="of:=[.B142]+[.$B$12]/100" office:value-type="float" office:value="48.4974226119276" calcext:value-type="float">
            <text:p>48.4974226119276</text:p>
          </table:table-cell>
          <table:table-cell table:formula="of:=[.B143]^2/4/f" office:value-type="float" office:value="3.91999999999984" calcext:value-type="float">
            <text:p>3.91999999999984</text:p>
          </table:table-cell>
          <table:table-cell/>
          <table:table-cell table:formula="of:=[.E142]-[.$B$6]/100" office:value-type="float" office:value="55.5" calcext:value-type="float">
            <text:p>55.5</text:p>
          </table:table-cell>
          <table:table-cell table:style-name="ce4" table:formula="of:=-SQRT((OD/2)^2-[.E143]^2)+f" office:value-type="float" office:value="99.5544848375993" calcext:value-type="float">
            <text:p>99.5544848375993</text:p>
          </table:table-cell>
          <table:table-cell table:number-columns-repeated="7"/>
        </table:table-row>
        <table:table-row table:style-name="ro1">
          <table:table-cell/>
          <table:table-cell table:formula="of:=[.B143]+[.$B$12]/100" office:value-type="float" office:value="51.9615242270654" calcext:value-type="float">
            <text:p>51.9615242270654</text:p>
          </table:table-cell>
          <table:table-cell table:formula="of:=[.B144]^2/4/f" office:value-type="float" office:value="4.49999999999983" calcext:value-type="float">
            <text:p>4.49999999999983</text:p>
          </table:table-cell>
          <table:table-cell/>
          <table:table-cell table:formula="of:=[.E143]-[.$B$6]/100" office:value-type="float" office:value="54" calcext:value-type="float">
            <text:p>54</text:p>
          </table:table-cell>
          <table:table-cell table:style-name="ce4" table:formula="of:=-SQRT((OD/2)^2-[.E144]^2)+f" office:value-type="float" office:value="97.9519452813076" calcext:value-type="float">
            <text:p>97.9519452813076</text:p>
          </table:table-cell>
          <table:table-cell table:number-columns-repeated="7"/>
        </table:table-row>
        <table:table-row table:style-name="ro1">
          <table:table-cell/>
          <table:table-cell table:formula="of:=[.B144]+[.$B$12]/100" office:value-type="float" office:value="55.4256258422031" calcext:value-type="float">
            <text:p>55.4256258422031</text:p>
          </table:table-cell>
          <table:table-cell table:formula="of:=[.B145]^2/4/f" office:value-type="float" office:value="5.11999999999982" calcext:value-type="float">
            <text:p>5.11999999999982</text:p>
          </table:table-cell>
          <table:table-cell/>
          <table:table-cell table:formula="of:=[.E144]-[.$B$6]/100" office:value-type="float" office:value="52.5" calcext:value-type="float">
            <text:p>52.5</text:p>
          </table:table-cell>
          <table:table-cell table:style-name="ce4" table:formula="of:=-SQRT((OD/2)^2-[.E145]^2)+f" office:value-type="float" office:value="96.4392867859286" calcext:value-type="float">
            <text:p>96.4392867859286</text:p>
          </table:table-cell>
          <table:table-cell table:number-columns-repeated="7"/>
        </table:table-row>
        <table:table-row table:style-name="ro1">
          <table:table-cell/>
          <table:table-cell table:formula="of:=[.B145]+[.$B$12]/100" office:value-type="float" office:value="58.8897274573409" calcext:value-type="float">
            <text:p>58.8897274573409</text:p>
          </table:table-cell>
          <table:table-cell table:formula="of:=[.B146]^2/4/f" office:value-type="float" office:value="5.77999999999981" calcext:value-type="float">
            <text:p>5.77999999999981</text:p>
          </table:table-cell>
          <table:table-cell/>
          <table:table-cell table:formula="of:=[.E145]-[.$B$6]/100" office:value-type="float" office:value="51" calcext:value-type="float">
            <text:p>51</text:p>
          </table:table-cell>
          <table:table-cell table:style-name="ce4" table:formula="of:=-SQRT((OD/2)^2-[.E146]^2)+f" office:value-type="float" office:value="95.0090916605299" calcext:value-type="float">
            <text:p>95.0090916605299</text:p>
          </table:table-cell>
          <table:table-cell table:number-columns-repeated="7"/>
        </table:table-row>
        <table:table-row table:style-name="ro1">
          <table:table-cell/>
          <table:table-cell table:formula="of:=[.B146]+[.$B$12]/100" office:value-type="float" office:value="62.3538290724786" calcext:value-type="float">
            <text:p>62.3538290724786</text:p>
          </table:table-cell>
          <table:table-cell table:formula="of:=[.B147]^2/4/f" office:value-type="float" office:value="6.4799999999998" calcext:value-type="float">
            <text:p>6.4799999999998</text:p>
          </table:table-cell>
          <table:table-cell/>
          <table:table-cell table:formula="of:=[.E146]-[.$B$6]/100" office:value-type="float" office:value="49.5" calcext:value-type="float">
            <text:p>49.5</text:p>
          </table:table-cell>
          <table:table-cell table:style-name="ce4" table:formula="of:=-SQRT((OD/2)^2-[.E147]^2)+f" office:value-type="float" office:value="93.6550800870212" calcext:value-type="float">
            <text:p>93.6550800870212</text:p>
          </table:table-cell>
          <table:table-cell table:number-columns-repeated="7"/>
        </table:table-row>
        <table:table-row table:style-name="ro1">
          <table:table-cell/>
          <table:table-cell table:formula="of:=[.B147]+[.$B$12]/100" office:value-type="float" office:value="65.8179306876164" calcext:value-type="float">
            <text:p>65.8179306876164</text:p>
          </table:table-cell>
          <table:table-cell table:formula="of:=[.B148]^2/4/f" office:value-type="float" office:value="7.21999999999979" calcext:value-type="float">
            <text:p>7.21999999999979</text:p>
          </table:table-cell>
          <table:table-cell/>
          <table:table-cell table:formula="of:=[.E147]-[.$B$6]/100" office:value-type="float" office:value="48" calcext:value-type="float">
            <text:p>48</text:p>
          </table:table-cell>
          <table:table-cell table:style-name="ce4" table:formula="of:=-SQRT((OD/2)^2-[.E148]^2)+f" office:value-type="float" office:value="92.3718818631044" calcext:value-type="float">
            <text:p>92.3718818631044</text:p>
          </table:table-cell>
          <table:table-cell table:number-columns-repeated="7"/>
        </table:table-row>
        <table:table-row table:style-name="ro1">
          <table:table-cell/>
          <table:table-cell table:formula="of:=[.B148]+[.$B$12]/100" office:value-type="float" office:value="69.2820323027541" calcext:value-type="float">
            <text:p>69.2820323027541</text:p>
          </table:table-cell>
          <table:table-cell table:formula="of:=[.B149]^2/4/f" office:value-type="float" office:value="7.99999999999977" calcext:value-type="float">
            <text:p>7.99999999999977</text:p>
          </table:table-cell>
          <table:table-cell/>
          <table:table-cell table:formula="of:=[.E148]-[.$B$6]/100" office:value-type="float" office:value="46.5" calcext:value-type="float">
            <text:p>46.5</text:p>
          </table:table-cell>
          <table:table-cell table:style-name="ce4" table:formula="of:=-SQRT((OD/2)^2-[.E149]^2)+f" office:value-type="float" office:value="91.1548642622009" calcext:value-type="float">
            <text:p>91.1548642622009</text:p>
          </table:table-cell>
          <table:table-cell table:number-columns-repeated="7"/>
        </table:table-row>
        <table:table-row table:style-name="ro1">
          <table:table-cell/>
          <table:table-cell table:formula="of:=[.B149]+[.$B$12]/100" office:value-type="float" office:value="72.7461339178919" calcext:value-type="float">
            <text:p>72.7461339178919</text:p>
          </table:table-cell>
          <table:table-cell table:formula="of:=[.B150]^2/4/f" office:value-type="float" office:value="8.81999999999976" calcext:value-type="float">
            <text:p>8.81999999999976</text:p>
          </table:table-cell>
          <table:table-cell/>
          <table:table-cell table:formula="of:=[.E149]-[.$B$6]/100" office:value-type="float" office:value="45" calcext:value-type="float">
            <text:p>45</text:p>
          </table:table-cell>
          <table:table-cell table:style-name="ce4" table:formula="of:=-SQRT((OD/2)^2-[.E150]^2)+f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/>
          <table:table-cell table:formula="of:=[.B150]+[.$B$12]/100" office:value-type="float" office:value="76.2102355330296" calcext:value-type="float">
            <text:p>76.2102355330296</text:p>
          </table:table-cell>
          <table:table-cell table:formula="of:=[.B151]^2/4/f" office:value-type="float" office:value="9.67999999999975" calcext:value-type="float">
            <text:p>9.67999999999975</text:p>
          </table:table-cell>
          <table:table-cell/>
          <table:table-cell table:formula="of:=[.E150]-[.$B$6]/100" office:value-type="float" office:value="43.5" calcext:value-type="float">
            <text:p>43.5</text:p>
          </table:table-cell>
          <table:table-cell table:style-name="ce4" table:formula="of:=-SQRT((OD/2)^2-[.E151]^2)+f" office:value-type="float" office:value="88.9037644367511" calcext:value-type="float">
            <text:p>88.9037644367511</text:p>
          </table:table-cell>
          <table:table-cell table:number-columns-repeated="7"/>
        </table:table-row>
        <table:table-row table:style-name="ro1">
          <table:table-cell/>
          <table:table-cell table:formula="of:=[.B151]+[.$B$12]/100" office:value-type="float" office:value="79.6743371481674" calcext:value-type="float">
            <text:p>79.6743371481674</text:p>
          </table:table-cell>
          <table:table-cell table:formula="of:=[.B152]^2/4/f" office:value-type="float" office:value="10.5799999999997" calcext:value-type="float">
            <text:p>10.5799999999997</text:p>
          </table:table-cell>
          <table:table-cell/>
          <table:table-cell table:formula="of:=[.E151]-[.$B$6]/100" office:value-type="float" office:value="42" calcext:value-type="float">
            <text:p>42</text:p>
          </table:table-cell>
          <table:table-cell table:style-name="ce4" table:formula="of:=-SQRT((OD/2)^2-[.E152]^2)+f" office:value-type="float" office:value="87.8630544683761" calcext:value-type="float">
            <text:p>87.8630544683761</text:p>
          </table:table-cell>
          <table:table-cell table:number-columns-repeated="7"/>
        </table:table-row>
        <table:table-row table:style-name="ro1">
          <table:table-cell/>
          <table:table-cell table:formula="of:=[.B152]+[.$B$12]/100" office:value-type="float" office:value="83.1384387633051" calcext:value-type="float">
            <text:p>83.1384387633051</text:p>
          </table:table-cell>
          <table:table-cell table:formula="of:=[.B153]^2/4/f" office:value-type="float" office:value="11.5199999999997" calcext:value-type="float">
            <text:p>11.5199999999997</text:p>
          </table:table-cell>
          <table:table-cell/>
          <table:table-cell table:formula="of:=[.E152]-[.$B$6]/100" office:value-type="float" office:value="40.5" calcext:value-type="float">
            <text:p>40.5</text:p>
          </table:table-cell>
          <table:table-cell table:style-name="ce4" table:formula="of:=-SQRT((OD/2)^2-[.E153]^2)+f" office:value-type="float" office:value="86.8751237624976" calcext:value-type="float">
            <text:p>86.8751237624976</text:p>
          </table:table-cell>
          <table:table-cell table:number-columns-repeated="7"/>
        </table:table-row>
        <table:table-row table:style-name="ro1">
          <table:table-cell/>
          <table:table-cell table:formula="of:=[.B153]+[.$B$12]/100" office:value-type="float" office:value="86.6025403784429" calcext:value-type="float">
            <text:p>86.6025403784429</text:p>
          </table:table-cell>
          <table:table-cell table:formula="of:=[.B154]^2/4/f" office:value-type="float" office:value="12.4999999999997" calcext:value-type="float">
            <text:p>12.4999999999997</text:p>
          </table:table-cell>
          <table:table-cell/>
          <table:table-cell table:formula="of:=[.E153]-[.$B$6]/100" office:value-type="float" office:value="39" calcext:value-type="float">
            <text:p>39</text:p>
          </table:table-cell>
          <table:table-cell table:style-name="ce4" table:formula="of:=-SQRT((OD/2)^2-[.E154]^2)+f" office:value-type="float" office:value="85.9375304878121" calcext:value-type="float">
            <text:p>85.9375304878121</text:p>
          </table:table-cell>
          <table:table-cell table:number-columns-repeated="7"/>
        </table:table-row>
        <table:table-row table:style-name="ro1">
          <table:table-cell/>
          <table:table-cell table:formula="of:=[.B154]+[.$B$12]/100" office:value-type="float" office:value="90.0666419935806" calcext:value-type="float">
            <text:p>90.0666419935806</text:p>
          </table:table-cell>
          <table:table-cell table:formula="of:=[.B155]^2/4/f" office:value-type="float" office:value="13.5199999999997" calcext:value-type="float">
            <text:p>13.5199999999997</text:p>
          </table:table-cell>
          <table:table-cell/>
          <table:table-cell table:formula="of:=[.E154]-[.$B$6]/100" office:value-type="float" office:value="37.5" calcext:value-type="float">
            <text:p>37.5</text:p>
          </table:table-cell>
          <table:table-cell table:style-name="ce4" table:formula="of:=-SQRT((OD/2)^2-[.E155]^2)+f" office:value-type="float" office:value="85.0480947161671" calcext:value-type="float">
            <text:p>85.0480947161671</text:p>
          </table:table-cell>
          <table:table-cell table:number-columns-repeated="7"/>
        </table:table-row>
        <table:table-row table:style-name="ro1">
          <table:table-cell/>
          <table:table-cell table:formula="of:=[.B155]+[.$B$12]/100" office:value-type="float" office:value="93.5307436087184" calcext:value-type="float">
            <text:p>93.5307436087184</text:p>
          </table:table-cell>
          <table:table-cell table:formula="of:=[.B156]^2/4/f" office:value-type="float" office:value="14.5799999999997" calcext:value-type="float">
            <text:p>14.5799999999997</text:p>
          </table:table-cell>
          <table:table-cell/>
          <table:table-cell table:formula="of:=[.E155]-[.$B$6]/100" office:value-type="float" office:value="36" calcext:value-type="float">
            <text:p>36</text:p>
          </table:table-cell>
          <table:table-cell table:style-name="ce4" table:formula="of:=-SQRT((OD/2)^2-[.E156]^2)+f" office:value-type="float" office:value="84.2048634016161" calcext:value-type="float">
            <text:p>84.2048634016161</text:p>
          </table:table-cell>
          <table:table-cell table:number-columns-repeated="7"/>
        </table:table-row>
        <table:table-row table:style-name="ro1">
          <table:table-cell/>
          <table:table-cell table:formula="of:=[.B156]+[.$B$12]/100" office:value-type="float" office:value="96.9948452238561" calcext:value-type="float">
            <text:p>96.9948452238561</text:p>
          </table:table-cell>
          <table:table-cell table:formula="of:=[.B157]^2/4/f" office:value-type="float" office:value="15.6799999999997" calcext:value-type="float">
            <text:p>15.6799999999997</text:p>
          </table:table-cell>
          <table:table-cell/>
          <table:table-cell table:formula="of:=[.E156]-[.$B$6]/100" office:value-type="float" office:value="34.5" calcext:value-type="float">
            <text:p>34.5</text:p>
          </table:table-cell>
          <table:table-cell table:style-name="ce4" table:formula="of:=-SQRT((OD/2)^2-[.E157]^2)+f" office:value-type="float" office:value="83.4060813587307" calcext:value-type="float">
            <text:p>83.4060813587307</text:p>
          </table:table-cell>
          <table:table-cell table:number-columns-repeated="7"/>
        </table:table-row>
        <table:table-row table:style-name="ro1">
          <table:table-cell/>
          <table:table-cell table:formula="of:=[.B157]+[.$B$12]/100" office:value-type="float" office:value="100.458946838994" calcext:value-type="float">
            <text:p>100.458946838994</text:p>
          </table:table-cell>
          <table:table-cell table:formula="of:=[.B158]^2/4/f" office:value-type="float" office:value="16.8199999999997" calcext:value-type="float">
            <text:p>16.8199999999997</text:p>
          </table:table-cell>
          <table:table-cell/>
          <table:table-cell table:formula="of:=[.E157]-[.$B$6]/100" office:value-type="float" office:value="33" calcext:value-type="float">
            <text:p>33</text:p>
          </table:table-cell>
          <table:table-cell table:style-name="ce4" table:formula="of:=-SQRT((OD/2)^2-[.E158]^2)+f" office:value-type="float" office:value="82.6501670380691" calcext:value-type="float">
            <text:p>82.6501670380691</text:p>
          </table:table-cell>
          <table:table-cell table:number-columns-repeated="7"/>
        </table:table-row>
        <table:table-row table:style-name="ro1">
          <table:table-cell/>
          <table:table-cell table:formula="of:=[.B158]+[.$B$12]/100" office:value-type="float" office:value="103.923048454132" calcext:value-type="float">
            <text:p>103.923048454132</text:p>
          </table:table-cell>
          <table:table-cell table:formula="of:=[.B159]^2/4/f" office:value-type="float" office:value="17.9999999999996" calcext:value-type="float">
            <text:p>17.9999999999996</text:p>
          </table:table-cell>
          <table:table-cell/>
          <table:table-cell table:formula="of:=[.E158]-[.$B$6]/100" office:value-type="float" office:value="31.5" calcext:value-type="float">
            <text:p>31.5</text:p>
          </table:table-cell>
          <table:table-cell table:style-name="ce4" table:formula="of:=-SQRT((OD/2)^2-[.E159]^2)+f" office:value-type="float" office:value="81.9356921727694" calcext:value-type="float">
            <text:p>81.9356921727694</text:p>
          </table:table-cell>
          <table:table-cell table:number-columns-repeated="7"/>
        </table:table-row>
        <table:table-row table:style-name="ro1">
          <table:table-cell/>
          <table:table-cell table:formula="of:=[.B159]+[.$B$12]/100" office:value-type="float" office:value="107.387150069269" calcext:value-type="float">
            <text:p>107.387150069269</text:p>
          </table:table-cell>
          <table:table-cell table:formula="of:=[.B160]^2/4/f" office:value-type="float" office:value="19.2199999999996" calcext:value-type="float">
            <text:p>19.2199999999996</text:p>
          </table:table-cell>
          <table:table-cell/>
          <table:table-cell table:formula="of:=[.E159]-[.$B$6]/100" office:value-type="float" office:value="30" calcext:value-type="float">
            <text:p>30</text:p>
          </table:table-cell>
          <table:table-cell table:style-name="ce4" table:formula="of:=-SQRT((OD/2)^2-[.E160]^2)+f" office:value-type="float" office:value="81.2613645756624" calcext:value-type="float">
            <text:p>81.2613645756624</text:p>
          </table:table-cell>
          <table:table-cell table:number-columns-repeated="7"/>
        </table:table-row>
        <table:table-row table:style-name="ro1">
          <table:table-cell/>
          <table:table-cell table:formula="of:=[.B160]+[.$B$12]/100" office:value-type="float" office:value="110.851251684407" calcext:value-type="float">
            <text:p>110.851251684407</text:p>
          </table:table-cell>
          <table:table-cell table:formula="of:=[.B161]^2/4/f" office:value-type="float" office:value="20.4799999999996" calcext:value-type="float">
            <text:p>20.4799999999996</text:p>
          </table:table-cell>
          <table:table-cell/>
          <table:table-cell table:formula="of:=[.E160]-[.$B$6]/100" office:value-type="float" office:value="28.5" calcext:value-type="float">
            <text:p>28.5</text:p>
          </table:table-cell>
          <table:table-cell table:style-name="ce4" table:formula="of:=-SQRT((OD/2)^2-[.E161]^2)+f" office:value-type="float" office:value="80.6260135209169" calcext:value-type="float">
            <text:p>80.6260135209169</text:p>
          </table:table-cell>
          <table:table-cell table:number-columns-repeated="7"/>
        </table:table-row>
        <table:table-row table:style-name="ro1">
          <table:table-cell/>
          <table:table-cell table:formula="of:=[.B161]+[.$B$12]/100" office:value-type="float" office:value="114.315353299545" calcext:value-type="float">
            <text:p>114.315353299545</text:p>
          </table:table-cell>
          <table:table-cell table:formula="of:=[.B162]^2/4/f" office:value-type="float" office:value="21.7799999999996" calcext:value-type="float">
            <text:p>21.7799999999996</text:p>
          </table:table-cell>
          <table:table-cell/>
          <table:table-cell table:formula="of:=[.E161]-[.$B$6]/100" office:value-type="float" office:value="27" calcext:value-type="float">
            <text:p>27</text:p>
          </table:table-cell>
          <table:table-cell table:style-name="ce4" table:formula="of:=-SQRT((OD/2)^2-[.E162]^2)+f" office:value-type="float" office:value="80.0285772618564" calcext:value-type="float">
            <text:p>80.0285772618564</text:p>
          </table:table-cell>
          <table:table-cell table:number-columns-repeated="7"/>
        </table:table-row>
        <table:table-row table:style-name="ro1">
          <table:table-cell/>
          <table:table-cell table:formula="of:=[.B162]+[.$B$12]/100" office:value-type="float" office:value="117.779454914683" calcext:value-type="float">
            <text:p>117.779454914683</text:p>
          </table:table-cell>
          <table:table-cell table:formula="of:=[.B163]^2/4/f" office:value-type="float" office:value="23.1199999999996" calcext:value-type="float">
            <text:p>23.1199999999996</text:p>
          </table:table-cell>
          <table:table-cell/>
          <table:table-cell table:formula="of:=[.E162]-[.$B$6]/100" office:value-type="float" office:value="25.5" calcext:value-type="float">
            <text:p>25.5</text:p>
          </table:table-cell>
          <table:table-cell table:style-name="ce4" table:formula="of:=-SQRT((OD/2)^2-[.E163]^2)+f" office:value-type="float" office:value="79.4680923269475" calcext:value-type="float">
            <text:p>79.4680923269475</text:p>
          </table:table-cell>
          <table:table-cell table:number-columns-repeated="7"/>
        </table:table-row>
        <table:table-row table:style-name="ro1">
          <table:table-cell/>
          <table:table-cell table:formula="of:=[.B163]+[.$B$12]/100" office:value-type="float" office:value="121.24355652982" calcext:value-type="float">
            <text:p>121.24355652982</text:p>
          </table:table-cell>
          <table:table-cell table:formula="of:=[.B164]^2/4/f" office:value-type="float" office:value="24.4999999999996" calcext:value-type="float">
            <text:p>24.4999999999996</text:p>
          </table:table-cell>
          <table:table-cell/>
          <table:table-cell table:formula="of:=[.E163]-[.$B$6]/100" office:value-type="float" office:value="24" calcext:value-type="float">
            <text:p>24</text:p>
          </table:table-cell>
          <table:table-cell table:style-name="ce4" table:formula="of:=-SQRT((OD/2)^2-[.E164]^2)+f" office:value-type="float" office:value="78.9436843060379" calcext:value-type="float">
            <text:p>78.9436843060379</text:p>
          </table:table-cell>
          <table:table-cell table:number-columns-repeated="7"/>
        </table:table-row>
        <table:table-row table:style-name="ro1">
          <table:table-cell/>
          <table:table-cell table:formula="of:=[.B164]+[.$B$12]/100" office:value-type="float" office:value="124.707658144958" calcext:value-type="float">
            <text:p>124.707658144958</text:p>
          </table:table-cell>
          <table:table-cell table:formula="of:=[.B165]^2/4/f" office:value-type="float" office:value="25.9199999999996" calcext:value-type="float">
            <text:p>25.9199999999996</text:p>
          </table:table-cell>
          <table:table-cell/>
          <table:table-cell table:formula="of:=[.E164]-[.$B$6]/100" office:value-type="float" office:value="22.5" calcext:value-type="float">
            <text:p>22.5</text:p>
          </table:table-cell>
          <table:table-cell table:style-name="ce4" table:formula="of:=-SQRT((OD/2)^2-[.E165]^2)+f" office:value-type="float" office:value="78.4545598937291" calcext:value-type="float">
            <text:p>78.4545598937291</text:p>
          </table:table-cell>
          <table:table-cell table:number-columns-repeated="7"/>
        </table:table-row>
        <table:table-row table:style-name="ro1">
          <table:table-cell/>
          <table:table-cell table:formula="of:=[.B165]+[.$B$12]/100" office:value-type="float" office:value="128.171759760096" calcext:value-type="float">
            <text:p>128.171759760096</text:p>
          </table:table-cell>
          <table:table-cell table:formula="of:=[.B166]^2/4/f" office:value-type="float" office:value="27.3799999999995" calcext:value-type="float">
            <text:p>27.3799999999995</text:p>
          </table:table-cell>
          <table:table-cell/>
          <table:table-cell table:formula="of:=[.E165]-[.$B$6]/100" office:value-type="float" office:value="21" calcext:value-type="float">
            <text:p>21</text:p>
          </table:table-cell>
          <table:table-cell table:style-name="ce4" table:formula="of:=-SQRT((OD/2)^2-[.E166]^2)+f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/>
          <table:table-cell table:formula="of:=[.B166]+[.$B$12]/100" office:value-type="float" office:value="131.635861375234" calcext:value-type="float">
            <text:p>131.635861375234</text:p>
          </table:table-cell>
          <table:table-cell table:formula="of:=[.B167]^2/4/f" office:value-type="float" office:value="28.8799999999995" calcext:value-type="float">
            <text:p>28.8799999999995</text:p>
          </table:table-cell>
          <table:table-cell/>
          <table:table-cell table:formula="of:=[.E166]-[.$B$6]/100" office:value-type="float" office:value="19.5" calcext:value-type="float">
            <text:p>19.5</text:p>
          </table:table-cell>
          <table:table-cell table:style-name="ce4" table:formula="of:=-SQRT((OD/2)^2-[.E167]^2)+f" office:value-type="float" office:value="77.5793537725601" calcext:value-type="float">
            <text:p>77.5793537725601</text:p>
          </table:table-cell>
          <table:table-cell table:number-columns-repeated="7"/>
        </table:table-row>
        <table:table-row table:style-name="ro1">
          <table:table-cell/>
          <table:table-cell table:formula="of:=[.B167]+[.$B$12]/100" office:value-type="float" office:value="135.099962990371" calcext:value-type="float">
            <text:p>135.099962990371</text:p>
          </table:table-cell>
          <table:table-cell table:formula="of:=[.B168]^2/4/f" office:value-type="float" office:value="30.4199999999995" calcext:value-type="float">
            <text:p>30.4199999999995</text:p>
          </table:table-cell>
          <table:table-cell/>
          <table:table-cell table:formula="of:=[.E167]-[.$B$6]/100" office:value-type="float" office:value="18" calcext:value-type="float">
            <text:p>18</text:p>
          </table:table-cell>
          <table:table-cell table:style-name="ce4" table:formula="of:=-SQRT((OD/2)^2-[.E168]^2)+f" office:value-type="float" office:value="77.1920334029304" calcext:value-type="float">
            <text:p>77.1920334029304</text:p>
          </table:table-cell>
          <table:table-cell table:number-columns-repeated="7"/>
        </table:table-row>
        <table:table-row table:style-name="ro1">
          <table:table-cell/>
          <table:table-cell table:formula="of:=[.B168]+[.$B$12]/100" office:value-type="float" office:value="138.564064605509" calcext:value-type="float">
            <text:p>138.564064605509</text:p>
          </table:table-cell>
          <table:table-cell table:formula="of:=[.B169]^2/4/f" office:value-type="float" office:value="31.9999999999995" calcext:value-type="float">
            <text:p>31.9999999999995</text:p>
          </table:table-cell>
          <table:table-cell/>
          <table:table-cell table:formula="of:=[.E168]-[.$B$6]/100" office:value-type="float" office:value="16.5" calcext:value-type="float">
            <text:p>16.5</text:p>
          </table:table-cell>
          <table:table-cell table:style-name="ce4" table:formula="of:=-SQRT((OD/2)^2-[.E169]^2)+f" office:value-type="float" office:value="76.8375096104568" calcext:value-type="float">
            <text:p>76.8375096104568</text:p>
          </table:table-cell>
          <table:table-cell table:number-columns-repeated="7"/>
        </table:table-row>
        <table:table-row table:style-name="ro1">
          <table:table-cell/>
          <table:table-cell table:formula="of:=[.B169]+[.$B$12]/100" office:value-type="float" office:value="142.028166220647" calcext:value-type="float">
            <text:p>142.028166220647</text:p>
          </table:table-cell>
          <table:table-cell table:formula="of:=[.B170]^2/4/f" office:value-type="float" office:value="33.6199999999995" calcext:value-type="float">
            <text:p>33.6199999999995</text:p>
          </table:table-cell>
          <table:table-cell/>
          <table:table-cell table:formula="of:=[.E169]-[.$B$6]/100" office:value-type="float" office:value="15" calcext:value-type="float">
            <text:p>15</text:p>
          </table:table-cell>
          <table:table-cell table:style-name="ce4" table:formula="of:=-SQRT((OD/2)^2-[.E170]^2)+f" office:value-type="float" office:value="76.5153077165047" calcext:value-type="float">
            <text:p>76.5153077165047</text:p>
          </table:table-cell>
          <table:table-cell table:number-columns-repeated="7"/>
        </table:table-row>
        <table:table-row table:style-name="ro1">
          <table:table-cell/>
          <table:table-cell table:formula="of:=[.B170]+[.$B$12]/100" office:value-type="float" office:value="145.492267835785" calcext:value-type="float">
            <text:p>145.492267835785</text:p>
          </table:table-cell>
          <table:table-cell table:formula="of:=[.B171]^2/4/f" office:value-type="float" office:value="35.2799999999994" calcext:value-type="float">
            <text:p>35.2799999999994</text:p>
          </table:table-cell>
          <table:table-cell/>
          <table:table-cell table:formula="of:=[.E170]-[.$B$6]/100" office:value-type="float" office:value="13.5" calcext:value-type="float">
            <text:p>13.5</text:p>
          </table:table-cell>
          <table:table-cell table:style-name="ce4" table:formula="of:=-SQRT((OD/2)^2-[.E171]^2)+f" office:value-type="float" office:value="76.2250042358524" calcext:value-type="float">
            <text:p>76.2250042358524</text:p>
          </table:table-cell>
          <table:table-cell table:number-columns-repeated="7"/>
        </table:table-row>
        <table:table-row table:style-name="ro1">
          <table:table-cell/>
          <table:table-cell table:formula="of:=[.B171]+[.$B$12]/100" office:value-type="float" office:value="148.956369450922" calcext:value-type="float">
            <text:p>148.956369450922</text:p>
          </table:table-cell>
          <table:table-cell table:formula="of:=[.B172]^2/4/f" office:value-type="float" office:value="36.9799999999994" calcext:value-type="float">
            <text:p>36.9799999999994</text:p>
          </table:table-cell>
          <table:table-cell/>
          <table:table-cell table:formula="of:=[.E171]-[.$B$6]/100" office:value-type="float" office:value="12" calcext:value-type="float">
            <text:p>12</text:p>
          </table:table-cell>
          <table:table-cell table:style-name="ce4" table:formula="of:=-SQRT((OD/2)^2-[.E172]^2)+f" office:value-type="float" office:value="75.9662239244816" calcext:value-type="float">
            <text:p>75.9662239244816</text:p>
          </table:table-cell>
          <table:table-cell table:number-columns-repeated="7"/>
        </table:table-row>
        <table:table-row table:style-name="ro1">
          <table:table-cell/>
          <table:table-cell table:formula="of:=[.B172]+[.$B$12]/100" office:value-type="float" office:value="152.42047106606" calcext:value-type="float">
            <text:p>152.42047106606</text:p>
          </table:table-cell>
          <table:table-cell table:formula="of:=[.B173]^2/4/f" office:value-type="float" office:value="38.7199999999994" calcext:value-type="float">
            <text:p>38.7199999999994</text:p>
          </table:table-cell>
          <table:table-cell/>
          <table:table-cell table:formula="of:=[.E172]-[.$B$6]/100" office:value-type="float" office:value="10.5" calcext:value-type="float">
            <text:p>10.5</text:p>
          </table:table-cell>
          <table:table-cell table:style-name="ce4" table:formula="of:=-SQRT((OD/2)^2-[.E173]^2)+f" office:value-type="float" office:value="75.7386372330806" calcext:value-type="float">
            <text:p>75.7386372330806</text:p>
          </table:table-cell>
          <table:table-cell table:number-columns-repeated="7"/>
        </table:table-row>
        <table:table-row table:style-name="ro1">
          <table:table-cell/>
          <table:table-cell table:formula="of:=[.B173]+[.$B$12]/100" office:value-type="float" office:value="155.884572681198" calcext:value-type="float">
            <text:p>155.884572681198</text:p>
          </table:table-cell>
          <table:table-cell table:formula="of:=[.B174]^2/4/f" office:value-type="float" office:value="40.4999999999994" calcext:value-type="float">
            <text:p>40.4999999999994</text:p>
          </table:table-cell>
          <table:table-cell/>
          <table:table-cell table:formula="of:=[.E173]-[.$B$6]/100" office:value-type="float" office:value="9" calcext:value-type="float">
            <text:p>9</text:p>
          </table:table-cell>
          <table:table-cell table:style-name="ce4" table:formula="of:=-SQRT((OD/2)^2-[.E174]^2)+f" office:value-type="float" office:value="75.5419581240549" calcext:value-type="float">
            <text:p>75.5419581240549</text:p>
          </table:table-cell>
          <table:table-cell table:number-columns-repeated="7"/>
        </table:table-row>
        <table:table-row table:style-name="ro1">
          <table:table-cell/>
          <table:table-cell table:formula="of:=[.B174]+[.$B$12]/100" office:value-type="float" office:value="159.348674296336" calcext:value-type="float">
            <text:p>159.348674296336</text:p>
          </table:table-cell>
          <table:table-cell table:formula="of:=[.B175]^2/4/f" office:value-type="float" office:value="42.3199999999994" calcext:value-type="float">
            <text:p>42.3199999999994</text:p>
          </table:table-cell>
          <table:table-cell/>
          <table:table-cell table:formula="of:=[.E174]-[.$B$6]/100" office:value-type="float" office:value="7.5" calcext:value-type="float">
            <text:p>7.5</text:p>
          </table:table-cell>
          <table:table-cell table:style-name="ce4" table:formula="of:=-SQRT((OD/2)^2-[.E175]^2)+f" office:value-type="float" office:value="75.3759422170035" calcext:value-type="float">
            <text:p>75.3759422170035</text:p>
          </table:table-cell>
          <table:table-cell table:number-columns-repeated="7"/>
        </table:table-row>
        <table:table-row table:style-name="ro1">
          <table:table-cell/>
          <table:table-cell table:formula="of:=[.B175]+[.$B$12]/100" office:value-type="float" office:value="162.812775911473" calcext:value-type="float">
            <text:p>162.812775911473</text:p>
          </table:table-cell>
          <table:table-cell table:formula="of:=[.B176]^2/4/f" office:value-type="float" office:value="44.1799999999993" calcext:value-type="float">
            <text:p>44.1799999999993</text:p>
          </table:table-cell>
          <table:table-cell/>
          <table:table-cell table:formula="of:=[.E175]-[.$B$6]/100" office:value-type="float" office:value="6" calcext:value-type="float">
            <text:p>6</text:p>
          </table:table-cell>
          <table:table-cell table:style-name="ce4" table:formula="of:=-SQRT((OD/2)^2-[.E176]^2)+f" office:value-type="float" office:value="75.2403852337373" calcext:value-type="float">
            <text:p>75.2403852337373</text:p>
          </table:table-cell>
          <table:table-cell table:number-columns-repeated="7"/>
        </table:table-row>
        <table:table-row table:style-name="ro1">
          <table:table-cell/>
          <table:table-cell table:formula="of:=[.B176]+[.$B$12]/100" office:value-type="float" office:value="166.276877526611" calcext:value-type="float">
            <text:p>166.276877526611</text:p>
          </table:table-cell>
          <table:table-cell table:formula="of:=[.B177]^2/4/f" office:value-type="float" office:value="46.0799999999993" calcext:value-type="float">
            <text:p>46.0799999999993</text:p>
          </table:table-cell>
          <table:table-cell/>
          <table:table-cell table:formula="of:=[.E176]-[.$B$6]/100" office:value-type="float" office:value="4.5" calcext:value-type="float">
            <text:p>4.5</text:p>
          </table:table-cell>
          <table:table-cell table:style-name="ce4" table:formula="of:=-SQRT((OD/2)^2-[.E177]^2)+f" office:value-type="float" office:value="75.1351217191933" calcext:value-type="float">
            <text:p>75.1351217191933</text:p>
          </table:table-cell>
          <table:table-cell table:number-columns-repeated="7"/>
        </table:table-row>
        <table:table-row table:style-name="ro1">
          <table:table-cell/>
          <table:table-cell table:formula="of:=[.B177]+[.$B$12]/100" office:value-type="float" office:value="169.740979141749" calcext:value-type="float">
            <text:p>169.740979141749</text:p>
          </table:table-cell>
          <table:table-cell table:formula="of:=[.B178]^2/4/f" office:value-type="float" office:value="48.0199999999993" calcext:value-type="float">
            <text:p>48.0199999999993</text:p>
          </table:table-cell>
          <table:table-cell/>
          <table:table-cell table:formula="of:=[.E177]-[.$B$6]/100" office:value-type="float" office:value="3" calcext:value-type="float">
            <text:p>3</text:p>
          </table:table-cell>
          <table:table-cell table:style-name="ce4" table:formula="of:=-SQRT((OD/2)^2-[.E178]^2)+f" office:value-type="float" office:value="75.0600240192192" calcext:value-type="float">
            <text:p>75.0600240192192</text:p>
          </table:table-cell>
          <table:table-cell table:number-columns-repeated="7"/>
        </table:table-row>
        <table:table-row table:style-name="ro1">
          <table:table-cell/>
          <table:table-cell table:formula="of:=[.B178]+[.$B$12]/100" office:value-type="float" office:value="173.205080756886" calcext:value-type="float">
            <text:p>173.205080756886</text:p>
          </table:table-cell>
          <table:table-cell table:formula="of:=[.B179]^2/4/f" office:value-type="float" office:value="49.9999999999993" calcext:value-type="float">
            <text:p>49.9999999999993</text:p>
          </table:table-cell>
          <table:table-cell/>
          <table:table-cell table:formula="of:=[.E178]-[.$B$6]/100" office:value-type="float" office:value="1.5" calcext:value-type="float">
            <text:p>1.5</text:p>
          </table:table-cell>
          <table:table-cell table:style-name="ce4" table:formula="of:=-SQRT((OD/2)^2-[.E179]^2)+f" office:value-type="float" office:value="75.0150015003001" calcext:value-type="float">
            <text:p>75.0150015003001</text:p>
          </table:table-cell>
          <table:table-cell table:number-columns-repeated="7"/>
        </table:table-row>
        <table:table-row table:style-name="ro1">
          <table:table-cell/>
          <table:table-cell table:formula="of:=[.B179]+[.$B$12]/100" office:value-type="float" office:value="176.669182372024" calcext:value-type="float">
            <text:p>176.669182372024</text:p>
          </table:table-cell>
          <table:table-cell table:formula="of:=[.B180]^2/4/f" office:value-type="float" office:value="52.0199999999992" calcext:value-type="float">
            <text:p>52.0199999999992</text:p>
          </table:table-cell>
          <table:table-cell/>
          <table:table-cell table:formula="of:=[.E179]-[.$B$6]/100" office:value-type="float" office:value="0" calcext:value-type="float">
            <text:p>0</text:p>
          </table:table-cell>
          <table:table-cell table:style-name="ce4" table:formula="of:=-SQRT((OD/2)^2-[.E180]^2)+f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/>
          <table:table-cell table:formula="of:=[.B180]+[.$B$12]/100" office:value-type="float" office:value="180.133283987162" calcext:value-type="float">
            <text:p>180.133283987162</text:p>
          </table:table-cell>
          <table:table-cell table:formula="of:=[.B181]^2/4/f" office:value-type="float" office:value="54.0799999999992" calcext:value-type="float">
            <text:p>54.0799999999992</text:p>
          </table:table-cell>
          <table:table-cell/>
          <table:table-cell table:formula="of:=[.E180]-[.$B$6]/100" office:value-type="float" office:value="-1.5" calcext:value-type="float">
            <text:p>-1.5</text:p>
          </table:table-cell>
          <table:table-cell table:style-name="ce4" table:formula="of:=-SQRT((OD/2)^2-[.E181]^2)+f" office:value-type="float" office:value="75.0150015003001" calcext:value-type="float">
            <text:p>75.0150015003001</text:p>
          </table:table-cell>
          <table:table-cell table:number-columns-repeated="7"/>
        </table:table-row>
        <table:table-row table:style-name="ro1">
          <table:table-cell/>
          <table:table-cell table:formula="of:=[.B181]+[.$B$12]/100" office:value-type="float" office:value="183.5973856023" calcext:value-type="float">
            <text:p>183.5973856023</text:p>
          </table:table-cell>
          <table:table-cell table:formula="of:=[.B182]^2/4/f" office:value-type="float" office:value="56.1799999999992" calcext:value-type="float">
            <text:p>56.1799999999992</text:p>
          </table:table-cell>
          <table:table-cell/>
          <table:table-cell table:formula="of:=[.E181]-[.$B$6]/100" office:value-type="float" office:value="-3" calcext:value-type="float">
            <text:p>-3</text:p>
          </table:table-cell>
          <table:table-cell table:style-name="ce4" table:formula="of:=-SQRT((OD/2)^2-[.E182]^2)+f" office:value-type="float" office:value="75.0600240192192" calcext:value-type="float">
            <text:p>75.0600240192192</text:p>
          </table:table-cell>
          <table:table-cell table:number-columns-repeated="7"/>
        </table:table-row>
        <table:table-row table:style-name="ro1">
          <table:table-cell/>
          <table:table-cell table:formula="of:=[.B182]+[.$B$12]/100" office:value-type="float" office:value="187.061487217437" calcext:value-type="float">
            <text:p>187.061487217437</text:p>
          </table:table-cell>
          <table:table-cell table:formula="of:=[.B183]^2/4/f" office:value-type="float" office:value="58.3199999999991" calcext:value-type="float">
            <text:p>58.3199999999991</text:p>
          </table:table-cell>
          <table:table-cell/>
          <table:table-cell table:formula="of:=[.E182]-[.$B$6]/100" office:value-type="float" office:value="-4.5" calcext:value-type="float">
            <text:p>-4.5</text:p>
          </table:table-cell>
          <table:table-cell table:style-name="ce4" table:formula="of:=-SQRT((OD/2)^2-[.E183]^2)+f" office:value-type="float" office:value="75.1351217191933" calcext:value-type="float">
            <text:p>75.1351217191933</text:p>
          </table:table-cell>
          <table:table-cell table:number-columns-repeated="7"/>
        </table:table-row>
        <table:table-row table:style-name="ro1">
          <table:table-cell/>
          <table:table-cell table:formula="of:=[.B183]+[.$B$12]/100" office:value-type="float" office:value="190.525588832575" calcext:value-type="float">
            <text:p>190.525588832575</text:p>
          </table:table-cell>
          <table:table-cell table:formula="of:=[.B184]^2/4/f" office:value-type="float" office:value="60.4999999999991" calcext:value-type="float">
            <text:p>60.4999999999991</text:p>
          </table:table-cell>
          <table:table-cell/>
          <table:table-cell table:formula="of:=[.E183]-[.$B$6]/100" office:value-type="float" office:value="-6" calcext:value-type="float">
            <text:p>-6</text:p>
          </table:table-cell>
          <table:table-cell table:style-name="ce4" table:formula="of:=-SQRT((OD/2)^2-[.E184]^2)+f" office:value-type="float" office:value="75.2403852337373" calcext:value-type="float">
            <text:p>75.2403852337373</text:p>
          </table:table-cell>
          <table:table-cell table:number-columns-repeated="7"/>
        </table:table-row>
        <table:table-row table:style-name="ro1">
          <table:table-cell/>
          <table:table-cell table:formula="of:=[.B184]+[.$B$12]/100" office:value-type="float" office:value="193.989690447713" calcext:value-type="float">
            <text:p>193.989690447713</text:p>
          </table:table-cell>
          <table:table-cell table:formula="of:=[.B185]^2/4/f" office:value-type="float" office:value="62.7199999999991" calcext:value-type="float">
            <text:p>62.7199999999991</text:p>
          </table:table-cell>
          <table:table-cell/>
          <table:table-cell table:formula="of:=[.E184]-[.$B$6]/100" office:value-type="float" office:value="-7.5" calcext:value-type="float">
            <text:p>-7.5</text:p>
          </table:table-cell>
          <table:table-cell table:style-name="ce4" table:formula="of:=-SQRT((OD/2)^2-[.E185]^2)+f" office:value-type="float" office:value="75.3759422170035" calcext:value-type="float">
            <text:p>75.3759422170035</text:p>
          </table:table-cell>
          <table:table-cell table:number-columns-repeated="7"/>
        </table:table-row>
        <table:table-row table:style-name="ro1">
          <table:table-cell/>
          <table:table-cell table:formula="of:=[.B185]+[.$B$12]/100" office:value-type="float" office:value="197.453792062851" calcext:value-type="float">
            <text:p>197.453792062851</text:p>
          </table:table-cell>
          <table:table-cell table:formula="of:=[.B186]^2/4/f" office:value-type="float" office:value="64.9799999999991" calcext:value-type="float">
            <text:p>64.9799999999991</text:p>
          </table:table-cell>
          <table:table-cell/>
          <table:table-cell table:formula="of:=[.E185]-[.$B$6]/100" office:value-type="float" office:value="-9" calcext:value-type="float">
            <text:p>-9</text:p>
          </table:table-cell>
          <table:table-cell table:style-name="ce4" table:formula="of:=-SQRT((OD/2)^2-[.E186]^2)+f" office:value-type="float" office:value="75.5419581240549" calcext:value-type="float">
            <text:p>75.5419581240549</text:p>
          </table:table-cell>
          <table:table-cell table:number-columns-repeated="7"/>
        </table:table-row>
        <table:table-row table:style-name="ro1">
          <table:table-cell/>
          <table:table-cell table:formula="of:=[.B186]+[.$B$12]/100" office:value-type="float" office:value="200.917893677988" calcext:value-type="float">
            <text:p>200.917893677988</text:p>
          </table:table-cell>
          <table:table-cell table:formula="of:=[.B187]^2/4/f" office:value-type="float" office:value="67.2799999999991" calcext:value-type="float">
            <text:p>67.2799999999991</text:p>
          </table:table-cell>
          <table:table-cell/>
          <table:table-cell table:formula="of:=[.E186]-[.$B$6]/100" office:value-type="float" office:value="-10.5" calcext:value-type="float">
            <text:p>-10.5</text:p>
          </table:table-cell>
          <table:table-cell table:style-name="ce4" table:formula="of:=-SQRT((OD/2)^2-[.E187]^2)+f" office:value-type="float" office:value="75.7386372330806" calcext:value-type="float">
            <text:p>75.7386372330806</text:p>
          </table:table-cell>
          <table:table-cell table:number-columns-repeated="7"/>
        </table:table-row>
        <table:table-row table:style-name="ro1">
          <table:table-cell/>
          <table:table-cell table:formula="of:=[.B187]+[.$B$12]/100" office:value-type="float" office:value="204.381995293126" calcext:value-type="float">
            <text:p>204.381995293126</text:p>
          </table:table-cell>
          <table:table-cell table:formula="of:=[.B188]^2/4/f" office:value-type="float" office:value="69.619999999999" calcext:value-type="float">
            <text:p>69.619999999999</text:p>
          </table:table-cell>
          <table:table-cell/>
          <table:table-cell table:formula="of:=[.E187]-[.$B$6]/100" office:value-type="float" office:value="-12" calcext:value-type="float">
            <text:p>-12</text:p>
          </table:table-cell>
          <table:table-cell table:style-name="ce4" table:formula="of:=-SQRT((OD/2)^2-[.E188]^2)+f" office:value-type="float" office:value="75.9662239244816" calcext:value-type="float">
            <text:p>75.9662239244816</text:p>
          </table:table-cell>
          <table:table-cell table:number-columns-repeated="7"/>
        </table:table-row>
        <table:table-row table:style-name="ro1">
          <table:table-cell/>
          <table:table-cell table:formula="of:=[.B188]+[.$B$12]/100" office:value-type="float" office:value="207.846096908264" calcext:value-type="float">
            <text:p>207.846096908264</text:p>
          </table:table-cell>
          <table:table-cell table:formula="of:=[.B189]^2/4/f" office:value-type="float" office:value="71.999999999999" calcext:value-type="float">
            <text:p>71.999999999999</text:p>
          </table:table-cell>
          <table:table-cell/>
          <table:table-cell table:formula="of:=[.E188]-[.$B$6]/100" office:value-type="float" office:value="-13.5" calcext:value-type="float">
            <text:p>-13.5</text:p>
          </table:table-cell>
          <table:table-cell table:style-name="ce4" table:formula="of:=-SQRT((OD/2)^2-[.E189]^2)+f" office:value-type="float" office:value="76.2250042358524" calcext:value-type="float">
            <text:p>76.2250042358524</text:p>
          </table:table-cell>
          <table:table-cell table:number-columns-repeated="7"/>
        </table:table-row>
        <table:table-row table:style-name="ro1">
          <table:table-cell/>
          <table:table-cell table:formula="of:=[.B189]+[.$B$12]/100" office:value-type="float" office:value="211.310198523402" calcext:value-type="float">
            <text:p>211.310198523402</text:p>
          </table:table-cell>
          <table:table-cell table:formula="of:=[.B190]^2/4/f" office:value-type="float" office:value="74.419999999999" calcext:value-type="float">
            <text:p>74.419999999999</text:p>
          </table:table-cell>
          <table:table-cell/>
          <table:table-cell table:formula="of:=[.E189]-[.$B$6]/100" office:value-type="float" office:value="-15" calcext:value-type="float">
            <text:p>-15</text:p>
          </table:table-cell>
          <table:table-cell table:style-name="ce4" table:formula="of:=-SQRT((OD/2)^2-[.E190]^2)+f" office:value-type="float" office:value="76.5153077165047" calcext:value-type="float">
            <text:p>76.5153077165047</text:p>
          </table:table-cell>
          <table:table-cell table:number-columns-repeated="7"/>
        </table:table-row>
        <table:table-row table:style-name="ro1">
          <table:table-cell/>
          <table:table-cell table:formula="of:=[.B190]+[.$B$12]/100" office:value-type="float" office:value="214.774300138539" calcext:value-type="float">
            <text:p>214.774300138539</text:p>
          </table:table-cell>
          <table:table-cell table:formula="of:=[.B191]^2/4/f" office:value-type="float" office:value="76.8799999999989" calcext:value-type="float">
            <text:p>76.8799999999989</text:p>
          </table:table-cell>
          <table:table-cell/>
          <table:table-cell table:formula="of:=[.E190]-[.$B$6]/100" office:value-type="float" office:value="-16.5" calcext:value-type="float">
            <text:p>-16.5</text:p>
          </table:table-cell>
          <table:table-cell table:style-name="ce4" table:formula="of:=-SQRT((OD/2)^2-[.E191]^2)+f" office:value-type="float" office:value="76.8375096104568" calcext:value-type="float">
            <text:p>76.8375096104568</text:p>
          </table:table-cell>
          <table:table-cell table:number-columns-repeated="7"/>
        </table:table-row>
        <table:table-row table:style-name="ro1">
          <table:table-cell/>
          <table:table-cell table:formula="of:=[.B191]+[.$B$12]/100" office:value-type="float" office:value="218.238401753677" calcext:value-type="float">
            <text:p>218.238401753677</text:p>
          </table:table-cell>
          <table:table-cell table:formula="of:=[.B192]^2/4/f" office:value-type="float" office:value="79.3799999999989" calcext:value-type="float">
            <text:p>79.3799999999989</text:p>
          </table:table-cell>
          <table:table-cell/>
          <table:table-cell table:formula="of:=[.E191]-[.$B$6]/100" office:value-type="float" office:value="-18" calcext:value-type="float">
            <text:p>-18</text:p>
          </table:table-cell>
          <table:table-cell table:style-name="ce4" table:formula="of:=-SQRT((OD/2)^2-[.E192]^2)+f" office:value-type="float" office:value="77.1920334029304" calcext:value-type="float">
            <text:p>77.1920334029304</text:p>
          </table:table-cell>
          <table:table-cell table:number-columns-repeated="7"/>
        </table:table-row>
        <table:table-row table:style-name="ro1">
          <table:table-cell/>
          <table:table-cell table:formula="of:=[.B192]+[.$B$12]/100" office:value-type="float" office:value="221.702503368815" calcext:value-type="float">
            <text:p>221.702503368815</text:p>
          </table:table-cell>
          <table:table-cell table:formula="of:=[.B193]^2/4/f" office:value-type="float" office:value="81.9199999999989" calcext:value-type="float">
            <text:p>81.9199999999989</text:p>
          </table:table-cell>
          <table:table-cell/>
          <table:table-cell table:formula="of:=[.E192]-[.$B$6]/100" office:value-type="float" office:value="-19.5" calcext:value-type="float">
            <text:p>-19.5</text:p>
          </table:table-cell>
          <table:table-cell table:style-name="ce4" table:formula="of:=-SQRT((OD/2)^2-[.E193]^2)+f" office:value-type="float" office:value="77.5793537725601" calcext:value-type="float">
            <text:p>77.5793537725601</text:p>
          </table:table-cell>
          <table:table-cell table:number-columns-repeated="7"/>
        </table:table-row>
        <table:table-row table:style-name="ro1">
          <table:table-cell/>
          <table:table-cell table:formula="of:=[.B193]+[.$B$12]/100" office:value-type="float" office:value="225.166604983952" calcext:value-type="float">
            <text:p>225.166604983952</text:p>
          </table:table-cell>
          <table:table-cell table:formula="of:=[.B194]^2/4/f" office:value-type="float" office:value="84.4999999999988" calcext:value-type="float">
            <text:p>84.4999999999988</text:p>
          </table:table-cell>
          <table:table-cell/>
          <table:table-cell table:formula="of:=[.E193]-[.$B$6]/100" office:value-type="float" office:value="-21" calcext:value-type="float">
            <text:p>-21</text:p>
          </table:table-cell>
          <table:table-cell table:style-name="ce4" table:formula="of:=-SQRT((OD/2)^2-[.E194]^2)+f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/>
          <table:table-cell table:formula="of:=[.B194]+[.$B$12]/100" office:value-type="float" office:value="228.63070659909" calcext:value-type="float">
            <text:p>228.63070659909</text:p>
          </table:table-cell>
          <table:table-cell table:formula="of:=[.B195]^2/4/f" office:value-type="float" office:value="87.1199999999988" calcext:value-type="float">
            <text:p>87.1199999999988</text:p>
          </table:table-cell>
          <table:table-cell/>
          <table:table-cell table:formula="of:=[.E194]-[.$B$6]/100" office:value-type="float" office:value="-22.5" calcext:value-type="float">
            <text:p>-22.5</text:p>
          </table:table-cell>
          <table:table-cell table:style-name="ce4" table:formula="of:=-SQRT((OD/2)^2-[.E195]^2)+f" office:value-type="float" office:value="78.4545598937291" calcext:value-type="float">
            <text:p>78.4545598937291</text:p>
          </table:table-cell>
          <table:table-cell table:number-columns-repeated="7"/>
        </table:table-row>
        <table:table-row table:style-name="ro1">
          <table:table-cell/>
          <table:table-cell table:formula="of:=[.B195]+[.$B$12]/100" office:value-type="float" office:value="232.094808214228" calcext:value-type="float">
            <text:p>232.094808214228</text:p>
          </table:table-cell>
          <table:table-cell table:formula="of:=[.B196]^2/4/f" office:value-type="float" office:value="89.7799999999988" calcext:value-type="float">
            <text:p>89.7799999999988</text:p>
          </table:table-cell>
          <table:table-cell/>
          <table:table-cell table:formula="of:=[.E195]-[.$B$6]/100" office:value-type="float" office:value="-24" calcext:value-type="float">
            <text:p>-24</text:p>
          </table:table-cell>
          <table:table-cell table:style-name="ce4" table:formula="of:=-SQRT((OD/2)^2-[.E196]^2)+f" office:value-type="float" office:value="78.9436843060379" calcext:value-type="float">
            <text:p>78.9436843060379</text:p>
          </table:table-cell>
          <table:table-cell table:number-columns-repeated="7"/>
        </table:table-row>
        <table:table-row table:style-name="ro1">
          <table:table-cell/>
          <table:table-cell table:formula="of:=[.B196]+[.$B$12]/100" office:value-type="float" office:value="235.558909829366" calcext:value-type="float">
            <text:p>235.558909829366</text:p>
          </table:table-cell>
          <table:table-cell table:formula="of:=[.B197]^2/4/f" office:value-type="float" office:value="92.4799999999987" calcext:value-type="float">
            <text:p>92.4799999999987</text:p>
          </table:table-cell>
          <table:table-cell/>
          <table:table-cell table:formula="of:=[.E196]-[.$B$6]/100" office:value-type="float" office:value="-25.5" calcext:value-type="float">
            <text:p>-25.5</text:p>
          </table:table-cell>
          <table:table-cell table:style-name="ce4" table:formula="of:=-SQRT((OD/2)^2-[.E197]^2)+f" office:value-type="float" office:value="79.4680923269475" calcext:value-type="float">
            <text:p>79.4680923269475</text:p>
          </table:table-cell>
          <table:table-cell table:number-columns-repeated="7"/>
        </table:table-row>
        <table:table-row table:style-name="ro1">
          <table:table-cell/>
          <table:table-cell table:formula="of:=[.B197]+[.$B$12]/100" office:value-type="float" office:value="239.023011444503" calcext:value-type="float">
            <text:p>239.023011444503</text:p>
          </table:table-cell>
          <table:table-cell table:formula="of:=[.B198]^2/4/f" office:value-type="float" office:value="95.2199999999987" calcext:value-type="float">
            <text:p>95.2199999999987</text:p>
          </table:table-cell>
          <table:table-cell/>
          <table:table-cell table:formula="of:=[.E197]-[.$B$6]/100" office:value-type="float" office:value="-27" calcext:value-type="float">
            <text:p>-27</text:p>
          </table:table-cell>
          <table:table-cell table:style-name="ce4" table:formula="of:=-SQRT((OD/2)^2-[.E198]^2)+f" office:value-type="float" office:value="80.0285772618564" calcext:value-type="float">
            <text:p>80.0285772618564</text:p>
          </table:table-cell>
          <table:table-cell table:number-columns-repeated="7"/>
        </table:table-row>
        <table:table-row table:style-name="ro1">
          <table:table-cell/>
          <table:table-cell table:formula="of:=[.B198]+[.$B$12]/100" office:value-type="float" office:value="242.487113059641" calcext:value-type="float">
            <text:p>242.487113059641</text:p>
          </table:table-cell>
          <table:table-cell table:formula="of:=[.B199]^2/4/f" office:value-type="float" office:value="97.9999999999987" calcext:value-type="float">
            <text:p>97.9999999999987</text:p>
          </table:table-cell>
          <table:table-cell/>
          <table:table-cell table:formula="of:=[.E198]-[.$B$6]/100" office:value-type="float" office:value="-28.5" calcext:value-type="float">
            <text:p>-28.5</text:p>
          </table:table-cell>
          <table:table-cell table:style-name="ce4" table:formula="of:=-SQRT((OD/2)^2-[.E199]^2)+f" office:value-type="float" office:value="80.6260135209169" calcext:value-type="float">
            <text:p>80.6260135209169</text:p>
          </table:table-cell>
          <table:table-cell table:number-columns-repeated="7"/>
        </table:table-row>
        <table:table-row table:style-name="ro1">
          <table:table-cell/>
          <table:table-cell table:formula="of:=[.B199]+[.$B$12]/100" office:value-type="float" office:value="245.951214674779" calcext:value-type="float">
            <text:p>245.951214674779</text:p>
          </table:table-cell>
          <table:table-cell table:formula="of:=[.B200]^2/4/f" office:value-type="float" office:value="100.819999999999" calcext:value-type="float">
            <text:p>100.819999999999</text:p>
          </table:table-cell>
          <table:table-cell/>
          <table:table-cell table:formula="of:=[.E199]-[.$B$6]/100" office:value-type="float" office:value="-30" calcext:value-type="float">
            <text:p>-30</text:p>
          </table:table-cell>
          <table:table-cell table:style-name="ce4" table:formula="of:=-SQRT((OD/2)^2-[.E200]^2)+f" office:value-type="float" office:value="81.2613645756624" calcext:value-type="float">
            <text:p>81.2613645756624</text:p>
          </table:table-cell>
          <table:table-cell table:number-columns-repeated="7"/>
        </table:table-row>
        <table:table-row table:style-name="ro1">
          <table:table-cell/>
          <table:table-cell table:formula="of:=[.B200]+[.$B$12]/100" office:value-type="float" office:value="249.415316289917" calcext:value-type="float">
            <text:p>249.415316289917</text:p>
          </table:table-cell>
          <table:table-cell table:formula="of:=[.B201]^2/4/f" office:value-type="float" office:value="103.679999999999" calcext:value-type="float">
            <text:p>103.679999999999</text:p>
          </table:table-cell>
          <table:table-cell/>
          <table:table-cell table:formula="of:=[.E200]-[.$B$6]/100" office:value-type="float" office:value="-31.5" calcext:value-type="float">
            <text:p>-31.5</text:p>
          </table:table-cell>
          <table:table-cell table:style-name="ce4" table:formula="of:=-SQRT((OD/2)^2-[.E201]^2)+f" office:value-type="float" office:value="81.9356921727694" calcext:value-type="float">
            <text:p>81.9356921727694</text:p>
          </table:table-cell>
          <table:table-cell table:number-columns-repeated="7"/>
        </table:table-row>
        <table:table-row table:style-name="ro1">
          <table:table-cell/>
          <table:table-cell table:formula="of:=[.B201]+[.$B$12]/100" office:value-type="float" office:value="252.879417905054" calcext:value-type="float">
            <text:p>252.879417905054</text:p>
          </table:table-cell>
          <table:table-cell table:formula="of:=[.B202]^2/4/f" office:value-type="float" office:value="106.579999999999" calcext:value-type="float">
            <text:p>106.579999999999</text:p>
          </table:table-cell>
          <table:table-cell/>
          <table:table-cell table:formula="of:=[.E201]-[.$B$6]/100" office:value-type="float" office:value="-33" calcext:value-type="float">
            <text:p>-33</text:p>
          </table:table-cell>
          <table:table-cell table:style-name="ce4" table:formula="of:=-SQRT((OD/2)^2-[.E202]^2)+f" office:value-type="float" office:value="82.6501670380691" calcext:value-type="float">
            <text:p>82.6501670380691</text:p>
          </table:table-cell>
          <table:table-cell table:number-columns-repeated="7"/>
        </table:table-row>
        <table:table-row table:style-name="ro1">
          <table:table-cell/>
          <table:table-cell table:formula="of:=[.B202]+[.$B$12]/100" office:value-type="float" office:value="256.343519520192" calcext:value-type="float">
            <text:p>256.343519520192</text:p>
          </table:table-cell>
          <table:table-cell table:formula="of:=[.B203]^2/4/f" office:value-type="float" office:value="109.519999999999" calcext:value-type="float">
            <text:p>109.519999999999</text:p>
          </table:table-cell>
          <table:table-cell/>
          <table:table-cell table:formula="of:=[.E202]-[.$B$6]/100" office:value-type="float" office:value="-34.5" calcext:value-type="float">
            <text:p>-34.5</text:p>
          </table:table-cell>
          <table:table-cell table:style-name="ce4" table:formula="of:=-SQRT((OD/2)^2-[.E203]^2)+f" office:value-type="float" office:value="83.4060813587307" calcext:value-type="float">
            <text:p>83.4060813587307</text:p>
          </table:table-cell>
          <table:table-cell table:number-columns-repeated="7"/>
        </table:table-row>
        <table:table-row table:style-name="ro1">
          <table:table-cell/>
          <table:table-cell table:formula="of:=[.B203]+[.$B$12]/100" office:value-type="float" office:value="259.80762113533" calcext:value-type="float">
            <text:p>259.80762113533</text:p>
          </table:table-cell>
          <table:table-cell table:formula="of:=[.B204]^2/4/f" office:value-type="float" office:value="112.499999999998" calcext:value-type="float">
            <text:p>112.499999999998</text:p>
          </table:table-cell>
          <table:table-cell/>
          <table:table-cell table:formula="of:=[.E203]-[.$B$6]/100" office:value-type="float" office:value="-36" calcext:value-type="float">
            <text:p>-36</text:p>
          </table:table-cell>
          <table:table-cell table:style-name="ce4" table:formula="of:=-SQRT((OD/2)^2-[.E204]^2)+f" office:value-type="float" office:value="84.2048634016161" calcext:value-type="float">
            <text:p>84.2048634016161</text:p>
          </table:table-cell>
          <table:table-cell table:number-columns-repeated="7"/>
        </table:table-row>
        <table:table-row table:style-name="ro1">
          <table:table-cell/>
          <table:table-cell table:formula="of:=[.B204]+[.$B$12]/100" office:value-type="float" office:value="263.271722750468" calcext:value-type="float">
            <text:p>263.271722750468</text:p>
          </table:table-cell>
          <table:table-cell table:formula="of:=[.B205]^2/4/f" office:value-type="float" office:value="115.519999999998" calcext:value-type="float">
            <text:p>115.519999999998</text:p>
          </table:table-cell>
          <table:table-cell/>
          <table:table-cell table:formula="of:=[.E204]-[.$B$6]/100" office:value-type="float" office:value="-37.5" calcext:value-type="float">
            <text:p>-37.5</text:p>
          </table:table-cell>
          <table:table-cell table:style-name="ce4" table:formula="of:=-SQRT((OD/2)^2-[.E205]^2)+f" office:value-type="float" office:value="85.0480947161671" calcext:value-type="float">
            <text:p>85.0480947161671</text:p>
          </table:table-cell>
          <table:table-cell table:number-columns-repeated="7"/>
        </table:table-row>
        <table:table-row table:style-name="ro1">
          <table:table-cell/>
          <table:table-cell table:formula="of:=[.B205]+[.$B$12]/100" office:value-type="float" office:value="266.735824365605" calcext:value-type="float">
            <text:p>266.735824365605</text:p>
          </table:table-cell>
          <table:table-cell table:formula="of:=[.B206]^2/4/f" office:value-type="float" office:value="118.579999999998" calcext:value-type="float">
            <text:p>118.579999999998</text:p>
          </table:table-cell>
          <table:table-cell/>
          <table:table-cell table:formula="of:=[.E205]-[.$B$6]/100" office:value-type="float" office:value="-39" calcext:value-type="float">
            <text:p>-39</text:p>
          </table:table-cell>
          <table:table-cell table:style-name="ce4" table:formula="of:=-SQRT((OD/2)^2-[.E206]^2)+f" office:value-type="float" office:value="85.9375304878121" calcext:value-type="float">
            <text:p>85.9375304878121</text:p>
          </table:table-cell>
          <table:table-cell table:number-columns-repeated="7"/>
        </table:table-row>
        <table:table-row table:style-name="ro1">
          <table:table-cell/>
          <table:table-cell table:formula="of:=[.B206]+[.$B$12]/100" office:value-type="float" office:value="270.199925980743" calcext:value-type="float">
            <text:p>270.199925980743</text:p>
          </table:table-cell>
          <table:table-cell table:formula="of:=[.B207]^2/4/f" office:value-type="float" office:value="121.679999999998" calcext:value-type="float">
            <text:p>121.679999999998</text:p>
          </table:table-cell>
          <table:table-cell/>
          <table:table-cell table:formula="of:=[.E206]-[.$B$6]/100" office:value-type="float" office:value="-40.5" calcext:value-type="float">
            <text:p>-40.5</text:p>
          </table:table-cell>
          <table:table-cell table:style-name="ce4" table:formula="of:=-SQRT((OD/2)^2-[.E207]^2)+f" office:value-type="float" office:value="86.8751237624976" calcext:value-type="float">
            <text:p>86.8751237624976</text:p>
          </table:table-cell>
          <table:table-cell table:number-columns-repeated="7"/>
        </table:table-row>
        <table:table-row table:style-name="ro1">
          <table:table-cell/>
          <table:table-cell table:formula="of:=[.B207]+[.$B$12]/100" office:value-type="float" office:value="273.664027595881" calcext:value-type="float">
            <text:p>273.664027595881</text:p>
          </table:table-cell>
          <table:table-cell table:formula="of:=[.B208]^2/4/f" office:value-type="float" office:value="124.819999999998" calcext:value-type="float">
            <text:p>124.819999999998</text:p>
          </table:table-cell>
          <table:table-cell/>
          <table:table-cell table:formula="of:=[.E207]-[.$B$6]/100" office:value-type="float" office:value="-42" calcext:value-type="float">
            <text:p>-42</text:p>
          </table:table-cell>
          <table:table-cell table:style-name="ce4" table:formula="of:=-SQRT((OD/2)^2-[.E208]^2)+f" office:value-type="float" office:value="87.8630544683761" calcext:value-type="float">
            <text:p>87.8630544683761</text:p>
          </table:table-cell>
          <table:table-cell table:number-columns-repeated="7"/>
        </table:table-row>
        <table:table-row table:style-name="ro1">
          <table:table-cell/>
          <table:table-cell table:formula="of:=[.B208]+[.$B$12]/100" office:value-type="float" office:value="277.128129211018" calcext:value-type="float">
            <text:p>277.128129211018</text:p>
          </table:table-cell>
          <table:table-cell table:formula="of:=[.B209]^2/4/f" office:value-type="float" office:value="127.999999999998" calcext:value-type="float">
            <text:p>127.999999999998</text:p>
          </table:table-cell>
          <table:table-cell/>
          <table:table-cell table:formula="of:=[.E208]-[.$B$6]/100" office:value-type="float" office:value="-43.5" calcext:value-type="float">
            <text:p>-43.5</text:p>
          </table:table-cell>
          <table:table-cell table:style-name="ce4" table:formula="of:=-SQRT((OD/2)^2-[.E209]^2)+f" office:value-type="float" office:value="88.9037644367511" calcext:value-type="float">
            <text:p>88.9037644367511</text:p>
          </table:table-cell>
          <table:table-cell table:number-columns-repeated="7"/>
        </table:table-row>
        <table:table-row table:style-name="ro1">
          <table:table-cell/>
          <table:table-cell table:formula="of:=[.B209]+[.$B$12]/100" office:value-type="float" office:value="280.592230826156" calcext:value-type="float">
            <text:p>280.592230826156</text:p>
          </table:table-cell>
          <table:table-cell table:formula="of:=[.B210]^2/4/f" office:value-type="float" office:value="131.219999999998" calcext:value-type="float">
            <text:p>131.219999999998</text:p>
          </table:table-cell>
          <table:table-cell/>
          <table:table-cell table:formula="of:=[.E209]-[.$B$6]/100" office:value-type="float" office:value="-45" calcext:value-type="float">
            <text:p>-45</text:p>
          </table:table-cell>
          <table:table-cell table:style-name="ce4" table:formula="of:=-SQRT((OD/2)^2-[.E210]^2)+f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/>
          <table:table-cell table:formula="of:=[.B210]+[.$B$12]/100" office:value-type="float" office:value="284.056332441294" calcext:value-type="float">
            <text:p>284.056332441294</text:p>
          </table:table-cell>
          <table:table-cell table:formula="of:=[.B211]^2/4/f" office:value-type="float" office:value="134.479999999998" calcext:value-type="float">
            <text:p>134.479999999998</text:p>
          </table:table-cell>
          <table:table-cell/>
          <table:table-cell table:formula="of:=[.E210]-[.$B$6]/100" office:value-type="float" office:value="-46.5" calcext:value-type="float">
            <text:p>-46.5</text:p>
          </table:table-cell>
          <table:table-cell table:style-name="ce4" table:formula="of:=-SQRT((OD/2)^2-[.E211]^2)+f" office:value-type="float" office:value="91.1548642622009" calcext:value-type="float">
            <text:p>91.1548642622009</text:p>
          </table:table-cell>
          <table:table-cell table:number-columns-repeated="7"/>
        </table:table-row>
        <table:table-row table:style-name="ro1">
          <table:table-cell/>
          <table:table-cell table:formula="of:=[.B211]+[.$B$12]/100" office:value-type="float" office:value="287.520434056432" calcext:value-type="float">
            <text:p>287.520434056432</text:p>
          </table:table-cell>
          <table:table-cell table:formula="of:=[.B212]^2/4/f" office:value-type="float" office:value="137.779999999998" calcext:value-type="float">
            <text:p>137.779999999998</text:p>
          </table:table-cell>
          <table:table-cell/>
          <table:table-cell table:formula="of:=[.E211]-[.$B$6]/100" office:value-type="float" office:value="-48" calcext:value-type="float">
            <text:p>-48</text:p>
          </table:table-cell>
          <table:table-cell table:style-name="ce4" table:formula="of:=-SQRT((OD/2)^2-[.E212]^2)+f" office:value-type="float" office:value="92.3718818631044" calcext:value-type="float">
            <text:p>92.3718818631044</text:p>
          </table:table-cell>
          <table:table-cell table:number-columns-repeated="7"/>
        </table:table-row>
        <table:table-row table:style-name="ro1">
          <table:table-cell/>
          <table:table-cell table:formula="of:=[.B212]+[.$B$12]/100" office:value-type="float" office:value="290.984535671569" calcext:value-type="float">
            <text:p>290.984535671569</text:p>
          </table:table-cell>
          <table:table-cell table:formula="of:=[.B213]^2/4/f" office:value-type="float" office:value="141.119999999998" calcext:value-type="float">
            <text:p>141.119999999998</text:p>
          </table:table-cell>
          <table:table-cell/>
          <table:table-cell table:formula="of:=[.E212]-[.$B$6]/100" office:value-type="float" office:value="-49.5" calcext:value-type="float">
            <text:p>-49.5</text:p>
          </table:table-cell>
          <table:table-cell table:style-name="ce4" table:formula="of:=-SQRT((OD/2)^2-[.E213]^2)+f" office:value-type="float" office:value="93.6550800870212" calcext:value-type="float">
            <text:p>93.6550800870212</text:p>
          </table:table-cell>
          <table:table-cell table:number-columns-repeated="7"/>
        </table:table-row>
        <table:table-row table:style-name="ro1">
          <table:table-cell/>
          <table:table-cell table:formula="of:=[.B213]+[.$B$12]/100" office:value-type="float" office:value="294.448637286707" calcext:value-type="float">
            <text:p>294.448637286707</text:p>
          </table:table-cell>
          <table:table-cell table:formula="of:=[.B214]^2/4/f" office:value-type="float" office:value="144.499999999998" calcext:value-type="float">
            <text:p>144.499999999998</text:p>
          </table:table-cell>
          <table:table-cell/>
          <table:table-cell table:formula="of:=[.E213]-[.$B$6]/100" office:value-type="float" office:value="-51" calcext:value-type="float">
            <text:p>-51</text:p>
          </table:table-cell>
          <table:table-cell table:style-name="ce4" table:formula="of:=-SQRT((OD/2)^2-[.E214]^2)+f" office:value-type="float" office:value="95.0090916605299" calcext:value-type="float">
            <text:p>95.0090916605299</text:p>
          </table:table-cell>
          <table:table-cell table:number-columns-repeated="7"/>
        </table:table-row>
        <table:table-row table:style-name="ro1">
          <table:table-cell/>
          <table:table-cell table:formula="of:=[.B214]+[.$B$12]/100" office:value-type="float" office:value="297.912738901845" calcext:value-type="float">
            <text:p>297.912738901845</text:p>
          </table:table-cell>
          <table:table-cell table:formula="of:=[.B215]^2/4/f" office:value-type="float" office:value="147.919999999998" calcext:value-type="float">
            <text:p>147.919999999998</text:p>
          </table:table-cell>
          <table:table-cell/>
          <table:table-cell table:formula="of:=[.E214]-[.$B$6]/100" office:value-type="float" office:value="-52.5" calcext:value-type="float">
            <text:p>-52.5</text:p>
          </table:table-cell>
          <table:table-cell table:style-name="ce4" table:formula="of:=-SQRT((OD/2)^2-[.E215]^2)+f" office:value-type="float" office:value="96.4392867859286" calcext:value-type="float">
            <text:p>96.4392867859286</text:p>
          </table:table-cell>
          <table:table-cell table:number-columns-repeated="7"/>
        </table:table-row>
        <table:table-row table:style-name="ro1">
          <table:table-cell/>
          <table:table-cell table:formula="of:=[.B215]+[.$B$12]/100" office:value-type="float" office:value="301.376840516983" calcext:value-type="float">
            <text:p>301.376840516983</text:p>
          </table:table-cell>
          <table:table-cell table:formula="of:=[.B216]^2/4/f" office:value-type="float" office:value="151.379999999998" calcext:value-type="float">
            <text:p>151.379999999998</text:p>
          </table:table-cell>
          <table:table-cell/>
          <table:table-cell table:formula="of:=[.E215]-[.$B$6]/100" office:value-type="float" office:value="-54" calcext:value-type="float">
            <text:p>-54</text:p>
          </table:table-cell>
          <table:table-cell table:style-name="ce4" table:formula="of:=-SQRT((OD/2)^2-[.E216]^2)+f" office:value-type="float" office:value="97.9519452813076" calcext:value-type="float">
            <text:p>97.9519452813076</text:p>
          </table:table-cell>
          <table:table-cell table:number-columns-repeated="7"/>
        </table:table-row>
        <table:table-row table:style-name="ro1">
          <table:table-cell/>
          <table:table-cell table:formula="of:=[.B216]+[.$B$12]/100" office:value-type="float" office:value="304.84094213212" calcext:value-type="float">
            <text:p>304.84094213212</text:p>
          </table:table-cell>
          <table:table-cell table:formula="of:=[.B217]^2/4/f" office:value-type="float" office:value="154.879999999998" calcext:value-type="float">
            <text:p>154.879999999998</text:p>
          </table:table-cell>
          <table:table-cell/>
          <table:table-cell table:formula="of:=[.E216]-[.$B$6]/100" office:value-type="float" office:value="-55.5" calcext:value-type="float">
            <text:p>-55.5</text:p>
          </table:table-cell>
          <table:table-cell table:style-name="ce4" table:formula="of:=-SQRT((OD/2)^2-[.E217]^2)+f" office:value-type="float" office:value="99.5544848375993" calcext:value-type="float">
            <text:p>99.5544848375993</text:p>
          </table:table-cell>
          <table:table-cell table:number-columns-repeated="7"/>
        </table:table-row>
        <table:table-row table:style-name="ro1">
          <table:table-cell/>
          <table:table-cell table:formula="of:=[.B217]+[.$B$12]/100" office:value-type="float" office:value="308.305043747258" calcext:value-type="float">
            <text:p>308.305043747258</text:p>
          </table:table-cell>
          <table:table-cell table:formula="of:=[.B218]^2/4/f" office:value-type="float" office:value="158.419999999998" calcext:value-type="float">
            <text:p>158.419999999998</text:p>
          </table:table-cell>
          <table:table-cell/>
          <table:table-cell table:formula="of:=[.E217]-[.$B$6]/100" office:value-type="float" office:value="-57" calcext:value-type="float">
            <text:p>-57</text:p>
          </table:table-cell>
          <table:table-cell table:style-name="ce4" table:formula="of:=-SQRT((OD/2)^2-[.E218]^2)+f" office:value-type="float" office:value="101.255769572184" calcext:value-type="float">
            <text:p>101.255769572184</text:p>
          </table:table-cell>
          <table:table-cell table:number-columns-repeated="7"/>
        </table:table-row>
        <table:table-row table:style-name="ro1">
          <table:table-cell/>
          <table:table-cell table:formula="of:=[.B218]+[.$B$12]/100" office:value-type="float" office:value="311.769145362396" calcext:value-type="float">
            <text:p>311.769145362396</text:p>
          </table:table-cell>
          <table:table-cell table:formula="of:=[.B219]^2/4/f" office:value-type="float" office:value="161.999999999998" calcext:value-type="float">
            <text:p>161.999999999998</text:p>
          </table:table-cell>
          <table:table-cell/>
          <table:table-cell table:formula="of:=[.E218]-[.$B$6]/100" office:value-type="float" office:value="-58.5" calcext:value-type="float">
            <text:p>-58.5</text:p>
          </table:table-cell>
          <table:table-cell table:style-name="ce4" table:formula="of:=-SQRT((OD/2)^2-[.E219]^2)+f" office:value-type="float" office:value="103.066536458514" calcext:value-type="float">
            <text:p>103.066536458514</text:p>
          </table:table-cell>
          <table:table-cell table:number-columns-repeated="7"/>
        </table:table-row>
        <table:table-row table:style-name="ro1">
          <table:table-cell/>
          <table:table-cell table:formula="of:=[.B219]+[.$B$12]/100" office:value-type="float" office:value="315.233246977534" calcext:value-type="float">
            <text:p>315.233246977534</text:p>
          </table:table-cell>
          <table:table-cell table:formula="of:=[.B220]^2/4/f" office:value-type="float" office:value="165.619999999998" calcext:value-type="float">
            <text:p>165.619999999998</text:p>
          </table:table-cell>
          <table:table-cell/>
          <table:table-cell table:formula="of:=[.E219]-[.$B$6]/100" office:value-type="float" office:value="-60" calcext:value-type="float">
            <text:p>-60</text:p>
          </table:table-cell>
          <table:table-cell table:style-name="ce4" table:formula="of:=-SQRT((OD/2)^2-[.E220]^2)+f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/>
          <table:table-cell table:formula="of:=[.B220]+[.$B$12]/100" office:value-type="float" office:value="318.697348592671" calcext:value-type="float">
            <text:p>318.697348592671</text:p>
          </table:table-cell>
          <table:table-cell table:formula="of:=[.B221]^2/4/f" office:value-type="float" office:value="169.279999999998" calcext:value-type="float">
            <text:p>169.279999999998</text:p>
          </table:table-cell>
          <table:table-cell/>
          <table:table-cell table:formula="of:=[.E220]-[.$B$6]/100" office:value-type="float" office:value="-61.5" calcext:value-type="float">
            <text:p>-61.5</text:p>
          </table:table-cell>
          <table:table-cell table:style-name="ce4" table:formula="of:=-SQRT((OD/2)^2-[.E221]^2)+f" office:value-type="float" office:value="107.072735936237" calcext:value-type="float">
            <text:p>107.072735936237</text:p>
          </table:table-cell>
          <table:table-cell table:number-columns-repeated="7"/>
        </table:table-row>
        <table:table-row table:style-name="ro1">
          <table:table-cell/>
          <table:table-cell table:formula="of:=[.B221]+[.$B$12]/100" office:value-type="float" office:value="322.161450207809" calcext:value-type="float">
            <text:p>322.161450207809</text:p>
          </table:table-cell>
          <table:table-cell table:formula="of:=[.B222]^2/4/f" office:value-type="float" office:value="172.979999999998" calcext:value-type="float">
            <text:p>172.979999999998</text:p>
          </table:table-cell>
          <table:table-cell/>
          <table:table-cell table:formula="of:=[.E221]-[.$B$6]/100" office:value-type="float" office:value="-63" calcext:value-type="float">
            <text:p>-63</text:p>
          </table:table-cell>
          <table:table-cell table:style-name="ce4" table:formula="of:=-SQRT((OD/2)^2-[.E222]^2)+f" office:value-type="float" office:value="109.306020101248" calcext:value-type="float">
            <text:p>109.306020101248</text:p>
          </table:table-cell>
          <table:table-cell table:number-columns-repeated="7"/>
        </table:table-row>
        <table:table-row table:style-name="ro1">
          <table:table-cell/>
          <table:table-cell table:formula="of:=[.B222]+[.$B$12]/100" office:value-type="float" office:value="325.625551822947" calcext:value-type="float">
            <text:p>325.625551822947</text:p>
          </table:table-cell>
          <table:table-cell table:formula="of:=[.B223]^2/4/f" office:value-type="float" office:value="176.719999999998" calcext:value-type="float">
            <text:p>176.719999999998</text:p>
          </table:table-cell>
          <table:table-cell/>
          <table:table-cell table:formula="of:=[.E222]-[.$B$6]/100" office:value-type="float" office:value="-64.5" calcext:value-type="float">
            <text:p>-64.5</text:p>
          </table:table-cell>
          <table:table-cell table:style-name="ce4" table:formula="of:=-SQRT((OD/2)^2-[.E223]^2)+f" office:value-type="float" office:value="111.727947533481" calcext:value-type="float">
            <text:p>111.727947533481</text:p>
          </table:table-cell>
          <table:table-cell table:number-columns-repeated="7"/>
        </table:table-row>
        <table:table-row table:style-name="ro1">
          <table:table-cell/>
          <table:table-cell table:formula="of:=[.B223]+[.$B$12]/100" office:value-type="float" office:value="329.089653438085" calcext:value-type="float">
            <text:p>329.089653438085</text:p>
          </table:table-cell>
          <table:table-cell table:formula="of:=[.B224]^2/4/f" office:value-type="float" office:value="180.499999999998" calcext:value-type="float">
            <text:p>180.499999999998</text:p>
          </table:table-cell>
          <table:table-cell/>
          <table:table-cell table:formula="of:=[.E223]-[.$B$6]/100" office:value-type="float" office:value="-66" calcext:value-type="float">
            <text:p>-66</text:p>
          </table:table-cell>
          <table:table-cell table:style-name="ce4" table:formula="of:=-SQRT((OD/2)^2-[.E224]^2)+f" office:value-type="float" office:value="114.376973738886" calcext:value-type="float">
            <text:p>114.376973738886</text:p>
          </table:table-cell>
          <table:table-cell table:number-columns-repeated="7"/>
        </table:table-row>
        <table:table-row table:style-name="ro1">
          <table:table-cell/>
          <table:table-cell table:formula="of:=[.B224]+[.$B$12]/100" office:value-type="float" office:value="332.553755053222" calcext:value-type="float">
            <text:p>332.553755053222</text:p>
          </table:table-cell>
          <table:table-cell table:formula="of:=[.B225]^2/4/f" office:value-type="float" office:value="184.319999999998" calcext:value-type="float">
            <text:p>184.319999999998</text:p>
          </table:table-cell>
          <table:table-cell/>
          <table:table-cell table:formula="of:=[.E224]-[.$B$6]/100" office:value-type="float" office:value="-67.5" calcext:value-type="float">
            <text:p>-67.5</text:p>
          </table:table-cell>
          <table:table-cell table:style-name="ce4" table:formula="of:=-SQRT((OD/2)^2-[.E225]^2)+f" office:value-type="float" office:value="117.308257923445" calcext:value-type="float">
            <text:p>117.308257923445</text:p>
          </table:table-cell>
          <table:table-cell table:number-columns-repeated="7"/>
        </table:table-row>
        <table:table-row table:style-name="ro1">
          <table:table-cell/>
          <table:table-cell table:formula="of:=[.B225]+[.$B$12]/100" office:value-type="float" office:value="336.01785666836" calcext:value-type="float">
            <text:p>336.01785666836</text:p>
          </table:table-cell>
          <table:table-cell table:formula="of:=[.B226]^2/4/f" office:value-type="float" office:value="188.179999999998" calcext:value-type="float">
            <text:p>188.179999999998</text:p>
          </table:table-cell>
          <table:table-cell/>
          <table:table-cell table:formula="of:=[.E225]-[.$B$6]/100" office:value-type="float" office:value="-69" calcext:value-type="float">
            <text:p>-69</text:p>
          </table:table-cell>
          <table:table-cell table:style-name="ce4" table:formula="of:=-SQRT((OD/2)^2-[.E226]^2)+f" office:value-type="float" office:value="120.606123086602" calcext:value-type="float">
            <text:p>120.606123086602</text:p>
          </table:table-cell>
          <table:table-cell table:number-columns-repeated="7"/>
        </table:table-row>
        <table:table-row table:style-name="ro1">
          <table:table-cell/>
          <table:table-cell table:formula="of:=[.B226]+[.$B$12]/100" office:value-type="float" office:value="339.481958283498" calcext:value-type="float">
            <text:p>339.481958283498</text:p>
          </table:table-cell>
          <table:table-cell table:formula="of:=[.B227]^2/4/f" office:value-type="float" office:value="192.079999999998" calcext:value-type="float">
            <text:p>192.079999999998</text:p>
          </table:table-cell>
          <table:table-cell/>
          <table:table-cell table:formula="of:=[.E226]-[.$B$6]/100" office:value-type="float" office:value="-70.5" calcext:value-type="float">
            <text:p>-70.5</text:p>
          </table:table-cell>
          <table:table-cell table:style-name="ce4" table:formula="of:=-SQRT((OD/2)^2-[.E227]^2)+f" office:value-type="float" office:value="124.411916836152" calcext:value-type="float">
            <text:p>124.411916836152</text:p>
          </table:table-cell>
          <table:table-cell table:number-columns-repeated="7"/>
        </table:table-row>
        <table:table-row table:style-name="ro1">
          <table:table-cell/>
          <table:table-cell table:formula="of:=[.B227]+[.$B$12]/100" office:value-type="float" office:value="342.946059898635" calcext:value-type="float">
            <text:p>342.946059898635</text:p>
          </table:table-cell>
          <table:table-cell table:formula="of:=[.B228]^2/4/f" office:value-type="float" office:value="196.019999999997" calcext:value-type="float">
            <text:p>196.019999999997</text:p>
          </table:table-cell>
          <table:table-cell/>
          <table:table-cell table:formula="of:=[.E227]-[.$B$6]/100" office:value-type="float" office:value="-72" calcext:value-type="float">
            <text:p>-72</text:p>
          </table:table-cell>
          <table:table-cell table:style-name="ce4" table:formula="of:=-SQRT((OD/2)^2-[.E228]^2)+f"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/>
          <table:table-cell table:formula="of:=[.B228]+[.$B$12]/100" office:value-type="float" office:value="346.410161513773" calcext:value-type="float">
            <text:p>346.410161513773</text:p>
          </table:table-cell>
          <table:table-cell table:formula="of:=[.B229]^2/4/f" office:value-type="float" office:value="199.999999999997" calcext:value-type="float">
            <text:p>199.999999999997</text:p>
          </table:table-cell>
          <table:table-cell/>
          <table:table-cell table:formula="of:=[.E228]-[.$B$6]/100" office:value-type="float" office:value="-73.5" calcext:value-type="float">
            <text:p>-73.5</text:p>
          </table:table-cell>
          <table:table-cell table:style-name="ce4" table:formula="of:=-SQRT((OD/2)^2-[.E229]^2)+f" office:value-type="float" office:value="135.075188443401" calcext:value-type="float">
            <text:p>135.07518844340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229]-[.$B$6]/100" office:value-type="float" office:value="-75" calcext:value-type="float">
            <text:p>-75</text:p>
          </table:table-cell>
          <table:table-cell table:style-name="ce4" table:formula="of:=-SQRT((OD/2)^2-[.E230]^2)+f" office:value-type="float" office:value="150" calcext:value-type="float">
            <text:p>150</text:p>
          </table:table-cell>
          <table:table-cell table:number-columns-repeated="7"/>
        </table:table-row>
      </table:table>
      <table:named-expressions>
        <table:named-range table:name="aid" table:base-cell-address="$Sheet1.$B$7" table:cell-range-address="$Sheet1.$B$7"/>
        <table:named-range table:name="dy" table:base-cell-address="$Sheet1.$B$9" table:cell-range-address="$Sheet1.$B$10"/>
        <table:named-range table:name="f" table:base-cell-address="$Sheet1.$B$8" table:cell-range-address="$Sheet1.$B$9"/>
        <table:named-range table:name="ID" table:base-cell-address="$Sheet1.$B$5" table:cell-range-address="$Sheet1.$B$5"/>
        <table:named-range table:name="L" table:base-cell-address="$Sheet1.$B$19" table:cell-range-address="$Sheet1.$B$20"/>
        <table:named-range table:name="OD" table:base-cell-address="$Sheet1.$B$6" table:cell-range-address="$Sheet1.$B$6"/>
        <table:named-range table:name="sf" table:base-cell-address="$Sheet1.$B$21" table:cell-range-address="$Sheet1.$B$22"/>
        <table:named-range table:name="W" table:base-cell-address="$Sheet1.$B$12" table:cell-range-address="$Sheet1.$B$13"/>
        <table:named-range table:name="x_0" table:base-cell-address="$Sheet1.$B$14" table:cell-range-address="$Sheet1.$B$15"/>
        <table:named-range table:name="x_1" table:base-cell-address="$Sheet1.$B$15" table:cell-range-address="$Sheet1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family-complex="Hermit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16:50:30.382948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7:54:07.727567113</meta:creation-date>
    <meta:generator>LibreOffice/5.4.5.1$Linux_X86_64 LibreOffice_project/40m0$Build-1</meta:generator>
    <dc:date>2018-04-30T16:51:33.773870124</dc:date>
    <meta:editing-duration>PT11H19M45S</meta:editing-duration>
    <meta:editing-cycles>12</meta:editing-cycles>
    <meta:document-statistic meta:table-count="1" meta:cell-count="8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50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33cm" svg:height="9.384cm" xlink:href=".." xlink:type="simple" chart:class="chart:scatter" chart:style-name="ch1">
        <chart:title svg:x="5.31cm" svg:y="0.323cm" chart:style-name="ch2">
          <text:p>Parabola</text:p>
        </chart:title>
        <chart:subtitle svg:x="4.952cm" svg:y="1.289cm" chart:style-name="ch3">
          <text:p>For solar oven</text:p>
        </chart:subtitle>
        <chart:plot-area chart:style-name="ch4" table:cell-range-address="Sheet1.B29:Sheet1.C229 Sheet1.C28:Sheet1.C28 Sheet1.F29:Sheet1.F230" chart:data-source-has-labels="row" svg:x="1.261cm" svg:y="2.159cm" svg:width="11.022cm" svg:height="6.057cm">
          <chartooo:coordinate-region svg:x="2.068cm" svg:y="2.358cm" svg:width="9.935cm" svg:height="5.211cm"/>
          <chart:axis chart:dimension="x" chart:name="primary-x" chart:style-name="ch5">
            <chart:title svg:x="6.45cm" svg:y="8.403cm" chart:style-name="ch6">
              <text:p>mm</text:p>
            </chart:title>
          </chart:axis>
          <chart:axis chart:dimension="y" chart:name="primary-y" chart:style-name="ch7">
            <chart:title svg:x="0.451cm" svg:y="5.509cm" chart:style-name="ch8">
              <text:p>mm</text:p>
            </chart:title>
            <chart:grid chart:style-name="ch9" chart:class="major"/>
          </chart:axis>
          <chart:series chart:style-name="ch10" chart:values-cell-range-address="Sheet1.C29:Sheet1.C229" chart:label-cell-address="Sheet1.C28:Sheet1.C28" chart:class="chart:scatter">
            <chart:domain table:cell-range-address="Sheet1.B29:Sheet1.B229"/>
            <chart:data-point chart:repeated="201"/>
          </chart:series>
          <chart:series chart:style-name="ch11" chart:values-cell-range-address="Sheet1.F29:Sheet1.F230" chart:class="chart:scatter">
            <chart:domain table:cell-range-address="Sheet1.E29:Sheet1.E230"/>
            <chart:data-point chart:repeated="2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28:Sheet1.C2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46.410161513775">
                <text:p>-346.410161513775</text:p>
                <draw:g>
                  <svg:desc>Sheet1.B29:Sheet1.B229</svg:desc>
                </draw:g>
              </table:table-cell>
              <table:table-cell office:value-type="float" office:value="200">
                <text:p>200</text:p>
                <draw:g>
                  <svg:desc>Sheet1.C29:Sheet1.C229</svg:desc>
                </draw:g>
              </table:table-cell>
              <table:table-cell office:value-type="float" office:value="-75">
                <text:p>-75</text:p>
                <draw:g>
                  <svg:desc>Sheet1.E29:Sheet1.E230</svg:desc>
                </draw:g>
              </table:table-cell>
              <table:table-cell office:value-type="float" office:value="150">
                <text:p>150</text:p>
                <draw:g>
                  <svg:desc>Sheet1.F29:Sheet1.F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42.946059898637">
                <text:p>-342.946059898637</text:p>
              </table:table-cell>
              <table:table-cell office:value-type="float" office:value="196.02">
                <text:p>196.02</text:p>
              </table:table-cell>
              <table:table-cell office:value-type="float" office:value="-73.5">
                <text:p>-73.5</text:p>
              </table:table-cell>
              <table:table-cell office:value-type="float" office:value="164.924811556599">
                <text:p>164.924811556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39.4819582835">
                <text:p>-339.4819582835</text:p>
              </table:table-cell>
              <table:table-cell office:value-type="float" office:value="192.08">
                <text:p>192.08</text:p>
              </table:table-cell>
              <table:table-cell office:value-type="float" office:value="-72">
                <text:p>-7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36.017856668362">
                <text:p>-336.017856668362</text:p>
              </table:table-cell>
              <table:table-cell office:value-type="float" office:value="188.18">
                <text:p>188.18</text:p>
              </table:table-cell>
              <table:table-cell office:value-type="float" office:value="-70.5">
                <text:p>-70.5</text:p>
              </table:table-cell>
              <table:table-cell office:value-type="float" office:value="175.588083163848">
                <text:p>175.588083163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2.553755053224">
                <text:p>-332.553755053224</text:p>
              </table:table-cell>
              <table:table-cell office:value-type="float" office:value="184.32">
                <text:p>184.32</text:p>
              </table:table-cell>
              <table:table-cell office:value-type="float" office:value="-69">
                <text:p>-69</text:p>
              </table:table-cell>
              <table:table-cell office:value-type="float" office:value="179.393876913398">
                <text:p>179.393876913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9.089653438086">
                <text:p>-329.089653438086</text:p>
              </table:table-cell>
              <table:table-cell office:value-type="float" office:value="180.5">
                <text:p>180.5</text:p>
              </table:table-cell>
              <table:table-cell office:value-type="float" office:value="-67.5">
                <text:p>-67.5</text:p>
              </table:table-cell>
              <table:table-cell office:value-type="float" office:value="182.691742076555">
                <text:p>182.691742076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25.625551822949">
                <text:p>-325.625551822949</text:p>
              </table:table-cell>
              <table:table-cell office:value-type="float" office:value="176.72">
                <text:p>176.72</text:p>
              </table:table-cell>
              <table:table-cell office:value-type="float" office:value="-66">
                <text:p>-66</text:p>
              </table:table-cell>
              <table:table-cell office:value-type="float" office:value="185.623026261114">
                <text:p>185.623026261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2.161450207811">
                <text:p>-322.161450207811</text:p>
              </table:table-cell>
              <table:table-cell office:value-type="float" office:value="172.98">
                <text:p>172.98</text:p>
              </table:table-cell>
              <table:table-cell office:value-type="float" office:value="-64.5">
                <text:p>-64.5</text:p>
              </table:table-cell>
              <table:table-cell office:value-type="float" office:value="188.272052466519">
                <text:p>188.272052466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18.697348592673">
                <text:p>-318.697348592673</text:p>
              </table:table-cell>
              <table:table-cell office:value-type="float" office:value="169.28">
                <text:p>169.28</text:p>
              </table:table-cell>
              <table:table-cell office:value-type="float" office:value="-63">
                <text:p>-63</text:p>
              </table:table-cell>
              <table:table-cell office:value-type="float" office:value="190.693979898752">
                <text:p>190.693979898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.233246977535">
                <text:p>-315.233246977535</text:p>
              </table:table-cell>
              <table:table-cell office:value-type="float" office:value="165.62">
                <text:p>165.62</text:p>
              </table:table-cell>
              <table:table-cell office:value-type="float" office:value="-61.5">
                <text:p>-61.5</text:p>
              </table:table-cell>
              <table:table-cell office:value-type="float" office:value="192.927264063763">
                <text:p>192.927264063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1.769145362398">
                <text:p>-311.769145362398</text:p>
              </table:table-cell>
              <table:table-cell office:value-type="float" office:value="162">
                <text:p>162</text:p>
              </table:table-cell>
              <table:table-cell office:value-type="float" office:value="-60">
                <text:p>-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8.30504374726">
                <text:p>-308.30504374726</text:p>
              </table:table-cell>
              <table:table-cell office:value-type="float" office:value="158.42">
                <text:p>158.42</text:p>
              </table:table-cell>
              <table:table-cell office:value-type="float" office:value="-58.5">
                <text:p>-58.5</text:p>
              </table:table-cell>
              <table:table-cell office:value-type="float" office:value="196.933463541486">
                <text:p>196.933463541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4.840942132122">
                <text:p>-304.840942132122</text:p>
              </table:table-cell>
              <table:table-cell office:value-type="float" office:value="154.88">
                <text:p>154.88</text:p>
              </table:table-cell>
              <table:table-cell office:value-type="float" office:value="-57">
                <text:p>-57</text:p>
              </table:table-cell>
              <table:table-cell office:value-type="float" office:value="198.744230427816">
                <text:p>198.744230427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01.376840516984">
                <text:p>-301.376840516984</text:p>
              </table:table-cell>
              <table:table-cell office:value-type="float" office:value="151.38">
                <text:p>151.38</text:p>
              </table:table-cell>
              <table:table-cell office:value-type="float" office:value="-55.5">
                <text:p>-55.5</text:p>
              </table:table-cell>
              <table:table-cell office:value-type="float" office:value="200.445515162401">
                <text:p>200.445515162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7.912738901847">
                <text:p>-297.912738901847</text:p>
              </table:table-cell>
              <table:table-cell office:value-type="float" office:value="147.92">
                <text:p>147.92</text:p>
              </table:table-cell>
              <table:table-cell office:value-type="float" office:value="-54">
                <text:p>-54</text:p>
              </table:table-cell>
              <table:table-cell office:value-type="float" office:value="202.048054718692">
                <text:p>202.048054718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94.448637286709">
                <text:p>-294.448637286709</text:p>
              </table:table-cell>
              <table:table-cell office:value-type="float" office:value="144.5">
                <text:p>144.5</text:p>
              </table:table-cell>
              <table:table-cell office:value-type="float" office:value="-52.5">
                <text:p>-52.5</text:p>
              </table:table-cell>
              <table:table-cell office:value-type="float" office:value="203.560713214071">
                <text:p>203.5607132140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90.984535671571">
                <text:p>-290.984535671571</text:p>
              </table:table-cell>
              <table:table-cell office:value-type="float" office:value="141.12">
                <text:p>141.12</text:p>
              </table:table-cell>
              <table:table-cell office:value-type="float" office:value="-51">
                <text:p>-51</text:p>
              </table:table-cell>
              <table:table-cell office:value-type="float" office:value="204.99090833947">
                <text:p>204.990908339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87.520434056433">
                <text:p>-287.520434056433</text:p>
              </table:table-cell>
              <table:table-cell office:value-type="float" office:value="137.78">
                <text:p>137.78</text:p>
              </table:table-cell>
              <table:table-cell office:value-type="float" office:value="-49.5">
                <text:p>-49.5</text:p>
              </table:table-cell>
              <table:table-cell office:value-type="float" office:value="206.344919912979">
                <text:p>206.344919912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4.056332441296">
                <text:p>-284.056332441296</text:p>
              </table:table-cell>
              <table:table-cell office:value-type="float" office:value="134.48">
                <text:p>134.48</text:p>
              </table:table-cell>
              <table:table-cell office:value-type="float" office:value="-48">
                <text:p>-48</text:p>
              </table:table-cell>
              <table:table-cell office:value-type="float" office:value="207.628118136896">
                <text:p>207.628118136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80.592230826158">
                <text:p>-280.592230826158</text:p>
              </table:table-cell>
              <table:table-cell office:value-type="float" office:value="131.22">
                <text:p>131.22</text:p>
              </table:table-cell>
              <table:table-cell office:value-type="float" office:value="-46.5">
                <text:p>-46.5</text:p>
              </table:table-cell>
              <table:table-cell office:value-type="float" office:value="208.845135737799">
                <text:p>208.845135737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77.12812921102">
                <text:p>-277.12812921102</text:p>
              </table:table-cell>
              <table:table-cell office:value-type="float" office:value="128">
                <text:p>128</text:p>
              </table:table-cell>
              <table:table-cell office:value-type="float" office:value="-45">
                <text:p>-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73.664027595883">
                <text:p>-273.664027595883</text:p>
              </table:table-cell>
              <table:table-cell office:value-type="float" office:value="124.82">
                <text:p>124.82</text:p>
              </table:table-cell>
              <table:table-cell office:value-type="float" office:value="-43.5">
                <text:p>-43.5</text:p>
              </table:table-cell>
              <table:table-cell office:value-type="float" office:value="211.096235563249">
                <text:p>211.096235563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70.199925980745">
                <text:p>-270.199925980745</text:p>
              </table:table-cell>
              <table:table-cell office:value-type="float" office:value="121.68">
                <text:p>121.68</text:p>
              </table:table-cell>
              <table:table-cell office:value-type="float" office:value="-42">
                <text:p>-42</text:p>
              </table:table-cell>
              <table:table-cell office:value-type="float" office:value="212.136945531624">
                <text:p>212.136945531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66.735824365607">
                <text:p>-266.735824365607</text:p>
              </table:table-cell>
              <table:table-cell office:value-type="float" office:value="118.58">
                <text:p>118.58</text:p>
              </table:table-cell>
              <table:table-cell office:value-type="float" office:value="-40.5">
                <text:p>-40.5</text:p>
              </table:table-cell>
              <table:table-cell office:value-type="float" office:value="213.124876237502">
                <text:p>213.124876237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3.271722750469">
                <text:p>-263.271722750469</text:p>
              </table:table-cell>
              <table:table-cell office:value-type="float" office:value="115.52">
                <text:p>115.52</text:p>
              </table:table-cell>
              <table:table-cell office:value-type="float" office:value="-39">
                <text:p>-39</text:p>
              </table:table-cell>
              <table:table-cell office:value-type="float" office:value="214.062469512188">
                <text:p>214.062469512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9.807621135332">
                <text:p>-259.807621135332</text:p>
              </table:table-cell>
              <table:table-cell office:value-type="float" office:value="112.5">
                <text:p>112.5</text:p>
              </table:table-cell>
              <table:table-cell office:value-type="float" office:value="-37.5">
                <text:p>-37.5</text:p>
              </table:table-cell>
              <table:table-cell office:value-type="float" office:value="214.951905283833">
                <text:p>214.9519052838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56.343519520194">
                <text:p>-256.343519520194</text:p>
              </table:table-cell>
              <table:table-cell office:value-type="float" office:value="109.52">
                <text:p>109.52</text:p>
              </table:table-cell>
              <table:table-cell office:value-type="float" office:value="-36">
                <text:p>-36</text:p>
              </table:table-cell>
              <table:table-cell office:value-type="float" office:value="215.795136598384">
                <text:p>215.795136598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52.879417905056">
                <text:p>-252.879417905056</text:p>
              </table:table-cell>
              <table:table-cell office:value-type="float" office:value="106.58">
                <text:p>106.58</text:p>
              </table:table-cell>
              <table:table-cell office:value-type="float" office:value="-34.5">
                <text:p>-34.5</text:p>
              </table:table-cell>
              <table:table-cell office:value-type="float" office:value="216.593918641269">
                <text:p>216.593918641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49.415316289918">
                <text:p>-249.415316289918</text:p>
              </table:table-cell>
              <table:table-cell office:value-type="float" office:value="103.68">
                <text:p>103.68</text:p>
              </table:table-cell>
              <table:table-cell office:value-type="float" office:value="-33">
                <text:p>-33</text:p>
              </table:table-cell>
              <table:table-cell office:value-type="float" office:value="217.349832961931">
                <text:p>217.349832961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45.951214674781">
                <text:p>-245.951214674781</text:p>
              </table:table-cell>
              <table:table-cell office:value-type="float" office:value="100.82">
                <text:p>100.82</text:p>
              </table:table-cell>
              <table:table-cell office:value-type="float" office:value="-31.5">
                <text:p>-31.5</text:p>
              </table:table-cell>
              <table:table-cell office:value-type="float" office:value="218.064307827231">
                <text:p>218.064307827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2.487113059643">
                <text:p>-242.487113059643</text:p>
              </table:table-cell>
              <table:table-cell office:value-type="float" office:value="98.0000000000001">
                <text:p>98.0000000000001</text:p>
              </table:table-cell>
              <table:table-cell office:value-type="float" office:value="-30">
                <text:p>-30</text:p>
              </table:table-cell>
              <table:table-cell office:value-type="float" office:value="218.738635424338">
                <text:p>218.73863542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9.023011444505">
                <text:p>-239.023011444505</text:p>
              </table:table-cell>
              <table:table-cell office:value-type="float" office:value="95.2200000000001">
                <text:p>95.2200000000001</text:p>
              </table:table-cell>
              <table:table-cell office:value-type="float" office:value="-28.5">
                <text:p>-28.5</text:p>
              </table:table-cell>
              <table:table-cell office:value-type="float" office:value="219.373986479083">
                <text:p>219.3739864790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5.558909829367">
                <text:p>-235.558909829367</text:p>
              </table:table-cell>
              <table:table-cell office:value-type="float" office:value="92.4800000000001">
                <text:p>92.4800000000001</text:p>
              </table:table-cell>
              <table:table-cell office:value-type="float" office:value="-27">
                <text:p>-27</text:p>
              </table:table-cell>
              <table:table-cell office:value-type="float" office:value="219.971422738144">
                <text:p>219.971422738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32.09480821423">
                <text:p>-232.09480821423</text:p>
              </table:table-cell>
              <table:table-cell office:value-type="float" office:value="89.7800000000001">
                <text:p>89.7800000000001</text:p>
              </table:table-cell>
              <table:table-cell office:value-type="float" office:value="-25.5">
                <text:p>-25.5</text:p>
              </table:table-cell>
              <table:table-cell office:value-type="float" office:value="220.531907673052">
                <text:p>220.531907673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28.630706599092">
                <text:p>-228.630706599092</text:p>
              </table:table-cell>
              <table:table-cell office:value-type="float" office:value="87.1200000000001">
                <text:p>87.1200000000001</text:p>
              </table:table-cell>
              <table:table-cell office:value-type="float" office:value="-24">
                <text:p>-24</text:p>
              </table:table-cell>
              <table:table-cell office:value-type="float" office:value="221.056315693962">
                <text:p>221.056315693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25.166604983954">
                <text:p>-225.166604983954</text:p>
              </table:table-cell>
              <table:table-cell office:value-type="float" office:value="84.5000000000001">
                <text:p>84.5000000000001</text:p>
              </table:table-cell>
              <table:table-cell office:value-type="float" office:value="-22.5">
                <text:p>-22.5</text:p>
              </table:table-cell>
              <table:table-cell office:value-type="float" office:value="221.545440106271">
                <text:p>221.545440106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21.702503368817">
                <text:p>-221.702503368817</text:p>
              </table:table-cell>
              <table:table-cell office:value-type="float" office:value="81.9200000000002">
                <text:p>81.9200000000002</text:p>
              </table:table-cell>
              <table:table-cell office:value-type="float" office:value="-21">
                <text:p>-2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18.238401753679">
                <text:p>-218.238401753679</text:p>
              </table:table-cell>
              <table:table-cell office:value-type="float" office:value="79.3800000000002">
                <text:p>79.3800000000002</text:p>
              </table:table-cell>
              <table:table-cell office:value-type="float" office:value="-19.5">
                <text:p>-19.5</text:p>
              </table:table-cell>
              <table:table-cell office:value-type="float" office:value="222.42064622744">
                <text:p>222.42064622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4.774300138541">
                <text:p>-214.774300138541</text:p>
              </table:table-cell>
              <table:table-cell office:value-type="float" office:value="76.8800000000002">
                <text:p>76.8800000000002</text:p>
              </table:table-cell>
              <table:table-cell office:value-type="float" office:value="-18">
                <text:p>-18</text:p>
              </table:table-cell>
              <table:table-cell office:value-type="float" office:value="222.80796659707">
                <text:p>222.80796659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1.310198523403">
                <text:p>-211.310198523403</text:p>
              </table:table-cell>
              <table:table-cell office:value-type="float" office:value="74.4200000000002">
                <text:p>74.4200000000002</text:p>
              </table:table-cell>
              <table:table-cell office:value-type="float" office:value="-16.5">
                <text:p>-16.5</text:p>
              </table:table-cell>
              <table:table-cell office:value-type="float" office:value="223.162490389543">
                <text:p>223.162490389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7.846096908266">
                <text:p>-207.846096908266</text:p>
              </table:table-cell>
              <table:table-cell office:value-type="float" office:value="72.0000000000002">
                <text:p>72.0000000000002</text:p>
              </table:table-cell>
              <table:table-cell office:value-type="float" office:value="-15">
                <text:p>-15</text:p>
              </table:table-cell>
              <table:table-cell office:value-type="float" office:value="223.484692283495">
                <text:p>223.484692283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4.381995293128">
                <text:p>-204.381995293128</text:p>
              </table:table-cell>
              <table:table-cell office:value-type="float" office:value="69.6200000000002">
                <text:p>69.6200000000002</text:p>
              </table:table-cell>
              <table:table-cell office:value-type="float" office:value="-13.5">
                <text:p>-13.5</text:p>
              </table:table-cell>
              <table:table-cell office:value-type="float" office:value="223.774995764148">
                <text:p>223.774995764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0.91789367799">
                <text:p>-200.91789367799</text:p>
              </table:table-cell>
              <table:table-cell office:value-type="float" office:value="67.2800000000002">
                <text:p>67.2800000000002</text:p>
              </table:table-cell>
              <table:table-cell office:value-type="float" office:value="-12">
                <text:p>-12</text:p>
              </table:table-cell>
              <table:table-cell office:value-type="float" office:value="224.033776075518">
                <text:p>224.033776075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97.453792062852">
                <text:p>-197.453792062852</text:p>
              </table:table-cell>
              <table:table-cell office:value-type="float" office:value="64.9800000000002">
                <text:p>64.9800000000002</text:p>
              </table:table-cell>
              <table:table-cell office:value-type="float" office:value="-10.5">
                <text:p>-10.5</text:p>
              </table:table-cell>
              <table:table-cell office:value-type="float" office:value="224.261362766919">
                <text:p>224.261362766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3.989690447715">
                <text:p>-193.989690447715</text:p>
              </table:table-cell>
              <table:table-cell office:value-type="float" office:value="62.7200000000002">
                <text:p>62.7200000000002</text:p>
              </table:table-cell>
              <table:table-cell office:value-type="float" office:value="-9">
                <text:p>-9</text:p>
              </table:table-cell>
              <table:table-cell office:value-type="float" office:value="224.458041875945">
                <text:p>224.458041875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90.525588832577">
                <text:p>-190.525588832577</text:p>
              </table:table-cell>
              <table:table-cell office:value-type="float" office:value="60.5000000000002">
                <text:p>60.5000000000002</text:p>
              </table:table-cell>
              <table:table-cell office:value-type="float" office:value="-7.5">
                <text:p>-7.5</text:p>
              </table:table-cell>
              <table:table-cell office:value-type="float" office:value="224.624057782996">
                <text:p>224.624057782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7.061487217439">
                <text:p>-187.061487217439</text:p>
              </table:table-cell>
              <table:table-cell office:value-type="float" office:value="58.3200000000003">
                <text:p>58.3200000000003</text:p>
              </table:table-cell>
              <table:table-cell office:value-type="float" office:value="-6">
                <text:p>-6</text:p>
              </table:table-cell>
              <table:table-cell office:value-type="float" office:value="224.759614766263">
                <text:p>224.759614766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3.597385602301">
                <text:p>-183.597385602301</text:p>
              </table:table-cell>
              <table:table-cell office:value-type="float" office:value="56.1800000000003">
                <text:p>56.1800000000003</text:p>
              </table:table-cell>
              <table:table-cell office:value-type="float" office:value="-4.5">
                <text:p>-4.5</text:p>
              </table:table-cell>
              <table:table-cell office:value-type="float" office:value="224.864878280807">
                <text:p>224.8648782808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80.133283987164">
                <text:p>-180.133283987164</text:p>
              </table:table-cell>
              <table:table-cell office:value-type="float" office:value="54.0800000000003">
                <text:p>54.0800000000003</text:p>
              </table:table-cell>
              <table:table-cell office:value-type="float" office:value="-3">
                <text:p>-3</text:p>
              </table:table-cell>
              <table:table-cell office:value-type="float" office:value="224.939975980781">
                <text:p>224.939975980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76.669182372026">
                <text:p>-176.669182372026</text:p>
              </table:table-cell>
              <table:table-cell office:value-type="float" office:value="52.0200000000003">
                <text:p>52.0200000000003</text:p>
              </table:table-cell>
              <table:table-cell office:value-type="float" office:value="-1.5">
                <text:p>-1.5</text:p>
              </table:table-cell>
              <table:table-cell office:value-type="float" office:value="224.9849984997">
                <text:p>224.9849984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73.205080756888">
                <text:p>-173.205080756888</text:p>
              </table:table-cell>
              <table:table-cell office:value-type="float" office:value="50.0000000000003">
                <text:p>50.000000000000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69.74097914175">
                <text:p>-169.74097914175</text:p>
              </table:table-cell>
              <table:table-cell office:value-type="float" office:value="48.0200000000003">
                <text:p>48.0200000000003</text:p>
              </table:table-cell>
              <table:table-cell office:value-type="float" office:value="1.5">
                <text:p>1.5</text:p>
              </table:table-cell>
              <table:table-cell office:value-type="float" office:value="224.9849984997">
                <text:p>224.9849984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66.276877526613">
                <text:p>-166.276877526613</text:p>
              </table:table-cell>
              <table:table-cell office:value-type="float" office:value="46.0800000000003">
                <text:p>46.0800000000003</text:p>
              </table:table-cell>
              <table:table-cell office:value-type="float" office:value="3">
                <text:p>3</text:p>
              </table:table-cell>
              <table:table-cell office:value-type="float" office:value="224.939975980781">
                <text:p>224.939975980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2.812775911475">
                <text:p>-162.812775911475</text:p>
              </table:table-cell>
              <table:table-cell office:value-type="float" office:value="44.1800000000003">
                <text:p>44.1800000000003</text:p>
              </table:table-cell>
              <table:table-cell office:value-type="float" office:value="4.5">
                <text:p>4.5</text:p>
              </table:table-cell>
              <table:table-cell office:value-type="float" office:value="224.864878280807">
                <text:p>224.8648782808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9.348674296337">
                <text:p>-159.348674296337</text:p>
              </table:table-cell>
              <table:table-cell office:value-type="float" office:value="42.3200000000003">
                <text:p>42.3200000000003</text:p>
              </table:table-cell>
              <table:table-cell office:value-type="float" office:value="6">
                <text:p>6</text:p>
              </table:table-cell>
              <table:table-cell office:value-type="float" office:value="224.759614766263">
                <text:p>224.759614766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55.8845726812">
                <text:p>-155.8845726812</text:p>
              </table:table-cell>
              <table:table-cell office:value-type="float" office:value="40.5000000000003">
                <text:p>40.5000000000003</text:p>
              </table:table-cell>
              <table:table-cell office:value-type="float" office:value="7.5">
                <text:p>7.5</text:p>
              </table:table-cell>
              <table:table-cell office:value-type="float" office:value="224.624057782996">
                <text:p>224.624057782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2.420471066062">
                <text:p>-152.420471066062</text:p>
              </table:table-cell>
              <table:table-cell office:value-type="float" office:value="38.7200000000003">
                <text:p>38.7200000000003</text:p>
              </table:table-cell>
              <table:table-cell office:value-type="float" office:value="9">
                <text:p>9</text:p>
              </table:table-cell>
              <table:table-cell office:value-type="float" office:value="224.458041875945">
                <text:p>224.458041875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8.956369450924">
                <text:p>-148.956369450924</text:p>
              </table:table-cell>
              <table:table-cell office:value-type="float" office:value="36.9800000000003">
                <text:p>36.9800000000003</text:p>
              </table:table-cell>
              <table:table-cell office:value-type="float" office:value="10.5">
                <text:p>10.5</text:p>
              </table:table-cell>
              <table:table-cell office:value-type="float" office:value="224.261362766919">
                <text:p>224.261362766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5.492267835786">
                <text:p>-145.492267835786</text:p>
              </table:table-cell>
              <table:table-cell office:value-type="float" office:value="35.2800000000003">
                <text:p>35.2800000000003</text:p>
              </table:table-cell>
              <table:table-cell office:value-type="float" office:value="12">
                <text:p>12</text:p>
              </table:table-cell>
              <table:table-cell office:value-type="float" office:value="224.033776075518">
                <text:p>224.0337760755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2.028166220649">
                <text:p>-142.028166220649</text:p>
              </table:table-cell>
              <table:table-cell office:value-type="float" office:value="33.6200000000003">
                <text:p>33.6200000000003</text:p>
              </table:table-cell>
              <table:table-cell office:value-type="float" office:value="13.5">
                <text:p>13.5</text:p>
              </table:table-cell>
              <table:table-cell office:value-type="float" office:value="223.774995764148">
                <text:p>223.774995764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38.564064605511">
                <text:p>-138.564064605511</text:p>
              </table:table-cell>
              <table:table-cell office:value-type="float" office:value="32.0000000000003">
                <text:p>32.0000000000003</text:p>
              </table:table-cell>
              <table:table-cell office:value-type="float" office:value="15">
                <text:p>15</text:p>
              </table:table-cell>
              <table:table-cell office:value-type="float" office:value="223.484692283495">
                <text:p>223.484692283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5.099962990373">
                <text:p>-135.099962990373</text:p>
              </table:table-cell>
              <table:table-cell office:value-type="float" office:value="30.4200000000003">
                <text:p>30.4200000000003</text:p>
              </table:table-cell>
              <table:table-cell office:value-type="float" office:value="16.5">
                <text:p>16.5</text:p>
              </table:table-cell>
              <table:table-cell office:value-type="float" office:value="223.162490389543">
                <text:p>223.162490389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1.635861375235">
                <text:p>-131.635861375235</text:p>
              </table:table-cell>
              <table:table-cell office:value-type="float" office:value="28.8800000000003">
                <text:p>28.8800000000003</text:p>
              </table:table-cell>
              <table:table-cell office:value-type="float" office:value="18">
                <text:p>18</text:p>
              </table:table-cell>
              <table:table-cell office:value-type="float" office:value="222.80796659707">
                <text:p>222.80796659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8.171759760098">
                <text:p>-128.171759760098</text:p>
              </table:table-cell>
              <table:table-cell office:value-type="float" office:value="27.3800000000003">
                <text:p>27.3800000000003</text:p>
              </table:table-cell>
              <table:table-cell office:value-type="float" office:value="19.5">
                <text:p>19.5</text:p>
              </table:table-cell>
              <table:table-cell office:value-type="float" office:value="222.42064622744">
                <text:p>222.42064622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4.70765814496">
                <text:p>-124.70765814496</text:p>
              </table:table-cell>
              <table:table-cell office:value-type="float" office:value="25.9200000000003">
                <text:p>25.9200000000003</text:p>
              </table:table-cell>
              <table:table-cell office:value-type="float" office:value="21">
                <text:p>2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1.243556529822">
                <text:p>-121.243556529822</text:p>
              </table:table-cell>
              <table:table-cell office:value-type="float" office:value="24.5000000000003">
                <text:p>24.5000000000003</text:p>
              </table:table-cell>
              <table:table-cell office:value-type="float" office:value="22.5">
                <text:p>22.5</text:p>
              </table:table-cell>
              <table:table-cell office:value-type="float" office:value="221.545440106271">
                <text:p>221.545440106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7.779454914684">
                <text:p>-117.779454914684</text:p>
              </table:table-cell>
              <table:table-cell office:value-type="float" office:value="23.1200000000003">
                <text:p>23.1200000000003</text:p>
              </table:table-cell>
              <table:table-cell office:value-type="float" office:value="24">
                <text:p>24</text:p>
              </table:table-cell>
              <table:table-cell office:value-type="float" office:value="221.056315693962">
                <text:p>221.056315693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4.315353299547">
                <text:p>-114.315353299547</text:p>
              </table:table-cell>
              <table:table-cell office:value-type="float" office:value="21.7800000000003">
                <text:p>21.7800000000003</text:p>
              </table:table-cell>
              <table:table-cell office:value-type="float" office:value="25.5">
                <text:p>25.5</text:p>
              </table:table-cell>
              <table:table-cell office:value-type="float" office:value="220.531907673052">
                <text:p>220.531907673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0.851251684409">
                <text:p>-110.851251684409</text:p>
              </table:table-cell>
              <table:table-cell office:value-type="float" office:value="20.4800000000003">
                <text:p>20.4800000000003</text:p>
              </table:table-cell>
              <table:table-cell office:value-type="float" office:value="27">
                <text:p>27</text:p>
              </table:table-cell>
              <table:table-cell office:value-type="float" office:value="219.971422738144">
                <text:p>219.971422738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07.387150069271">
                <text:p>-107.387150069271</text:p>
              </table:table-cell>
              <table:table-cell office:value-type="float" office:value="19.2200000000003">
                <text:p>19.2200000000003</text:p>
              </table:table-cell>
              <table:table-cell office:value-type="float" office:value="28.5">
                <text:p>28.5</text:p>
              </table:table-cell>
              <table:table-cell office:value-type="float" office:value="219.373986479083">
                <text:p>219.3739864790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3.923048454133">
                <text:p>-103.923048454133</text:p>
              </table:table-cell>
              <table:table-cell office:value-type="float" office:value="18.0000000000003">
                <text:p>18.0000000000003</text:p>
              </table:table-cell>
              <table:table-cell office:value-type="float" office:value="30">
                <text:p>30</text:p>
              </table:table-cell>
              <table:table-cell office:value-type="float" office:value="218.738635424338">
                <text:p>218.738635424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0.458946838996">
                <text:p>-100.458946838996</text:p>
              </table:table-cell>
              <table:table-cell office:value-type="float" office:value="16.8200000000003">
                <text:p>16.8200000000003</text:p>
              </table:table-cell>
              <table:table-cell office:value-type="float" office:value="31.5">
                <text:p>31.5</text:p>
              </table:table-cell>
              <table:table-cell office:value-type="float" office:value="218.064307827231">
                <text:p>218.064307827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6.9948452238579">
                <text:p>-96.9948452238579</text:p>
              </table:table-cell>
              <table:table-cell office:value-type="float" office:value="15.6800000000002">
                <text:p>15.6800000000002</text:p>
              </table:table-cell>
              <table:table-cell office:value-type="float" office:value="33">
                <text:p>33</text:p>
              </table:table-cell>
              <table:table-cell office:value-type="float" office:value="217.349832961931">
                <text:p>217.349832961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3.5307436087201">
                <text:p>-93.5307436087201</text:p>
              </table:table-cell>
              <table:table-cell office:value-type="float" office:value="14.5800000000002">
                <text:p>14.5800000000002</text:p>
              </table:table-cell>
              <table:table-cell office:value-type="float" office:value="34.5">
                <text:p>34.5</text:p>
              </table:table-cell>
              <table:table-cell office:value-type="float" office:value="216.593918641269">
                <text:p>216.5939186412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0.0666419935824">
                <text:p>-90.0666419935824</text:p>
              </table:table-cell>
              <table:table-cell office:value-type="float" office:value="13.5200000000002">
                <text:p>13.5200000000002</text:p>
              </table:table-cell>
              <table:table-cell office:value-type="float" office:value="36">
                <text:p>36</text:p>
              </table:table-cell>
              <table:table-cell office:value-type="float" office:value="215.795136598384">
                <text:p>215.7951365983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6.6025403784446">
                <text:p>-86.6025403784446</text:p>
              </table:table-cell>
              <table:table-cell office:value-type="float" office:value="12.5000000000002">
                <text:p>12.5000000000002</text:p>
              </table:table-cell>
              <table:table-cell office:value-type="float" office:value="37.5">
                <text:p>37.5</text:p>
              </table:table-cell>
              <table:table-cell office:value-type="float" office:value="214.951905283833">
                <text:p>214.9519052838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3.1384387633069">
                <text:p>-83.1384387633069</text:p>
              </table:table-cell>
              <table:table-cell office:value-type="float" office:value="11.5200000000002">
                <text:p>11.5200000000002</text:p>
              </table:table-cell>
              <table:table-cell office:value-type="float" office:value="39">
                <text:p>39</text:p>
              </table:table-cell>
              <table:table-cell office:value-type="float" office:value="214.062469512188">
                <text:p>214.0624695121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9.6743371481692">
                <text:p>-79.6743371481692</text:p>
              </table:table-cell>
              <table:table-cell office:value-type="float" office:value="10.5800000000002">
                <text:p>10.5800000000002</text:p>
              </table:table-cell>
              <table:table-cell office:value-type="float" office:value="40.5">
                <text:p>40.5</text:p>
              </table:table-cell>
              <table:table-cell office:value-type="float" office:value="213.124876237502">
                <text:p>213.124876237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6.2102355330314">
                <text:p>-76.2102355330314</text:p>
              </table:table-cell>
              <table:table-cell office:value-type="float" office:value="9.6800000000002">
                <text:p>9.6800000000002</text:p>
              </table:table-cell>
              <table:table-cell office:value-type="float" office:value="42">
                <text:p>42</text:p>
              </table:table-cell>
              <table:table-cell office:value-type="float" office:value="212.136945531624">
                <text:p>212.136945531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2.7461339178936">
                <text:p>-72.7461339178936</text:p>
              </table:table-cell>
              <table:table-cell office:value-type="float" office:value="8.82000000000019">
                <text:p>8.82000000000019</text:p>
              </table:table-cell>
              <table:table-cell office:value-type="float" office:value="43.5">
                <text:p>43.5</text:p>
              </table:table-cell>
              <table:table-cell office:value-type="float" office:value="211.096235563249">
                <text:p>211.096235563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9.2820323027559">
                <text:p>-69.2820323027559</text:p>
              </table:table-cell>
              <table:table-cell office:value-type="float" office:value="8.00000000000019">
                <text:p>8.00000000000019</text:p>
              </table:table-cell>
              <table:table-cell office:value-type="float" office:value="45">
                <text:p>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5.8179306876181">
                <text:p>-65.8179306876181</text:p>
              </table:table-cell>
              <table:table-cell office:value-type="float" office:value="7.22000000000018">
                <text:p>7.22000000000018</text:p>
              </table:table-cell>
              <table:table-cell office:value-type="float" office:value="46.5">
                <text:p>46.5</text:p>
              </table:table-cell>
              <table:table-cell office:value-type="float" office:value="208.845135737799">
                <text:p>208.8451357377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2.3538290724804">
                <text:p>-62.3538290724804</text:p>
              </table:table-cell>
              <table:table-cell office:value-type="float" office:value="6.48000000000017">
                <text:p>6.48000000000017</text:p>
              </table:table-cell>
              <table:table-cell office:value-type="float" office:value="48">
                <text:p>48</text:p>
              </table:table-cell>
              <table:table-cell office:value-type="float" office:value="207.628118136896">
                <text:p>207.628118136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8.8897274573426">
                <text:p>-58.8897274573426</text:p>
              </table:table-cell>
              <table:table-cell office:value-type="float" office:value="5.78000000000016">
                <text:p>5.78000000000016</text:p>
              </table:table-cell>
              <table:table-cell office:value-type="float" office:value="49.5">
                <text:p>49.5</text:p>
              </table:table-cell>
              <table:table-cell office:value-type="float" office:value="206.344919912979">
                <text:p>206.3449199129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5.4256258422049">
                <text:p>-55.4256258422049</text:p>
              </table:table-cell>
              <table:table-cell office:value-type="float" office:value="5.12000000000015">
                <text:p>5.12000000000015</text:p>
              </table:table-cell>
              <table:table-cell office:value-type="float" office:value="51">
                <text:p>51</text:p>
              </table:table-cell>
              <table:table-cell office:value-type="float" office:value="204.99090833947">
                <text:p>204.990908339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1.9615242270671">
                <text:p>-51.9615242270671</text:p>
              </table:table-cell>
              <table:table-cell office:value-type="float" office:value="4.50000000000014">
                <text:p>4.50000000000014</text:p>
              </table:table-cell>
              <table:table-cell office:value-type="float" office:value="52.5">
                <text:p>52.5</text:p>
              </table:table-cell>
              <table:table-cell office:value-type="float" office:value="203.560713214071">
                <text:p>203.5607132140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8.4974226119294">
                <text:p>-48.4974226119294</text:p>
              </table:table-cell>
              <table:table-cell office:value-type="float" office:value="3.92000000000013">
                <text:p>3.92000000000013</text:p>
              </table:table-cell>
              <table:table-cell office:value-type="float" office:value="54">
                <text:p>54</text:p>
              </table:table-cell>
              <table:table-cell office:value-type="float" office:value="202.048054718692">
                <text:p>202.048054718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5.0333209967917">
                <text:p>-45.0333209967917</text:p>
              </table:table-cell>
              <table:table-cell office:value-type="float" office:value="3.38000000000013">
                <text:p>3.38000000000013</text:p>
              </table:table-cell>
              <table:table-cell office:value-type="float" office:value="55.5">
                <text:p>55.5</text:p>
              </table:table-cell>
              <table:table-cell office:value-type="float" office:value="200.445515162401">
                <text:p>200.445515162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1.5692193816539">
                <text:p>-41.5692193816539</text:p>
              </table:table-cell>
              <table:table-cell office:value-type="float" office:value="2.88000000000012">
                <text:p>2.88000000000012</text:p>
              </table:table-cell>
              <table:table-cell office:value-type="float" office:value="57">
                <text:p>57</text:p>
              </table:table-cell>
              <table:table-cell office:value-type="float" office:value="198.744230427816">
                <text:p>198.7442304278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8.1051177665161">
                <text:p>-38.1051177665161</text:p>
              </table:table-cell>
              <table:table-cell office:value-type="float" office:value="2.42000000000011">
                <text:p>2.42000000000011</text:p>
              </table:table-cell>
              <table:table-cell office:value-type="float" office:value="58.5">
                <text:p>58.5</text:p>
              </table:table-cell>
              <table:table-cell office:value-type="float" office:value="196.933463541486">
                <text:p>196.933463541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4.6410161513784">
                <text:p>-34.6410161513784</text:p>
              </table:table-cell>
              <table:table-cell office:value-type="float" office:value="2.0000000000001">
                <text:p>2.0000000000001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1.1769145362406">
                <text:p>-31.1769145362406</text:p>
              </table:table-cell>
              <table:table-cell office:value-type="float" office:value="1.62000000000009">
                <text:p>1.62000000000009</text:p>
              </table:table-cell>
              <table:table-cell office:value-type="float" office:value="61.5">
                <text:p>61.5</text:p>
              </table:table-cell>
              <table:table-cell office:value-type="float" office:value="192.927264063763">
                <text:p>192.9272640637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7.7128129211029">
                <text:p>-27.7128129211029</text:p>
              </table:table-cell>
              <table:table-cell office:value-type="float" office:value="1.28000000000008">
                <text:p>1.28000000000008</text:p>
              </table:table-cell>
              <table:table-cell office:value-type="float" office:value="63">
                <text:p>63</text:p>
              </table:table-cell>
              <table:table-cell office:value-type="float" office:value="190.693979898752">
                <text:p>190.6939798987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4.2487113059651">
                <text:p>-24.2487113059651</text:p>
              </table:table-cell>
              <table:table-cell office:value-type="float" office:value="0.98000000000007">
                <text:p>0.98000000000007</text:p>
              </table:table-cell>
              <table:table-cell office:value-type="float" office:value="64.5">
                <text:p>64.5</text:p>
              </table:table-cell>
              <table:table-cell office:value-type="float" office:value="188.272052466519">
                <text:p>188.2720524665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0.7846096908274">
                <text:p>-20.7846096908274</text:p>
              </table:table-cell>
              <table:table-cell office:value-type="float" office:value="0.72000000000006">
                <text:p>0.72000000000006</text:p>
              </table:table-cell>
              <table:table-cell office:value-type="float" office:value="66">
                <text:p>66</text:p>
              </table:table-cell>
              <table:table-cell office:value-type="float" office:value="185.623026261114">
                <text:p>185.623026261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7.3205080756896">
                <text:p>-17.3205080756896</text:p>
              </table:table-cell>
              <table:table-cell office:value-type="float" office:value="0.50000000000005">
                <text:p>0.50000000000005</text:p>
              </table:table-cell>
              <table:table-cell office:value-type="float" office:value="67.5">
                <text:p>67.5</text:p>
              </table:table-cell>
              <table:table-cell office:value-type="float" office:value="182.691742076555">
                <text:p>182.691742076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3.8564064605519">
                <text:p>-13.8564064605519</text:p>
              </table:table-cell>
              <table:table-cell office:value-type="float" office:value="0.32000000000004">
                <text:p>0.32000000000004</text:p>
              </table:table-cell>
              <table:table-cell office:value-type="float" office:value="69">
                <text:p>69</text:p>
              </table:table-cell>
              <table:table-cell office:value-type="float" office:value="179.393876913398">
                <text:p>179.393876913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3923048454141">
                <text:p>-10.3923048454141</text:p>
              </table:table-cell>
              <table:table-cell office:value-type="float" office:value="0.180000000000031">
                <text:p>0.180000000000031</text:p>
              </table:table-cell>
              <table:table-cell office:value-type="float" office:value="70.5">
                <text:p>70.5</text:p>
              </table:table-cell>
              <table:table-cell office:value-type="float" office:value="175.588083163848">
                <text:p>175.588083163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.9282032302764">
                <text:p>-6.9282032302764</text:p>
              </table:table-cell>
              <table:table-cell office:value-type="float" office:value="0.0800000000000205">
                <text:p>0.0800000000000205</text:p>
              </table:table-cell>
              <table:table-cell office:value-type="float" office:value="72">
                <text:p>7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.46410161513865">
                <text:p>-3.46410161513865</text:p>
              </table:table-cell>
              <table:table-cell office:value-type="float" office:value="0.0200000000000103">
                <text:p>0.0200000000000103</text:p>
              </table:table-cell>
              <table:table-cell office:value-type="float" office:value="73.5">
                <text:p>73.5</text:p>
              </table:table-cell>
              <table:table-cell office:value-type="float" office:value="164.924811556599">
                <text:p>164.9248115565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895283847057726">
                <text:p>-0.000000000000895283847057726</text:p>
              </table:table-cell>
              <table:table-cell office:value-type="float" office:value="1.33588861133747E-027">
                <text:p>1.33588861133747E-027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6410161513685">
                <text:p>3.46410161513685</text:p>
              </table:table-cell>
              <table:table-cell office:value-type="float" office:value="0.0199999999999896">
                <text:p>0.0199999999999896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9282032302746">
                <text:p>6.9282032302746</text:p>
              </table:table-cell>
              <table:table-cell office:value-type="float" office:value="0.0799999999999791">
                <text:p>0.0799999999999791</text:p>
              </table:table-cell>
              <table:table-cell office:value-type="float" office:value="73.5">
                <text:p>73.5</text:p>
              </table:table-cell>
              <table:table-cell office:value-type="float" office:value="135.075188443401">
                <text:p>135.075188443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923048454124">
                <text:p>10.3923048454124</text:p>
              </table:table-cell>
              <table:table-cell office:value-type="float" office:value="0.179999999999968">
                <text:p>0.179999999999968</text:p>
              </table:table-cell>
              <table:table-cell office:value-type="float" office:value="72">
                <text:p>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8564064605501">
                <text:p>13.8564064605501</text:p>
              </table:table-cell>
              <table:table-cell office:value-type="float" office:value="0.319999999999958">
                <text:p>0.319999999999958</text:p>
              </table:table-cell>
              <table:table-cell office:value-type="float" office:value="70.5">
                <text:p>70.5</text:p>
              </table:table-cell>
              <table:table-cell office:value-type="float" office:value="124.411916836152">
                <text:p>124.4119168361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3205080756879">
                <text:p>17.3205080756879</text:p>
              </table:table-cell>
              <table:table-cell office:value-type="float" office:value="0.499999999999947">
                <text:p>0.499999999999947</text:p>
              </table:table-cell>
              <table:table-cell office:value-type="float" office:value="69">
                <text:p>69</text:p>
              </table:table-cell>
              <table:table-cell office:value-type="float" office:value="120.606123086602">
                <text:p>120.606123086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7846096908256">
                <text:p>20.7846096908256</text:p>
              </table:table-cell>
              <table:table-cell office:value-type="float" office:value="0.719999999999936">
                <text:p>0.719999999999936</text:p>
              </table:table-cell>
              <table:table-cell office:value-type="float" office:value="67.5">
                <text:p>67.5</text:p>
              </table:table-cell>
              <table:table-cell office:value-type="float" office:value="117.308257923445">
                <text:p>117.308257923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2487113059634">
                <text:p>24.2487113059634</text:p>
              </table:table-cell>
              <table:table-cell office:value-type="float" office:value="0.979999999999925">
                <text:p>0.979999999999925</text:p>
              </table:table-cell>
              <table:table-cell office:value-type="float" office:value="66">
                <text:p>66</text:p>
              </table:table-cell>
              <table:table-cell office:value-type="float" office:value="114.376973738886">
                <text:p>114.3769737388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7128129211011">
                <text:p>27.7128129211011</text:p>
              </table:table-cell>
              <table:table-cell office:value-type="float" office:value="1.27999999999991">
                <text:p>1.27999999999991</text:p>
              </table:table-cell>
              <table:table-cell office:value-type="float" office:value="64.5">
                <text:p>64.5</text:p>
              </table:table-cell>
              <table:table-cell office:value-type="float" office:value="111.727947533481">
                <text:p>111.7279475334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1769145362389">
                <text:p>31.1769145362389</text:p>
              </table:table-cell>
              <table:table-cell office:value-type="float" office:value="1.6199999999999">
                <text:p>1.6199999999999</text:p>
              </table:table-cell>
              <table:table-cell office:value-type="float" office:value="63">
                <text:p>63</text:p>
              </table:table-cell>
              <table:table-cell office:value-type="float" office:value="109.306020101248">
                <text:p>109.3060201012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6410161513766">
                <text:p>34.6410161513766</text:p>
              </table:table-cell>
              <table:table-cell office:value-type="float" office:value="1.99999999999989">
                <text:p>1.99999999999989</text:p>
              </table:table-cell>
              <table:table-cell office:value-type="float" office:value="61.5">
                <text:p>61.5</text:p>
              </table:table-cell>
              <table:table-cell office:value-type="float" office:value="107.072735936237">
                <text:p>107.072735936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.1051177665144">
                <text:p>38.1051177665144</text:p>
              </table:table-cell>
              <table:table-cell office:value-type="float" office:value="2.41999999999988">
                <text:p>2.41999999999988</text:p>
              </table:table-cell>
              <table:table-cell office:value-type="float" office:value="60">
                <text:p>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.5692193816521">
                <text:p>41.5692193816521</text:p>
              </table:table-cell>
              <table:table-cell office:value-type="float" office:value="2.87999999999987">
                <text:p>2.87999999999987</text:p>
              </table:table-cell>
              <table:table-cell office:value-type="float" office:value="58.5">
                <text:p>58.5</text:p>
              </table:table-cell>
              <table:table-cell office:value-type="float" office:value="103.066536458514">
                <text:p>103.0665364585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.0333209967899">
                <text:p>45.0333209967899</text:p>
              </table:table-cell>
              <table:table-cell office:value-type="float" office:value="3.37999999999986">
                <text:p>3.37999999999986</text:p>
              </table:table-cell>
              <table:table-cell office:value-type="float" office:value="57">
                <text:p>57</text:p>
              </table:table-cell>
              <table:table-cell office:value-type="float" office:value="101.255769572184">
                <text:p>101.255769572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.4974226119276">
                <text:p>48.4974226119276</text:p>
              </table:table-cell>
              <table:table-cell office:value-type="float" office:value="3.91999999999984">
                <text:p>3.91999999999984</text:p>
              </table:table-cell>
              <table:table-cell office:value-type="float" office:value="55.5">
                <text:p>55.5</text:p>
              </table:table-cell>
              <table:table-cell office:value-type="float" office:value="99.5544848375993">
                <text:p>99.55448483759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.9615242270654">
                <text:p>51.9615242270654</text:p>
              </table:table-cell>
              <table:table-cell office:value-type="float" office:value="4.49999999999983">
                <text:p>4.49999999999983</text:p>
              </table:table-cell>
              <table:table-cell office:value-type="float" office:value="54">
                <text:p>54</text:p>
              </table:table-cell>
              <table:table-cell office:value-type="float" office:value="97.9519452813076">
                <text:p>97.9519452813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.4256258422031">
                <text:p>55.4256258422031</text:p>
              </table:table-cell>
              <table:table-cell office:value-type="float" office:value="5.11999999999982">
                <text:p>5.11999999999982</text:p>
              </table:table-cell>
              <table:table-cell office:value-type="float" office:value="52.5">
                <text:p>52.5</text:p>
              </table:table-cell>
              <table:table-cell office:value-type="float" office:value="96.4392867859286">
                <text:p>96.43928678592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8897274573409">
                <text:p>58.8897274573409</text:p>
              </table:table-cell>
              <table:table-cell office:value-type="float" office:value="5.77999999999981">
                <text:p>5.77999999999981</text:p>
              </table:table-cell>
              <table:table-cell office:value-type="float" office:value="51">
                <text:p>51</text:p>
              </table:table-cell>
              <table:table-cell office:value-type="float" office:value="95.0090916605299">
                <text:p>95.0090916605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.3538290724786">
                <text:p>62.3538290724786</text:p>
              </table:table-cell>
              <table:table-cell office:value-type="float" office:value="6.4799999999998">
                <text:p>6.4799999999998</text:p>
              </table:table-cell>
              <table:table-cell office:value-type="float" office:value="49.5">
                <text:p>49.5</text:p>
              </table:table-cell>
              <table:table-cell office:value-type="float" office:value="93.6550800870212">
                <text:p>93.65508008702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.8179306876164">
                <text:p>65.8179306876164</text:p>
              </table:table-cell>
              <table:table-cell office:value-type="float" office:value="7.21999999999979">
                <text:p>7.21999999999979</text:p>
              </table:table-cell>
              <table:table-cell office:value-type="float" office:value="48">
                <text:p>48</text:p>
              </table:table-cell>
              <table:table-cell office:value-type="float" office:value="92.3718818631044">
                <text:p>92.3718818631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.2820323027541">
                <text:p>69.2820323027541</text:p>
              </table:table-cell>
              <table:table-cell office:value-type="float" office:value="7.99999999999977">
                <text:p>7.99999999999977</text:p>
              </table:table-cell>
              <table:table-cell office:value-type="float" office:value="46.5">
                <text:p>46.5</text:p>
              </table:table-cell>
              <table:table-cell office:value-type="float" office:value="91.1548642622009">
                <text:p>91.15486426220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.7461339178919">
                <text:p>72.7461339178919</text:p>
              </table:table-cell>
              <table:table-cell office:value-type="float" office:value="8.81999999999976">
                <text:p>8.81999999999976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.2102355330296">
                <text:p>76.2102355330296</text:p>
              </table:table-cell>
              <table:table-cell office:value-type="float" office:value="9.67999999999975">
                <text:p>9.67999999999975</text:p>
              </table:table-cell>
              <table:table-cell office:value-type="float" office:value="43.5">
                <text:p>43.5</text:p>
              </table:table-cell>
              <table:table-cell office:value-type="float" office:value="88.9037644367511">
                <text:p>88.90376443675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.6743371481674">
                <text:p>79.6743371481674</text:p>
              </table:table-cell>
              <table:table-cell office:value-type="float" office:value="10.5799999999997">
                <text:p>10.5799999999997</text:p>
              </table:table-cell>
              <table:table-cell office:value-type="float" office:value="42">
                <text:p>42</text:p>
              </table:table-cell>
              <table:table-cell office:value-type="float" office:value="87.8630544683761">
                <text:p>87.86305446837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3.1384387633051">
                <text:p>83.1384387633051</text:p>
              </table:table-cell>
              <table:table-cell office:value-type="float" office:value="11.5199999999997">
                <text:p>11.5199999999997</text:p>
              </table:table-cell>
              <table:table-cell office:value-type="float" office:value="40.5">
                <text:p>40.5</text:p>
              </table:table-cell>
              <table:table-cell office:value-type="float" office:value="86.8751237624976">
                <text:p>86.87512376249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.6025403784429">
                <text:p>86.6025403784429</text:p>
              </table:table-cell>
              <table:table-cell office:value-type="float" office:value="12.4999999999997">
                <text:p>12.4999999999997</text:p>
              </table:table-cell>
              <table:table-cell office:value-type="float" office:value="39">
                <text:p>39</text:p>
              </table:table-cell>
              <table:table-cell office:value-type="float" office:value="85.9375304878121">
                <text:p>85.93753048781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.0666419935806">
                <text:p>90.0666419935806</text:p>
              </table:table-cell>
              <table:table-cell office:value-type="float" office:value="13.5199999999997">
                <text:p>13.5199999999997</text:p>
              </table:table-cell>
              <table:table-cell office:value-type="float" office:value="37.5">
                <text:p>37.5</text:p>
              </table:table-cell>
              <table:table-cell office:value-type="float" office:value="85.0480947161671">
                <text:p>85.04809471616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.5307436087184">
                <text:p>93.5307436087184</text:p>
              </table:table-cell>
              <table:table-cell office:value-type="float" office:value="14.5799999999997">
                <text:p>14.5799999999997</text:p>
              </table:table-cell>
              <table:table-cell office:value-type="float" office:value="36">
                <text:p>36</text:p>
              </table:table-cell>
              <table:table-cell office:value-type="float" office:value="84.2048634016161">
                <text:p>84.2048634016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6.9948452238561">
                <text:p>96.9948452238561</text:p>
              </table:table-cell>
              <table:table-cell office:value-type="float" office:value="15.6799999999997">
                <text:p>15.6799999999997</text:p>
              </table:table-cell>
              <table:table-cell office:value-type="float" office:value="34.5">
                <text:p>34.5</text:p>
              </table:table-cell>
              <table:table-cell office:value-type="float" office:value="83.4060813587307">
                <text:p>83.40608135873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.458946838994">
                <text:p>100.458946838994</text:p>
              </table:table-cell>
              <table:table-cell office:value-type="float" office:value="16.8199999999997">
                <text:p>16.8199999999997</text:p>
              </table:table-cell>
              <table:table-cell office:value-type="float" office:value="33">
                <text:p>33</text:p>
              </table:table-cell>
              <table:table-cell office:value-type="float" office:value="82.6501670380691">
                <text:p>82.65016703806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.923048454132">
                <text:p>103.923048454132</text:p>
              </table:table-cell>
              <table:table-cell office:value-type="float" office:value="17.9999999999996">
                <text:p>17.9999999999996</text:p>
              </table:table-cell>
              <table:table-cell office:value-type="float" office:value="31.5">
                <text:p>31.5</text:p>
              </table:table-cell>
              <table:table-cell office:value-type="float" office:value="81.9356921727694">
                <text:p>81.9356921727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7.387150069269">
                <text:p>107.387150069269</text:p>
              </table:table-cell>
              <table:table-cell office:value-type="float" office:value="19.2199999999996">
                <text:p>19.2199999999996</text:p>
              </table:table-cell>
              <table:table-cell office:value-type="float" office:value="30">
                <text:p>30</text:p>
              </table:table-cell>
              <table:table-cell office:value-type="float" office:value="81.2613645756624">
                <text:p>81.26136457566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0.851251684407">
                <text:p>110.851251684407</text:p>
              </table:table-cell>
              <table:table-cell office:value-type="float" office:value="20.4799999999996">
                <text:p>20.4799999999996</text:p>
              </table:table-cell>
              <table:table-cell office:value-type="float" office:value="28.5">
                <text:p>28.5</text:p>
              </table:table-cell>
              <table:table-cell office:value-type="float" office:value="80.6260135209169">
                <text:p>80.62601352091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.315353299545">
                <text:p>114.315353299545</text:p>
              </table:table-cell>
              <table:table-cell office:value-type="float" office:value="21.7799999999996">
                <text:p>21.7799999999996</text:p>
              </table:table-cell>
              <table:table-cell office:value-type="float" office:value="27">
                <text:p>27</text:p>
              </table:table-cell>
              <table:table-cell office:value-type="float" office:value="80.0285772618564">
                <text:p>80.0285772618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7.779454914683">
                <text:p>117.779454914683</text:p>
              </table:table-cell>
              <table:table-cell office:value-type="float" office:value="23.1199999999996">
                <text:p>23.1199999999996</text:p>
              </table:table-cell>
              <table:table-cell office:value-type="float" office:value="25.5">
                <text:p>25.5</text:p>
              </table:table-cell>
              <table:table-cell office:value-type="float" office:value="79.4680923269475">
                <text:p>79.46809232694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.24355652982">
                <text:p>121.24355652982</text:p>
              </table:table-cell>
              <table:table-cell office:value-type="float" office:value="24.4999999999996">
                <text:p>24.4999999999996</text:p>
              </table:table-cell>
              <table:table-cell office:value-type="float" office:value="24">
                <text:p>24</text:p>
              </table:table-cell>
              <table:table-cell office:value-type="float" office:value="78.9436843060379">
                <text:p>78.9436843060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.707658144958">
                <text:p>124.707658144958</text:p>
              </table:table-cell>
              <table:table-cell office:value-type="float" office:value="25.9199999999996">
                <text:p>25.9199999999996</text:p>
              </table:table-cell>
              <table:table-cell office:value-type="float" office:value="22.5">
                <text:p>22.5</text:p>
              </table:table-cell>
              <table:table-cell office:value-type="float" office:value="78.4545598937291">
                <text:p>78.45455989372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.171759760096">
                <text:p>128.171759760096</text:p>
              </table:table-cell>
              <table:table-cell office:value-type="float" office:value="27.3799999999995">
                <text:p>27.3799999999995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1.635861375234">
                <text:p>131.635861375234</text:p>
              </table:table-cell>
              <table:table-cell office:value-type="float" office:value="28.8799999999995">
                <text:p>28.8799999999995</text:p>
              </table:table-cell>
              <table:table-cell office:value-type="float" office:value="19.5">
                <text:p>19.5</text:p>
              </table:table-cell>
              <table:table-cell office:value-type="float" office:value="77.5793537725601">
                <text:p>77.5793537725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5.099962990371">
                <text:p>135.099962990371</text:p>
              </table:table-cell>
              <table:table-cell office:value-type="float" office:value="30.4199999999995">
                <text:p>30.4199999999995</text:p>
              </table:table-cell>
              <table:table-cell office:value-type="float" office:value="18">
                <text:p>18</text:p>
              </table:table-cell>
              <table:table-cell office:value-type="float" office:value="77.1920334029304">
                <text:p>77.19203340293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8.564064605509">
                <text:p>138.564064605509</text:p>
              </table:table-cell>
              <table:table-cell office:value-type="float" office:value="31.9999999999995">
                <text:p>31.9999999999995</text:p>
              </table:table-cell>
              <table:table-cell office:value-type="float" office:value="16.5">
                <text:p>16.5</text:p>
              </table:table-cell>
              <table:table-cell office:value-type="float" office:value="76.8375096104568">
                <text:p>76.83750961045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.028166220647">
                <text:p>142.028166220647</text:p>
              </table:table-cell>
              <table:table-cell office:value-type="float" office:value="33.6199999999995">
                <text:p>33.6199999999995</text:p>
              </table:table-cell>
              <table:table-cell office:value-type="float" office:value="15">
                <text:p>15</text:p>
              </table:table-cell>
              <table:table-cell office:value-type="float" office:value="76.5153077165047">
                <text:p>76.51530771650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.492267835785">
                <text:p>145.492267835785</text:p>
              </table:table-cell>
              <table:table-cell office:value-type="float" office:value="35.2799999999994">
                <text:p>35.2799999999994</text:p>
              </table:table-cell>
              <table:table-cell office:value-type="float" office:value="13.5">
                <text:p>13.5</text:p>
              </table:table-cell>
              <table:table-cell office:value-type="float" office:value="76.2250042358524">
                <text:p>76.22500423585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.956369450922">
                <text:p>148.956369450922</text:p>
              </table:table-cell>
              <table:table-cell office:value-type="float" office:value="36.9799999999994">
                <text:p>36.9799999999994</text:p>
              </table:table-cell>
              <table:table-cell office:value-type="float" office:value="12">
                <text:p>12</text:p>
              </table:table-cell>
              <table:table-cell office:value-type="float" office:value="75.9662239244816">
                <text:p>75.96622392448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2.42047106606">
                <text:p>152.42047106606</text:p>
              </table:table-cell>
              <table:table-cell office:value-type="float" office:value="38.7199999999994">
                <text:p>38.7199999999994</text:p>
              </table:table-cell>
              <table:table-cell office:value-type="float" office:value="10.5">
                <text:p>10.5</text:p>
              </table:table-cell>
              <table:table-cell office:value-type="float" office:value="75.7386372330806">
                <text:p>75.73863723308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.884572681198">
                <text:p>155.884572681198</text:p>
              </table:table-cell>
              <table:table-cell office:value-type="float" office:value="40.4999999999994">
                <text:p>40.4999999999994</text:p>
              </table:table-cell>
              <table:table-cell office:value-type="float" office:value="9">
                <text:p>9</text:p>
              </table:table-cell>
              <table:table-cell office:value-type="float" office:value="75.5419581240549">
                <text:p>75.54195812405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9.348674296336">
                <text:p>159.348674296336</text:p>
              </table:table-cell>
              <table:table-cell office:value-type="float" office:value="42.3199999999994">
                <text:p>42.3199999999994</text:p>
              </table:table-cell>
              <table:table-cell office:value-type="float" office:value="7.5">
                <text:p>7.5</text:p>
              </table:table-cell>
              <table:table-cell office:value-type="float" office:value="75.3759422170035">
                <text:p>75.3759422170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.812775911473">
                <text:p>162.812775911473</text:p>
              </table:table-cell>
              <table:table-cell office:value-type="float" office:value="44.1799999999993">
                <text:p>44.1799999999993</text:p>
              </table:table-cell>
              <table:table-cell office:value-type="float" office:value="6">
                <text:p>6</text:p>
              </table:table-cell>
              <table:table-cell office:value-type="float" office:value="75.2403852337373">
                <text:p>75.24038523373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.276877526611">
                <text:p>166.276877526611</text:p>
              </table:table-cell>
              <table:table-cell office:value-type="float" office:value="46.0799999999993">
                <text:p>46.0799999999993</text:p>
              </table:table-cell>
              <table:table-cell office:value-type="float" office:value="4.5">
                <text:p>4.5</text:p>
              </table:table-cell>
              <table:table-cell office:value-type="float" office:value="75.1351217191933">
                <text:p>75.13512171919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9.740979141749">
                <text:p>169.740979141749</text:p>
              </table:table-cell>
              <table:table-cell office:value-type="float" office:value="48.0199999999993">
                <text:p>48.0199999999993</text:p>
              </table:table-cell>
              <table:table-cell office:value-type="float" office:value="3">
                <text:p>3</text:p>
              </table:table-cell>
              <table:table-cell office:value-type="float" office:value="75.0600240192192">
                <text:p>75.06002401921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3.205080756886">
                <text:p>173.205080756886</text:p>
              </table:table-cell>
              <table:table-cell office:value-type="float" office:value="49.9999999999993">
                <text:p>49.9999999999993</text:p>
              </table:table-cell>
              <table:table-cell office:value-type="float" office:value="1.5">
                <text:p>1.5</text:p>
              </table:table-cell>
              <table:table-cell office:value-type="float" office:value="75.0150015003001">
                <text:p>75.0150015003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6.669182372024">
                <text:p>176.669182372024</text:p>
              </table:table-cell>
              <table:table-cell office:value-type="float" office:value="52.0199999999992">
                <text:p>52.0199999999992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.133283987162">
                <text:p>180.133283987162</text:p>
              </table:table-cell>
              <table:table-cell office:value-type="float" office:value="54.0799999999992">
                <text:p>54.0799999999992</text:p>
              </table:table-cell>
              <table:table-cell office:value-type="float" office:value="-1.5">
                <text:p>-1.5</text:p>
              </table:table-cell>
              <table:table-cell office:value-type="float" office:value="75.0150015003001">
                <text:p>75.0150015003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3.5973856023">
                <text:p>183.5973856023</text:p>
              </table:table-cell>
              <table:table-cell office:value-type="float" office:value="56.1799999999992">
                <text:p>56.1799999999992</text:p>
              </table:table-cell>
              <table:table-cell office:value-type="float" office:value="-3">
                <text:p>-3</text:p>
              </table:table-cell>
              <table:table-cell office:value-type="float" office:value="75.0600240192192">
                <text:p>75.06002401921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7.061487217437">
                <text:p>187.061487217437</text:p>
              </table:table-cell>
              <table:table-cell office:value-type="float" office:value="58.3199999999991">
                <text:p>58.3199999999991</text:p>
              </table:table-cell>
              <table:table-cell office:value-type="float" office:value="-4.5">
                <text:p>-4.5</text:p>
              </table:table-cell>
              <table:table-cell office:value-type="float" office:value="75.1351217191933">
                <text:p>75.13512171919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0.525588832575">
                <text:p>190.525588832575</text:p>
              </table:table-cell>
              <table:table-cell office:value-type="float" office:value="60.4999999999991">
                <text:p>60.4999999999991</text:p>
              </table:table-cell>
              <table:table-cell office:value-type="float" office:value="-6">
                <text:p>-6</text:p>
              </table:table-cell>
              <table:table-cell office:value-type="float" office:value="75.2403852337373">
                <text:p>75.24038523373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3.989690447713">
                <text:p>193.989690447713</text:p>
              </table:table-cell>
              <table:table-cell office:value-type="float" office:value="62.7199999999991">
                <text:p>62.7199999999991</text:p>
              </table:table-cell>
              <table:table-cell office:value-type="float" office:value="-7.5">
                <text:p>-7.5</text:p>
              </table:table-cell>
              <table:table-cell office:value-type="float" office:value="75.3759422170035">
                <text:p>75.37594221700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.453792062851">
                <text:p>197.453792062851</text:p>
              </table:table-cell>
              <table:table-cell office:value-type="float" office:value="64.9799999999991">
                <text:p>64.9799999999991</text:p>
              </table:table-cell>
              <table:table-cell office:value-type="float" office:value="-9">
                <text:p>-9</text:p>
              </table:table-cell>
              <table:table-cell office:value-type="float" office:value="75.5419581240549">
                <text:p>75.54195812405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0.917893677988">
                <text:p>200.917893677988</text:p>
              </table:table-cell>
              <table:table-cell office:value-type="float" office:value="67.2799999999991">
                <text:p>67.2799999999991</text:p>
              </table:table-cell>
              <table:table-cell office:value-type="float" office:value="-10.5">
                <text:p>-10.5</text:p>
              </table:table-cell>
              <table:table-cell office:value-type="float" office:value="75.7386372330806">
                <text:p>75.73863723308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4.381995293126">
                <text:p>204.381995293126</text:p>
              </table:table-cell>
              <table:table-cell office:value-type="float" office:value="69.619999999999">
                <text:p>69.619999999999</text:p>
              </table:table-cell>
              <table:table-cell office:value-type="float" office:value="-12">
                <text:p>-12</text:p>
              </table:table-cell>
              <table:table-cell office:value-type="float" office:value="75.9662239244816">
                <text:p>75.96622392448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7.846096908264">
                <text:p>207.846096908264</text:p>
              </table:table-cell>
              <table:table-cell office:value-type="float" office:value="71.999999999999">
                <text:p>71.999999999999</text:p>
              </table:table-cell>
              <table:table-cell office:value-type="float" office:value="-13.5">
                <text:p>-13.5</text:p>
              </table:table-cell>
              <table:table-cell office:value-type="float" office:value="76.2250042358524">
                <text:p>76.2250042358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1.310198523402">
                <text:p>211.310198523402</text:p>
              </table:table-cell>
              <table:table-cell office:value-type="float" office:value="74.419999999999">
                <text:p>74.419999999999</text:p>
              </table:table-cell>
              <table:table-cell office:value-type="float" office:value="-15">
                <text:p>-15</text:p>
              </table:table-cell>
              <table:table-cell office:value-type="float" office:value="76.5153077165047">
                <text:p>76.51530771650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4.774300138539">
                <text:p>214.774300138539</text:p>
              </table:table-cell>
              <table:table-cell office:value-type="float" office:value="76.8799999999989">
                <text:p>76.8799999999989</text:p>
              </table:table-cell>
              <table:table-cell office:value-type="float" office:value="-16.5">
                <text:p>-16.5</text:p>
              </table:table-cell>
              <table:table-cell office:value-type="float" office:value="76.8375096104568">
                <text:p>76.83750961045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8.238401753677">
                <text:p>218.238401753677</text:p>
              </table:table-cell>
              <table:table-cell office:value-type="float" office:value="79.3799999999989">
                <text:p>79.3799999999989</text:p>
              </table:table-cell>
              <table:table-cell office:value-type="float" office:value="-18">
                <text:p>-18</text:p>
              </table:table-cell>
              <table:table-cell office:value-type="float" office:value="77.1920334029304">
                <text:p>77.19203340293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1.702503368815">
                <text:p>221.702503368815</text:p>
              </table:table-cell>
              <table:table-cell office:value-type="float" office:value="81.9199999999989">
                <text:p>81.9199999999989</text:p>
              </table:table-cell>
              <table:table-cell office:value-type="float" office:value="-19.5">
                <text:p>-19.5</text:p>
              </table:table-cell>
              <table:table-cell office:value-type="float" office:value="77.5793537725601">
                <text:p>77.57935377256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5.166604983952">
                <text:p>225.166604983952</text:p>
              </table:table-cell>
              <table:table-cell office:value-type="float" office:value="84.4999999999988">
                <text:p>84.4999999999988</text:p>
              </table:table-cell>
              <table:table-cell office:value-type="float" office:value="-21">
                <text:p>-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8.63070659909">
                <text:p>228.63070659909</text:p>
              </table:table-cell>
              <table:table-cell office:value-type="float" office:value="87.1199999999988">
                <text:p>87.1199999999988</text:p>
              </table:table-cell>
              <table:table-cell office:value-type="float" office:value="-22.5">
                <text:p>-22.5</text:p>
              </table:table-cell>
              <table:table-cell office:value-type="float" office:value="78.4545598937291">
                <text:p>78.4545598937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2.094808214228">
                <text:p>232.094808214228</text:p>
              </table:table-cell>
              <table:table-cell office:value-type="float" office:value="89.7799999999988">
                <text:p>89.7799999999988</text:p>
              </table:table-cell>
              <table:table-cell office:value-type="float" office:value="-24">
                <text:p>-24</text:p>
              </table:table-cell>
              <table:table-cell office:value-type="float" office:value="78.9436843060379">
                <text:p>78.94368430603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5.558909829366">
                <text:p>235.558909829366</text:p>
              </table:table-cell>
              <table:table-cell office:value-type="float" office:value="92.4799999999987">
                <text:p>92.4799999999987</text:p>
              </table:table-cell>
              <table:table-cell office:value-type="float" office:value="-25.5">
                <text:p>-25.5</text:p>
              </table:table-cell>
              <table:table-cell office:value-type="float" office:value="79.4680923269475">
                <text:p>79.46809232694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9.023011444503">
                <text:p>239.023011444503</text:p>
              </table:table-cell>
              <table:table-cell office:value-type="float" office:value="95.2199999999987">
                <text:p>95.2199999999987</text:p>
              </table:table-cell>
              <table:table-cell office:value-type="float" office:value="-27">
                <text:p>-27</text:p>
              </table:table-cell>
              <table:table-cell office:value-type="float" office:value="80.0285772618564">
                <text:p>80.02857726185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2.487113059641">
                <text:p>242.487113059641</text:p>
              </table:table-cell>
              <table:table-cell office:value-type="float" office:value="97.9999999999987">
                <text:p>97.9999999999987</text:p>
              </table:table-cell>
              <table:table-cell office:value-type="float" office:value="-28.5">
                <text:p>-28.5</text:p>
              </table:table-cell>
              <table:table-cell office:value-type="float" office:value="80.6260135209169">
                <text:p>80.62601352091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5.951214674779">
                <text:p>245.951214674779</text:p>
              </table:table-cell>
              <table:table-cell office:value-type="float" office:value="100.819999999999">
                <text:p>100.819999999999</text:p>
              </table:table-cell>
              <table:table-cell office:value-type="float" office:value="-30">
                <text:p>-30</text:p>
              </table:table-cell>
              <table:table-cell office:value-type="float" office:value="81.2613645756624">
                <text:p>81.26136457566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9.415316289917">
                <text:p>249.415316289917</text:p>
              </table:table-cell>
              <table:table-cell office:value-type="float" office:value="103.679999999999">
                <text:p>103.679999999999</text:p>
              </table:table-cell>
              <table:table-cell office:value-type="float" office:value="-31.5">
                <text:p>-31.5</text:p>
              </table:table-cell>
              <table:table-cell office:value-type="float" office:value="81.9356921727694">
                <text:p>81.93569217276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2.879417905054">
                <text:p>252.879417905054</text:p>
              </table:table-cell>
              <table:table-cell office:value-type="float" office:value="106.579999999999">
                <text:p>106.579999999999</text:p>
              </table:table-cell>
              <table:table-cell office:value-type="float" office:value="-33">
                <text:p>-33</text:p>
              </table:table-cell>
              <table:table-cell office:value-type="float" office:value="82.6501670380691">
                <text:p>82.65016703806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6.343519520192">
                <text:p>256.343519520192</text:p>
              </table:table-cell>
              <table:table-cell office:value-type="float" office:value="109.519999999999">
                <text:p>109.519999999999</text:p>
              </table:table-cell>
              <table:table-cell office:value-type="float" office:value="-34.5">
                <text:p>-34.5</text:p>
              </table:table-cell>
              <table:table-cell office:value-type="float" office:value="83.4060813587307">
                <text:p>83.40608135873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9.80762113533">
                <text:p>259.80762113533</text:p>
              </table:table-cell>
              <table:table-cell office:value-type="float" office:value="112.499999999998">
                <text:p>112.499999999998</text:p>
              </table:table-cell>
              <table:table-cell office:value-type="float" office:value="-36">
                <text:p>-36</text:p>
              </table:table-cell>
              <table:table-cell office:value-type="float" office:value="84.2048634016161">
                <text:p>84.2048634016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3.271722750468">
                <text:p>263.271722750468</text:p>
              </table:table-cell>
              <table:table-cell office:value-type="float" office:value="115.519999999998">
                <text:p>115.519999999998</text:p>
              </table:table-cell>
              <table:table-cell office:value-type="float" office:value="-37.5">
                <text:p>-37.5</text:p>
              </table:table-cell>
              <table:table-cell office:value-type="float" office:value="85.0480947161671">
                <text:p>85.0480947161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6.735824365605">
                <text:p>266.735824365605</text:p>
              </table:table-cell>
              <table:table-cell office:value-type="float" office:value="118.579999999998">
                <text:p>118.579999999998</text:p>
              </table:table-cell>
              <table:table-cell office:value-type="float" office:value="-39">
                <text:p>-39</text:p>
              </table:table-cell>
              <table:table-cell office:value-type="float" office:value="85.9375304878121">
                <text:p>85.93753048781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0.199925980743">
                <text:p>270.199925980743</text:p>
              </table:table-cell>
              <table:table-cell office:value-type="float" office:value="121.679999999998">
                <text:p>121.679999999998</text:p>
              </table:table-cell>
              <table:table-cell office:value-type="float" office:value="-40.5">
                <text:p>-40.5</text:p>
              </table:table-cell>
              <table:table-cell office:value-type="float" office:value="86.8751237624976">
                <text:p>86.87512376249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3.664027595881">
                <text:p>273.664027595881</text:p>
              </table:table-cell>
              <table:table-cell office:value-type="float" office:value="124.819999999998">
                <text:p>124.819999999998</text:p>
              </table:table-cell>
              <table:table-cell office:value-type="float" office:value="-42">
                <text:p>-42</text:p>
              </table:table-cell>
              <table:table-cell office:value-type="float" office:value="87.8630544683761">
                <text:p>87.86305446837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7.128129211018">
                <text:p>277.128129211018</text:p>
              </table:table-cell>
              <table:table-cell office:value-type="float" office:value="127.999999999998">
                <text:p>127.999999999998</text:p>
              </table:table-cell>
              <table:table-cell office:value-type="float" office:value="-43.5">
                <text:p>-43.5</text:p>
              </table:table-cell>
              <table:table-cell office:value-type="float" office:value="88.9037644367511">
                <text:p>88.90376443675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0.592230826156">
                <text:p>280.592230826156</text:p>
              </table:table-cell>
              <table:table-cell office:value-type="float" office:value="131.219999999998">
                <text:p>131.219999999998</text:p>
              </table:table-cell>
              <table:table-cell office:value-type="float" office:value="-45">
                <text:p>-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4.056332441294">
                <text:p>284.056332441294</text:p>
              </table:table-cell>
              <table:table-cell office:value-type="float" office:value="134.479999999998">
                <text:p>134.479999999998</text:p>
              </table:table-cell>
              <table:table-cell office:value-type="float" office:value="-46.5">
                <text:p>-46.5</text:p>
              </table:table-cell>
              <table:table-cell office:value-type="float" office:value="91.1548642622009">
                <text:p>91.15486426220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7.520434056432">
                <text:p>287.520434056432</text:p>
              </table:table-cell>
              <table:table-cell office:value-type="float" office:value="137.779999999998">
                <text:p>137.779999999998</text:p>
              </table:table-cell>
              <table:table-cell office:value-type="float" office:value="-48">
                <text:p>-48</text:p>
              </table:table-cell>
              <table:table-cell office:value-type="float" office:value="92.3718818631044">
                <text:p>92.3718818631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0.984535671569">
                <text:p>290.984535671569</text:p>
              </table:table-cell>
              <table:table-cell office:value-type="float" office:value="141.119999999998">
                <text:p>141.119999999998</text:p>
              </table:table-cell>
              <table:table-cell office:value-type="float" office:value="-49.5">
                <text:p>-49.5</text:p>
              </table:table-cell>
              <table:table-cell office:value-type="float" office:value="93.6550800870212">
                <text:p>93.6550800870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4.448637286707">
                <text:p>294.448637286707</text:p>
              </table:table-cell>
              <table:table-cell office:value-type="float" office:value="144.499999999998">
                <text:p>144.499999999998</text:p>
              </table:table-cell>
              <table:table-cell office:value-type="float" office:value="-51">
                <text:p>-51</text:p>
              </table:table-cell>
              <table:table-cell office:value-type="float" office:value="95.0090916605299">
                <text:p>95.00909166052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7.912738901845">
                <text:p>297.912738901845</text:p>
              </table:table-cell>
              <table:table-cell office:value-type="float" office:value="147.919999999998">
                <text:p>147.919999999998</text:p>
              </table:table-cell>
              <table:table-cell office:value-type="float" office:value="-52.5">
                <text:p>-52.5</text:p>
              </table:table-cell>
              <table:table-cell office:value-type="float" office:value="96.4392867859286">
                <text:p>96.4392867859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1.376840516983">
                <text:p>301.376840516983</text:p>
              </table:table-cell>
              <table:table-cell office:value-type="float" office:value="151.379999999998">
                <text:p>151.379999999998</text:p>
              </table:table-cell>
              <table:table-cell office:value-type="float" office:value="-54">
                <text:p>-54</text:p>
              </table:table-cell>
              <table:table-cell office:value-type="float" office:value="97.9519452813076">
                <text:p>97.95194528130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4.84094213212">
                <text:p>304.84094213212</text:p>
              </table:table-cell>
              <table:table-cell office:value-type="float" office:value="154.879999999998">
                <text:p>154.879999999998</text:p>
              </table:table-cell>
              <table:table-cell office:value-type="float" office:value="-55.5">
                <text:p>-55.5</text:p>
              </table:table-cell>
              <table:table-cell office:value-type="float" office:value="99.5544848375993">
                <text:p>99.55448483759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8.305043747258">
                <text:p>308.305043747258</text:p>
              </table:table-cell>
              <table:table-cell office:value-type="float" office:value="158.419999999998">
                <text:p>158.419999999998</text:p>
              </table:table-cell>
              <table:table-cell office:value-type="float" office:value="-57">
                <text:p>-57</text:p>
              </table:table-cell>
              <table:table-cell office:value-type="float" office:value="101.255769572184">
                <text:p>101.2557695721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1.769145362396">
                <text:p>311.769145362396</text:p>
              </table:table-cell>
              <table:table-cell office:value-type="float" office:value="161.999999999998">
                <text:p>161.999999999998</text:p>
              </table:table-cell>
              <table:table-cell office:value-type="float" office:value="-58.5">
                <text:p>-58.5</text:p>
              </table:table-cell>
              <table:table-cell office:value-type="float" office:value="103.066536458514">
                <text:p>103.0665364585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5.233246977534">
                <text:p>315.233246977534</text:p>
              </table:table-cell>
              <table:table-cell office:value-type="float" office:value="165.619999999998">
                <text:p>165.619999999998</text:p>
              </table:table-cell>
              <table:table-cell office:value-type="float" office:value="-60">
                <text:p>-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8.697348592671">
                <text:p>318.697348592671</text:p>
              </table:table-cell>
              <table:table-cell office:value-type="float" office:value="169.279999999998">
                <text:p>169.279999999998</text:p>
              </table:table-cell>
              <table:table-cell office:value-type="float" office:value="-61.5">
                <text:p>-61.5</text:p>
              </table:table-cell>
              <table:table-cell office:value-type="float" office:value="107.072735936237">
                <text:p>107.0727359362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2.161450207809">
                <text:p>322.161450207809</text:p>
              </table:table-cell>
              <table:table-cell office:value-type="float" office:value="172.979999999998">
                <text:p>172.979999999998</text:p>
              </table:table-cell>
              <table:table-cell office:value-type="float" office:value="-63">
                <text:p>-63</text:p>
              </table:table-cell>
              <table:table-cell office:value-type="float" office:value="109.306020101248">
                <text:p>109.3060201012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5.625551822947">
                <text:p>325.625551822947</text:p>
              </table:table-cell>
              <table:table-cell office:value-type="float" office:value="176.719999999998">
                <text:p>176.719999999998</text:p>
              </table:table-cell>
              <table:table-cell office:value-type="float" office:value="-64.5">
                <text:p>-64.5</text:p>
              </table:table-cell>
              <table:table-cell office:value-type="float" office:value="111.727947533481">
                <text:p>111.7279475334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9.089653438085">
                <text:p>329.089653438085</text:p>
              </table:table-cell>
              <table:table-cell office:value-type="float" office:value="180.499999999998">
                <text:p>180.499999999998</text:p>
              </table:table-cell>
              <table:table-cell office:value-type="float" office:value="-66">
                <text:p>-66</text:p>
              </table:table-cell>
              <table:table-cell office:value-type="float" office:value="114.376973738886">
                <text:p>114.3769737388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2.553755053222">
                <text:p>332.553755053222</text:p>
              </table:table-cell>
              <table:table-cell office:value-type="float" office:value="184.319999999998">
                <text:p>184.319999999998</text:p>
              </table:table-cell>
              <table:table-cell office:value-type="float" office:value="-67.5">
                <text:p>-67.5</text:p>
              </table:table-cell>
              <table:table-cell office:value-type="float" office:value="117.308257923445">
                <text:p>117.3082579234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6.01785666836">
                <text:p>336.01785666836</text:p>
              </table:table-cell>
              <table:table-cell office:value-type="float" office:value="188.179999999998">
                <text:p>188.179999999998</text:p>
              </table:table-cell>
              <table:table-cell office:value-type="float" office:value="-69">
                <text:p>-69</text:p>
              </table:table-cell>
              <table:table-cell office:value-type="float" office:value="120.606123086602">
                <text:p>120.606123086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9.481958283498">
                <text:p>339.481958283498</text:p>
              </table:table-cell>
              <table:table-cell office:value-type="float" office:value="192.079999999998">
                <text:p>192.079999999998</text:p>
              </table:table-cell>
              <table:table-cell office:value-type="float" office:value="-70.5">
                <text:p>-70.5</text:p>
              </table:table-cell>
              <table:table-cell office:value-type="float" office:value="124.411916836152">
                <text:p>124.4119168361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2.946059898635">
                <text:p>342.946059898635</text:p>
              </table:table-cell>
              <table:table-cell office:value-type="float" office:value="196.019999999997">
                <text:p>196.019999999997</text:p>
              </table:table-cell>
              <table:table-cell office:value-type="float" office:value="-72">
                <text:p>-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6.410161513773">
                <text:p>346.410161513773</text:p>
              </table:table-cell>
              <table:table-cell office:value-type="float" office:value="199.999999999997">
                <text:p>199.999999999997</text:p>
              </table:table-cell>
              <table:table-cell office:value-type="float" office:value="-73.5">
                <text:p>-73.5</text:p>
              </table:table-cell>
              <table:table-cell office:value-type="float" office:value="135.075188443401">
                <text:p>135.075188443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5">
                <text:p>-75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